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compositions" table:style-name="ta1">
        <table:shapes>
          <draw:frame draw:z-index="0" draw:style-name="gr1" draw:text-style-name="P1" svg:width="9.7776in" svg:height="6.7091in" svg:x="12.5106in" svg:y="0.1311in">
            <draw:object draw:notify-on-update-of-ranges="Decompositions.A2:Decompositions.A61 Decompositions.B1:Decompositions.B1 Decompositions.B2:Decompositions.B61 Decompositions.A2:Decompositions.A61 Decompositions.C1:Decompositions.C1 Decompositions.C2:Decompositions.C61 Decompositions.A2:Decompositions.A61 Decompositions.D1:Decompositions.D1 Decompositions.D2:Decompositions.D61 Decompositions.A2:Decompositions.A61 Decompositions.E1:Decompositions.E1 Decompositions.E2:Decompositions.E61 Decompositions.A2:Decompositions.A61 Decompositions.F1:Decompositions.F1 Decompositions.F2:Decompositions.F61 Decompositions.A2:Decompositions.A61 Decompositions.G1:Decompositions.G1 Decompositions.G2:Decompositions.G61 Decompositions.A2:Decompositions.A61 Decompositions.H1:Decompositions.H1 Decompositions.H2:Decompositions.H61 Decompositions.A2:Decompositions.A61 Decompositions.I1:Decompositions.I1 Decompositions.I2:Decompositions.I61 Decompositions.A2:Decompositions.A61 Decompositions.J1:Decompositions.J1 Decompositions.J2:Decompositions.J61 Decompositions.A2:Decompositions.A61 Decompositions.K1:Decompositions.K1 Decompositions.K2:Decompositions.K61 Decompositions.A2:Decompositions.A61 Decompositions.L1:Decompositions.L1 Decompositions.L2:Decompositions.L61 Decompositions.A2:Decompositions.A61 Decompositions.M1:Decompositions.M1 Decompositions.M2:Decompositions.M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Dense: PartialPivLU</text:p>
          </table:table-cell>
          <table:table-cell office:value-type="string" calcext:value-type="string">
            <text:p>Dense: FullPivLU</text:p>
          </table:table-cell>
          <table:table-cell office:value-type="string" calcext:value-type="string">
            <text:p>Dense: HouseholderQR</text:p>
          </table:table-cell>
          <table:table-cell office:value-type="string" calcext:value-type="string">
            <text:p>Dense: CompleteOrthogonalDecomposition</text:p>
          </table:table-cell>
          <table:table-cell office:value-type="string" calcext:value-type="string">
            <text:p>Dense: LLT</text:p>
          </table:table-cell>
          <table:table-cell office:value-type="string" calcext:value-type="string">
            <text:p>Dense: LDLT</text:p>
          </table:table-cell>
          <table:table-cell office:value-type="string" calcext:value-type="string">
            <text:p>Sparse: SimplicialLLT</text:p>
          </table:table-cell>
          <table:table-cell office:value-type="string" calcext:value-type="string">
            <text:p>Sparse: SimplicialLDLT</text:p>
          </table:table-cell>
          <table:table-cell office:value-type="string" calcext:value-type="string">
            <text:p>Sparse: SparseLU</text:p>
          </table:table-cell>
          <table:table-cell office:value-type="string" calcext:value-type="string">
            <text:p>Sparse: ConjugateGradient</text:p>
          </table:table-cell>
          <table:table-cell office:value-type="string" calcext:value-type="string">
            <text:p>Sparse: LeastSquaresConjugateGradient</text:p>
          </table:table-cell>
          <table:table-cell office:value-type="string" calcext:value-type="string">
            <text:p>Sparse: BiCGSTA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6906" calcext:value-type="float">
            <text:p>0.416906</text:p>
          </table:table-cell>
          <table:table-cell office:value-type="float" office:value="0.602925" calcext:value-type="float">
            <text:p>0.602925</text:p>
          </table:table-cell>
          <table:table-cell office:value-type="float" office:value="1.31059" calcext:value-type="float">
            <text:p>1.31059</text:p>
          </table:table-cell>
          <table:table-cell office:value-type="float" office:value="1.80885" calcext:value-type="float">
            <text:p>1.80885</text:p>
          </table:table-cell>
          <table:table-cell office:value-type="float" office:value="0.46864" calcext:value-type="float">
            <text:p>0.46864</text:p>
          </table:table-cell>
          <table:table-cell office:value-type="float" office:value="0.446703" calcext:value-type="float">
            <text:p>0.446703</text:p>
          </table:table-cell>
          <table:table-cell office:value-type="float" office:value="2.45777" calcext:value-type="float">
            <text:p>2.45777</text:p>
          </table:table-cell>
          <table:table-cell office:value-type="float" office:value="2.358" calcext:value-type="float">
            <text:p>2.358</text:p>
          </table:table-cell>
          <table:table-cell office:value-type="float" office:value="6.22685" calcext:value-type="float">
            <text:p>6.22685</text:p>
          </table:table-cell>
          <table:table-cell office:value-type="float" office:value="0.805587" calcext:value-type="float">
            <text:p>0.805587</text:p>
          </table:table-cell>
          <table:table-cell office:value-type="float" office:value="1.3133" calcext:value-type="float">
            <text:p>1.3133</text:p>
          </table:table-cell>
          <table:table-cell office:value-type="float" office:value="1.62163" calcext:value-type="float">
            <text:p>1.621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0572" calcext:value-type="float">
            <text:p>1.20572</text:p>
          </table:table-cell>
          <table:table-cell office:value-type="float" office:value="2.44145" calcext:value-type="float">
            <text:p>2.44145</text:p>
          </table:table-cell>
          <table:table-cell office:value-type="float" office:value="3.71491" calcext:value-type="float">
            <text:p>3.71491</text:p>
          </table:table-cell>
          <table:table-cell office:value-type="float" office:value="4.41805" calcext:value-type="float">
            <text:p>4.41805</text:p>
          </table:table-cell>
          <table:table-cell office:value-type="float" office:value="1.11933" calcext:value-type="float">
            <text:p>1.11933</text:p>
          </table:table-cell>
          <table:table-cell office:value-type="float" office:value="1.19672" calcext:value-type="float">
            <text:p>1.19672</text:p>
          </table:table-cell>
          <table:table-cell office:value-type="float" office:value="6.82674" calcext:value-type="float">
            <text:p>6.82674</text:p>
          </table:table-cell>
          <table:table-cell office:value-type="float" office:value="6.84519" calcext:value-type="float">
            <text:p>6.84519</text:p>
          </table:table-cell>
          <table:table-cell office:value-type="float" office:value="12.8315" calcext:value-type="float">
            <text:p>12.8315</text:p>
          </table:table-cell>
          <table:table-cell office:value-type="float" office:value="2.88794" calcext:value-type="float">
            <text:p>2.88794</text:p>
          </table:table-cell>
          <table:table-cell office:value-type="float" office:value="5.79979" calcext:value-type="float">
            <text:p>5.79979</text:p>
          </table:table-cell>
          <table:table-cell office:value-type="float" office:value="4.5516" calcext:value-type="float">
            <text:p>4.55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51164" calcext:value-type="float">
            <text:p>2.51164</text:p>
          </table:table-cell>
          <table:table-cell office:value-type="float" office:value="6.89428" calcext:value-type="float">
            <text:p>6.89428</text:p>
          </table:table-cell>
          <table:table-cell office:value-type="float" office:value="8.62053" calcext:value-type="float">
            <text:p>8.62053</text:p>
          </table:table-cell>
          <table:table-cell office:value-type="float" office:value="8.84043" calcext:value-type="float">
            <text:p>8.84043</text:p>
          </table:table-cell>
          <table:table-cell office:value-type="float" office:value="2.02273" calcext:value-type="float">
            <text:p>2.02273</text:p>
          </table:table-cell>
          <table:table-cell office:value-type="float" office:value="2.55923" calcext:value-type="float">
            <text:p>2.55923</text:p>
          </table:table-cell>
          <table:table-cell office:value-type="float" office:value="11.4967" calcext:value-type="float">
            <text:p>11.4967</text:p>
          </table:table-cell>
          <table:table-cell office:value-type="float" office:value="11.1421" calcext:value-type="float">
            <text:p>11.1421</text:p>
          </table:table-cell>
          <table:table-cell office:value-type="float" office:value="17.8794" calcext:value-type="float">
            <text:p>17.8794</text:p>
          </table:table-cell>
          <table:table-cell office:value-type="float" office:value="6.1122" calcext:value-type="float">
            <text:p>6.1122</text:p>
          </table:table-cell>
          <table:table-cell office:value-type="float" office:value="12.9821" calcext:value-type="float">
            <text:p>12.9821</text:p>
          </table:table-cell>
          <table:table-cell office:value-type="float" office:value="6.79849" calcext:value-type="float">
            <text:p>6.798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6103" calcext:value-type="float">
            <text:p>5.36103</text:p>
          </table:table-cell>
          <table:table-cell office:value-type="float" office:value="11.5353" calcext:value-type="float">
            <text:p>11.5353</text:p>
          </table:table-cell>
          <table:table-cell office:value-type="float" office:value="11.6208" calcext:value-type="float">
            <text:p>11.6208</text:p>
          </table:table-cell>
          <table:table-cell office:value-type="float" office:value="14.6658" calcext:value-type="float">
            <text:p>14.6658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4.49972" calcext:value-type="float">
            <text:p>4.49972</text:p>
          </table:table-cell>
          <table:table-cell office:value-type="float" office:value="15.7715" calcext:value-type="float">
            <text:p>15.7715</text:p>
          </table:table-cell>
          <table:table-cell office:value-type="float" office:value="14.932" calcext:value-type="float">
            <text:p>14.932</text:p>
          </table:table-cell>
          <table:table-cell office:value-type="float" office:value="25.0557" calcext:value-type="float">
            <text:p>25.0557</text:p>
          </table:table-cell>
          <table:table-cell office:value-type="float" office:value="7.95725" calcext:value-type="float">
            <text:p>7.95725</text:p>
          </table:table-cell>
          <table:table-cell office:value-type="float" office:value="18.3814" calcext:value-type="float">
            <text:p>18.3814</text:p>
          </table:table-cell>
          <table:table-cell office:value-type="float" office:value="9.14264" calcext:value-type="float">
            <text:p>9.14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24688" calcext:value-type="float">
            <text:p>9.24688</text:p>
          </table:table-cell>
          <table:table-cell office:value-type="float" office:value="21.2545" calcext:value-type="float">
            <text:p>21.2545</text:p>
          </table:table-cell>
          <table:table-cell office:value-type="float" office:value="25.1688" calcext:value-type="float">
            <text:p>25.1688</text:p>
          </table:table-cell>
          <table:table-cell office:value-type="float" office:value="23.5426" calcext:value-type="float">
            <text:p>23.5426</text:p>
          </table:table-cell>
          <table:table-cell office:value-type="float" office:value="5.56411" calcext:value-type="float">
            <text:p>5.56411</text:p>
          </table:table-cell>
          <table:table-cell office:value-type="float" office:value="7.35108" calcext:value-type="float">
            <text:p>7.35108</text:p>
          </table:table-cell>
          <table:table-cell office:value-type="float" office:value="19.736" calcext:value-type="float">
            <text:p>19.736</text:p>
          </table:table-cell>
          <table:table-cell office:value-type="float" office:value="18.957" calcext:value-type="float">
            <text:p>18.957</text:p>
          </table:table-cell>
          <table:table-cell office:value-type="float" office:value="44.1751" calcext:value-type="float">
            <text:p>44.1751</text:p>
          </table:table-cell>
          <table:table-cell office:value-type="float" office:value="9.72583" calcext:value-type="float">
            <text:p>9.72583</text:p>
          </table:table-cell>
          <table:table-cell office:value-type="float" office:value="25.3963" calcext:value-type="float">
            <text:p>25.3963</text:p>
          </table:table-cell>
          <table:table-cell office:value-type="float" office:value="11.9128" calcext:value-type="float">
            <text:p>11.91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4308" calcext:value-type="float">
            <text:p>12.4308</text:p>
          </table:table-cell>
          <table:table-cell office:value-type="float" office:value="32.2403" calcext:value-type="float">
            <text:p>32.2403</text:p>
          </table:table-cell>
          <table:table-cell office:value-type="float" office:value="25.3197" calcext:value-type="float">
            <text:p>25.3197</text:p>
          </table:table-cell>
          <table:table-cell office:value-type="float" office:value="31.1607" calcext:value-type="float">
            <text:p>31.1607</text:p>
          </table:table-cell>
          <table:table-cell office:value-type="float" office:value="8.1091" calcext:value-type="float">
            <text:p>8.1091</text:p>
          </table:table-cell>
          <table:table-cell office:value-type="float" office:value="10.6736" calcext:value-type="float">
            <text:p>10.6736</text:p>
          </table:table-cell>
          <table:table-cell office:value-type="float" office:value="22.8315" calcext:value-type="float">
            <text:p>22.8315</text:p>
          </table:table-cell>
          <table:table-cell office:value-type="float" office:value="21.76" calcext:value-type="float">
            <text:p>21.76</text:p>
          </table:table-cell>
          <table:table-cell office:value-type="float" office:value="53.9835" calcext:value-type="float">
            <text:p>53.9835</text:p>
          </table:table-cell>
          <table:table-cell office:value-type="float" office:value="11.973" calcext:value-type="float">
            <text:p>11.973</text:p>
          </table:table-cell>
          <table:table-cell office:value-type="float" office:value="28.0862" calcext:value-type="float">
            <text:p>28.0862</text:p>
          </table:table-cell>
          <table:table-cell office:value-type="float" office:value="14.0239" calcext:value-type="float">
            <text:p>14.02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.0315" calcext:value-type="float">
            <text:p>18.0315</text:p>
          </table:table-cell>
          <table:table-cell office:value-type="float" office:value="52.1643" calcext:value-type="float">
            <text:p>52.1643</text:p>
          </table:table-cell>
          <table:table-cell office:value-type="float" office:value="37.2707" calcext:value-type="float">
            <text:p>37.2707</text:p>
          </table:table-cell>
          <table:table-cell office:value-type="float" office:value="45.6281" calcext:value-type="float">
            <text:p>45.6281</text:p>
          </table:table-cell>
          <table:table-cell office:value-type="float" office:value="13.2396" calcext:value-type="float">
            <text:p>13.2396</text:p>
          </table:table-cell>
          <table:table-cell office:value-type="float" office:value="14.6667" calcext:value-type="float">
            <text:p>14.6667</text:p>
          </table:table-cell>
          <table:table-cell office:value-type="float" office:value="26.6453" calcext:value-type="float">
            <text:p>26.6453</text:p>
          </table:table-cell>
          <table:table-cell office:value-type="float" office:value="25.3956" calcext:value-type="float">
            <text:p>25.3956</text:p>
          </table:table-cell>
          <table:table-cell office:value-type="float" office:value="63.7445" calcext:value-type="float">
            <text:p>63.7445</text:p>
          </table:table-cell>
          <table:table-cell office:value-type="float" office:value="13.9924" calcext:value-type="float">
            <text:p>13.9924</text:p>
          </table:table-cell>
          <table:table-cell office:value-type="float" office:value="35.7256" calcext:value-type="float">
            <text:p>35.7256</text:p>
          </table:table-cell>
          <table:table-cell office:value-type="float" office:value="17.9352" calcext:value-type="float">
            <text:p>17.93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2044" calcext:value-type="float">
            <text:p>22.2044</text:p>
          </table:table-cell>
          <table:table-cell office:value-type="float" office:value="71.1141" calcext:value-type="float">
            <text:p>71.1141</text:p>
          </table:table-cell>
          <table:table-cell office:value-type="float" office:value="47.218" calcext:value-type="float">
            <text:p>47.218</text:p>
          </table:table-cell>
          <table:table-cell office:value-type="float" office:value="56.3284" calcext:value-type="float">
            <text:p>56.3284</text:p>
          </table:table-cell>
          <table:table-cell office:value-type="float" office:value="15.3052" calcext:value-type="float">
            <text:p>15.3052</text:p>
          </table:table-cell>
          <table:table-cell office:value-type="float" office:value="18.9559" calcext:value-type="float">
            <text:p>18.9559</text:p>
          </table:table-cell>
          <table:table-cell office:value-type="float" office:value="29.5482" calcext:value-type="float">
            <text:p>29.5482</text:p>
          </table:table-cell>
          <table:table-cell office:value-type="float" office:value="28.0811" calcext:value-type="float">
            <text:p>28.0811</text:p>
          </table:table-cell>
          <table:table-cell office:value-type="float" office:value="73.023" calcext:value-type="float">
            <text:p>73.023</text:p>
          </table:table-cell>
          <table:table-cell office:value-type="float" office:value="17.5359" calcext:value-type="float">
            <text:p>17.5359</text:p>
          </table:table-cell>
          <table:table-cell office:value-type="float" office:value="43.1428" calcext:value-type="float">
            <text:p>43.1428</text:p>
          </table:table-cell>
          <table:table-cell office:value-type="float" office:value="20.2228" calcext:value-type="float">
            <text:p>20.22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.5778" calcext:value-type="float">
            <text:p>30.5778</text:p>
          </table:table-cell>
          <table:table-cell office:value-type="float" office:value="100.685" calcext:value-type="float">
            <text:p>100.685</text:p>
          </table:table-cell>
          <table:table-cell office:value-type="float" office:value="65.4265" calcext:value-type="float">
            <text:p>65.4265</text:p>
          </table:table-cell>
          <table:table-cell office:value-type="float" office:value="78.1229" calcext:value-type="float">
            <text:p>78.1229</text:p>
          </table:table-cell>
          <table:table-cell office:value-type="float" office:value="21.2065" calcext:value-type="float">
            <text:p>21.2065</text:p>
          </table:table-cell>
          <table:table-cell office:value-type="float" office:value="24.3669" calcext:value-type="float">
            <text:p>24.3669</text:p>
          </table:table-cell>
          <table:table-cell office:value-type="float" office:value="33.6344" calcext:value-type="float">
            <text:p>33.6344</text:p>
          </table:table-cell>
          <table:table-cell office:value-type="float" office:value="31.9227" calcext:value-type="float">
            <text:p>31.9227</text:p>
          </table:table-cell>
          <table:table-cell office:value-type="float" office:value="80.1961" calcext:value-type="float">
            <text:p>80.1961</text:p>
          </table:table-cell>
          <table:table-cell office:value-type="float" office:value="18.7914" calcext:value-type="float">
            <text:p>18.7914</text:p>
          </table:table-cell>
          <table:table-cell office:value-type="float" office:value="44.8629" calcext:value-type="float">
            <text:p>44.8629</text:p>
          </table:table-cell>
          <table:table-cell office:value-type="float" office:value="22.4708" calcext:value-type="float">
            <text:p>22.47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0097" calcext:value-type="float">
            <text:p>37.0097</text:p>
          </table:table-cell>
          <table:table-cell office:value-type="float" office:value="130.627" calcext:value-type="float">
            <text:p>130.627</text:p>
          </table:table-cell>
          <table:table-cell office:value-type="float" office:value="135.103" calcext:value-type="float">
            <text:p>135.103</text:p>
          </table:table-cell>
          <table:table-cell office:value-type="float" office:value="94.816" calcext:value-type="float">
            <text:p>94.816</text:p>
          </table:table-cell>
          <table:table-cell office:value-type="float" office:value="25.3507" calcext:value-type="float">
            <text:p>25.3507</text:p>
          </table:table-cell>
          <table:table-cell office:value-type="float" office:value="31.5305" calcext:value-type="float">
            <text:p>31.5305</text:p>
          </table:table-cell>
          <table:table-cell office:value-type="float" office:value="37.6806" calcext:value-type="float">
            <text:p>37.6806</text:p>
          </table:table-cell>
          <table:table-cell office:value-type="float" office:value="35.0362" calcext:value-type="float">
            <text:p>35.0362</text:p>
          </table:table-cell>
          <table:table-cell office:value-type="float" office:value="93.3934" calcext:value-type="float">
            <text:p>93.3934</text:p>
          </table:table-cell>
          <table:table-cell office:value-type="float" office:value="21.21" calcext:value-type="float">
            <text:p>21.21</text:p>
          </table:table-cell>
          <table:table-cell office:value-type="float" office:value="52.0329" calcext:value-type="float">
            <text:p>52.0329</text:p>
          </table:table-cell>
          <table:table-cell office:value-type="float" office:value="25.2624" calcext:value-type="float">
            <text:p>25.26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.7676" calcext:value-type="float">
            <text:p>49.7676</text:p>
          </table:table-cell>
          <table:table-cell office:value-type="float" office:value="181.587" calcext:value-type="float">
            <text:p>181.587</text:p>
          </table:table-cell>
          <table:table-cell office:value-type="float" office:value="164.105" calcext:value-type="float">
            <text:p>164.105</text:p>
          </table:table-cell>
          <table:table-cell office:value-type="float" office:value="124.104" calcext:value-type="float">
            <text:p>124.104</text:p>
          </table:table-cell>
          <table:table-cell office:value-type="float" office:value="32.1588" calcext:value-type="float">
            <text:p>32.1588</text:p>
          </table:table-cell>
          <table:table-cell office:value-type="float" office:value="38.6714" calcext:value-type="float">
            <text:p>38.6714</text:p>
          </table:table-cell>
          <table:table-cell office:value-type="float" office:value="41.9313" calcext:value-type="float">
            <text:p>41.9313</text:p>
          </table:table-cell>
          <table:table-cell office:value-type="float" office:value="39.6175" calcext:value-type="float">
            <text:p>39.6175</text:p>
          </table:table-cell>
          <table:table-cell office:value-type="float" office:value="101.474" calcext:value-type="float">
            <text:p>101.474</text:p>
          </table:table-cell>
          <table:table-cell office:value-type="float" office:value="24.8361" calcext:value-type="float">
            <text:p>24.8361</text:p>
          </table:table-cell>
          <table:table-cell office:value-type="float" office:value="57.6956" calcext:value-type="float">
            <text:p>57.6956</text:p>
          </table:table-cell>
          <table:table-cell office:value-type="float" office:value="27.6662" calcext:value-type="float">
            <text:p>27.66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0867" calcext:value-type="float">
            <text:p>58.0867</text:p>
          </table:table-cell>
          <table:table-cell office:value-type="float" office:value="231.967" calcext:value-type="float">
            <text:p>231.967</text:p>
          </table:table-cell>
          <table:table-cell office:value-type="float" office:value="182.489" calcext:value-type="float">
            <text:p>182.489</text:p>
          </table:table-cell>
          <table:table-cell office:value-type="float" office:value="149.169" calcext:value-type="float">
            <text:p>149.169</text:p>
          </table:table-cell>
          <table:table-cell office:value-type="float" office:value="35.7464" calcext:value-type="float">
            <text:p>35.7464</text:p>
          </table:table-cell>
          <table:table-cell office:value-type="float" office:value="47.0456" calcext:value-type="float">
            <text:p>47.0456</text:p>
          </table:table-cell>
          <table:table-cell office:value-type="float" office:value="44.9661" calcext:value-type="float">
            <text:p>44.9661</text:p>
          </table:table-cell>
          <table:table-cell office:value-type="float" office:value="41.9148" calcext:value-type="float">
            <text:p>41.9148</text:p>
          </table:table-cell>
          <table:table-cell office:value-type="float" office:value="111.283" calcext:value-type="float">
            <text:p>111.283</text:p>
          </table:table-cell>
          <table:table-cell office:value-type="float" office:value="26.4384" calcext:value-type="float">
            <text:p>26.4384</text:p>
          </table:table-cell>
          <table:table-cell office:value-type="float" office:value="67.6972" calcext:value-type="float">
            <text:p>67.6972</text:p>
          </table:table-cell>
          <table:table-cell office:value-type="float" office:value="31.958" calcext:value-type="float">
            <text:p>31.9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.2301" calcext:value-type="float">
            <text:p>72.2301</text:p>
          </table:table-cell>
          <table:table-cell office:value-type="float" office:value="294.571" calcext:value-type="float">
            <text:p>294.571</text:p>
          </table:table-cell>
          <table:table-cell office:value-type="float" office:value="216.028" calcext:value-type="float">
            <text:p>216.028</text:p>
          </table:table-cell>
          <table:table-cell office:value-type="float" office:value="184.554" calcext:value-type="float">
            <text:p>184.554</text:p>
          </table:table-cell>
          <table:table-cell office:value-type="float" office:value="46.5198" calcext:value-type="float">
            <text:p>46.5198</text:p>
          </table:table-cell>
          <table:table-cell office:value-type="float" office:value="59.1514" calcext:value-type="float">
            <text:p>59.1514</text:p>
          </table:table-cell>
          <table:table-cell office:value-type="float" office:value="47.6593" calcext:value-type="float">
            <text:p>47.6593</text:p>
          </table:table-cell>
          <table:table-cell office:value-type="float" office:value="45.4514" calcext:value-type="float">
            <text:p>45.4514</text:p>
          </table:table-cell>
          <table:table-cell office:value-type="float" office:value="121.27" calcext:value-type="float">
            <text:p>121.27</text:p>
          </table:table-cell>
          <table:table-cell office:value-type="float" office:value="29.3785" calcext:value-type="float">
            <text:p>29.3785</text:p>
          </table:table-cell>
          <table:table-cell office:value-type="float" office:value="72.4929" calcext:value-type="float">
            <text:p>72.4929</text:p>
          </table:table-cell>
          <table:table-cell office:value-type="float" office:value="34.9073" calcext:value-type="float">
            <text:p>34.90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.1946" calcext:value-type="float">
            <text:p>80.1946</text:p>
          </table:table-cell>
          <table:table-cell office:value-type="float" office:value="355.962" calcext:value-type="float">
            <text:p>355.962</text:p>
          </table:table-cell>
          <table:table-cell office:value-type="float" office:value="238.812" calcext:value-type="float">
            <text:p>238.812</text:p>
          </table:table-cell>
          <table:table-cell office:value-type="float" office:value="211.937" calcext:value-type="float">
            <text:p>211.937</text:p>
          </table:table-cell>
          <table:table-cell office:value-type="float" office:value="51.6762" calcext:value-type="float">
            <text:p>51.6762</text:p>
          </table:table-cell>
          <table:table-cell office:value-type="float" office:value="66.9742" calcext:value-type="float">
            <text:p>66.9742</text:p>
          </table:table-cell>
          <table:table-cell office:value-type="float" office:value="51.9473" calcext:value-type="float">
            <text:p>51.9473</text:p>
          </table:table-cell>
          <table:table-cell office:value-type="float" office:value="47.9653" calcext:value-type="float">
            <text:p>47.9653</text:p>
          </table:table-cell>
          <table:table-cell office:value-type="float" office:value="130.192" calcext:value-type="float">
            <text:p>130.192</text:p>
          </table:table-cell>
          <table:table-cell office:value-type="float" office:value="32.9529" calcext:value-type="float">
            <text:p>32.9529</text:p>
          </table:table-cell>
          <table:table-cell office:value-type="float" office:value="79.483" calcext:value-type="float">
            <text:p>79.483</text:p>
          </table:table-cell>
          <table:table-cell office:value-type="float" office:value="36.0384" calcext:value-type="float">
            <text:p>36.03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.7147" calcext:value-type="float">
            <text:p>99.7147</text:p>
          </table:table-cell>
          <table:table-cell office:value-type="float" office:value="440.51" calcext:value-type="float">
            <text:p>440.51</text:p>
          </table:table-cell>
          <table:table-cell office:value-type="float" office:value="272.17" calcext:value-type="float">
            <text:p>272.17</text:p>
          </table:table-cell>
          <table:table-cell office:value-type="float" office:value="257.254" calcext:value-type="float">
            <text:p>257.254</text:p>
          </table:table-cell>
          <table:table-cell office:value-type="float" office:value="63.6569" calcext:value-type="float">
            <text:p>63.6569</text:p>
          </table:table-cell>
          <table:table-cell office:value-type="float" office:value="79.5376" calcext:value-type="float">
            <text:p>79.5376</text:p>
          </table:table-cell>
          <table:table-cell office:value-type="float" office:value="55.4178" calcext:value-type="float">
            <text:p>55.4178</text:p>
          </table:table-cell>
          <table:table-cell office:value-type="float" office:value="52.2883" calcext:value-type="float">
            <text:p>52.2883</text:p>
          </table:table-cell>
          <table:table-cell office:value-type="float" office:value="140.065" calcext:value-type="float">
            <text:p>140.065</text:p>
          </table:table-cell>
          <table:table-cell office:value-type="float" office:value="34.9008" calcext:value-type="float">
            <text:p>34.9008</text:p>
          </table:table-cell>
          <table:table-cell office:value-type="float" office:value="87.1967" calcext:value-type="float">
            <text:p>87.1967</text:p>
          </table:table-cell>
          <table:table-cell office:value-type="float" office:value="40.2266" calcext:value-type="float">
            <text:p>40.22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.221" calcext:value-type="float">
            <text:p>116.221</text:p>
          </table:table-cell>
          <table:table-cell office:value-type="float" office:value="498.121" calcext:value-type="float">
            <text:p>498.121</text:p>
          </table:table-cell>
          <table:table-cell office:value-type="float" office:value="305.492" calcext:value-type="float">
            <text:p>305.492</text:p>
          </table:table-cell>
          <table:table-cell office:value-type="float" office:value="296.725" calcext:value-type="float">
            <text:p>296.725</text:p>
          </table:table-cell>
          <table:table-cell office:value-type="float" office:value="66.4213" calcext:value-type="float">
            <text:p>66.4213</text:p>
          </table:table-cell>
          <table:table-cell office:value-type="float" office:value="91.5012" calcext:value-type="float">
            <text:p>91.5012</text:p>
          </table:table-cell>
          <table:table-cell office:value-type="float" office:value="59.7917" calcext:value-type="float">
            <text:p>59.7917</text:p>
          </table:table-cell>
          <table:table-cell office:value-type="float" office:value="54.6973" calcext:value-type="float">
            <text:p>54.6973</text:p>
          </table:table-cell>
          <table:table-cell office:value-type="float" office:value="145.735" calcext:value-type="float">
            <text:p>145.735</text:p>
          </table:table-cell>
          <table:table-cell office:value-type="float" office:value="37.8981" calcext:value-type="float">
            <text:p>37.8981</text:p>
          </table:table-cell>
          <table:table-cell office:value-type="float" office:value="95.6175" calcext:value-type="float">
            <text:p>95.6175</text:p>
          </table:table-cell>
          <table:table-cell office:value-type="float" office:value="41.6649" calcext:value-type="float">
            <text:p>41.66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1.598" calcext:value-type="float">
            <text:p>161.598</text:p>
          </table:table-cell>
          <table:table-cell office:value-type="float" office:value="601.503" calcext:value-type="float">
            <text:p>601.503</text:p>
          </table:table-cell>
          <table:table-cell office:value-type="float" office:value="364.891" calcext:value-type="float">
            <text:p>364.891</text:p>
          </table:table-cell>
          <table:table-cell office:value-type="float" office:value="363.744" calcext:value-type="float">
            <text:p>363.744</text:p>
          </table:table-cell>
          <table:table-cell office:value-type="float" office:value="82.4488" calcext:value-type="float">
            <text:p>82.4488</text:p>
          </table:table-cell>
          <table:table-cell office:value-type="float" office:value="116.294" calcext:value-type="float">
            <text:p>116.294</text:p>
          </table:table-cell>
          <table:table-cell office:value-type="float" office:value="62.3753" calcext:value-type="float">
            <text:p>62.3753</text:p>
          </table:table-cell>
          <table:table-cell office:value-type="float" office:value="59.8346" calcext:value-type="float">
            <text:p>59.8346</text:p>
          </table:table-cell>
          <table:table-cell office:value-type="float" office:value="158.156" calcext:value-type="float">
            <text:p>158.156</text:p>
          </table:table-cell>
          <table:table-cell office:value-type="float" office:value="40.3026" calcext:value-type="float">
            <text:p>40.3026</text:p>
          </table:table-cell>
          <table:table-cell office:value-type="float" office:value="104.327" calcext:value-type="float">
            <text:p>104.327</text:p>
          </table:table-cell>
          <table:table-cell office:value-type="float" office:value="46.1861" calcext:value-type="float">
            <text:p>46.18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7.601" calcext:value-type="float">
            <text:p>157.601</text:p>
          </table:table-cell>
          <table:table-cell office:value-type="float" office:value="703.586" calcext:value-type="float">
            <text:p>703.586</text:p>
          </table:table-cell>
          <table:table-cell office:value-type="float" office:value="390.21" calcext:value-type="float">
            <text:p>390.21</text:p>
          </table:table-cell>
          <table:table-cell office:value-type="float" office:value="401.288" calcext:value-type="float">
            <text:p>401.288</text:p>
          </table:table-cell>
          <table:table-cell office:value-type="float" office:value="101.931" calcext:value-type="float">
            <text:p>101.931</text:p>
          </table:table-cell>
          <table:table-cell office:value-type="float" office:value="122.635" calcext:value-type="float">
            <text:p>122.635</text:p>
          </table:table-cell>
          <table:table-cell office:value-type="float" office:value="64.7677" calcext:value-type="float">
            <text:p>64.7677</text:p>
          </table:table-cell>
          <table:table-cell office:value-type="float" office:value="61.5706" calcext:value-type="float">
            <text:p>61.5706</text:p>
          </table:table-cell>
          <table:table-cell office:value-type="float" office:value="167.489" calcext:value-type="float">
            <text:p>167.489</text:p>
          </table:table-cell>
          <table:table-cell office:value-type="float" office:value="43.712" calcext:value-type="float">
            <text:p>43.712</text:p>
          </table:table-cell>
          <table:table-cell office:value-type="float" office:value="116.04" calcext:value-type="float">
            <text:p>116.04</text:p>
          </table:table-cell>
          <table:table-cell office:value-type="float" office:value="48.1036" calcext:value-type="float">
            <text:p>48.10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8.725" calcext:value-type="float">
            <text:p>178.725</text:p>
          </table:table-cell>
          <table:table-cell office:value-type="float" office:value="834.472" calcext:value-type="float">
            <text:p>834.472</text:p>
          </table:table-cell>
          <table:table-cell office:value-type="float" office:value="450.486" calcext:value-type="float">
            <text:p>450.486</text:p>
          </table:table-cell>
          <table:table-cell office:value-type="float" office:value="462.637" calcext:value-type="float">
            <text:p>462.637</text:p>
          </table:table-cell>
          <table:table-cell office:value-type="float" office:value="110.916" calcext:value-type="float">
            <text:p>110.916</text:p>
          </table:table-cell>
          <table:table-cell office:value-type="float" office:value="141.289" calcext:value-type="float">
            <text:p>141.289</text:p>
          </table:table-cell>
          <table:table-cell office:value-type="float" office:value="68.1608" calcext:value-type="float">
            <text:p>68.1608</text:p>
          </table:table-cell>
          <table:table-cell office:value-type="float" office:value="65.6285" calcext:value-type="float">
            <text:p>65.6285</text:p>
          </table:table-cell>
          <table:table-cell office:value-type="float" office:value="173.885" calcext:value-type="float">
            <text:p>173.885</text:p>
          </table:table-cell>
          <table:table-cell office:value-type="float" office:value="44.7764" calcext:value-type="float">
            <text:p>44.7764</text:p>
          </table:table-cell>
          <table:table-cell office:value-type="float" office:value="117.591" calcext:value-type="float">
            <text:p>117.591</text:p>
          </table:table-cell>
          <table:table-cell office:value-type="float" office:value="49.6487" calcext:value-type="float">
            <text:p>49.6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5.197" calcext:value-type="float">
            <text:p>195.197</text:p>
          </table:table-cell>
          <table:table-cell office:value-type="float" office:value="907.724" calcext:value-type="float">
            <text:p>907.724</text:p>
          </table:table-cell>
          <table:table-cell office:value-type="float" office:value="530.479" calcext:value-type="float">
            <text:p>530.479</text:p>
          </table:table-cell>
          <table:table-cell office:value-type="float" office:value="513.54" calcext:value-type="float">
            <text:p>513.54</text:p>
          </table:table-cell>
          <table:table-cell office:value-type="float" office:value="111.726" calcext:value-type="float">
            <text:p>111.726</text:p>
          </table:table-cell>
          <table:table-cell office:value-type="float" office:value="164.12" calcext:value-type="float">
            <text:p>164.12</text:p>
          </table:table-cell>
          <table:table-cell office:value-type="float" office:value="73.0634" calcext:value-type="float">
            <text:p>73.0634</text:p>
          </table:table-cell>
          <table:table-cell office:value-type="float" office:value="68.0119" calcext:value-type="float">
            <text:p>68.0119</text:p>
          </table:table-cell>
          <table:table-cell office:value-type="float" office:value="187.53" calcext:value-type="float">
            <text:p>187.53</text:p>
          </table:table-cell>
          <table:table-cell office:value-type="float" office:value="48.4981" calcext:value-type="float">
            <text:p>48.4981</text:p>
          </table:table-cell>
          <table:table-cell office:value-type="float" office:value="124.324" calcext:value-type="float">
            <text:p>124.324</text:p>
          </table:table-cell>
          <table:table-cell office:value-type="float" office:value="51.5913" calcext:value-type="float">
            <text:p>51.59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1.248" calcext:value-type="float">
            <text:p>231.248</text:p>
          </table:table-cell>
          <table:table-cell office:value-type="float" office:value="1126.61" calcext:value-type="float">
            <text:p>1126.61</text:p>
          </table:table-cell>
          <table:table-cell office:value-type="float" office:value="596.075" calcext:value-type="float">
            <text:p>596.075</text:p>
          </table:table-cell>
          <table:table-cell office:value-type="float" office:value="580.13" calcext:value-type="float">
            <text:p>580.13</text:p>
          </table:table-cell>
          <table:table-cell office:value-type="float" office:value="139.54" calcext:value-type="float">
            <text:p>139.54</text:p>
          </table:table-cell>
          <table:table-cell office:value-type="float" office:value="175.839" calcext:value-type="float">
            <text:p>175.839</text:p>
          </table:table-cell>
          <table:table-cell office:value-type="float" office:value="75.5246" calcext:value-type="float">
            <text:p>75.5246</text:p>
          </table:table-cell>
          <table:table-cell office:value-type="float" office:value="71.6493" calcext:value-type="float">
            <text:p>71.6493</text:p>
          </table:table-cell>
          <table:table-cell office:value-type="float" office:value="193.158" calcext:value-type="float">
            <text:p>193.158</text:p>
          </table:table-cell>
          <table:table-cell office:value-type="float" office:value="50.6151" calcext:value-type="float">
            <text:p>50.6151</text:p>
          </table:table-cell>
          <table:table-cell office:value-type="float" office:value="132.405" calcext:value-type="float">
            <text:p>132.405</text:p>
          </table:table-cell>
          <table:table-cell office:value-type="float" office:value="53.5396" calcext:value-type="float">
            <text:p>53.53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6.928" calcext:value-type="float">
            <text:p>266.928</text:p>
          </table:table-cell>
          <table:table-cell office:value-type="float" office:value="1267.97" calcext:value-type="float">
            <text:p>1267.97</text:p>
          </table:table-cell>
          <table:table-cell office:value-type="float" office:value="652.881" calcext:value-type="float">
            <text:p>652.881</text:p>
          </table:table-cell>
          <table:table-cell office:value-type="float" office:value="643.335" calcext:value-type="float">
            <text:p>643.335</text:p>
          </table:table-cell>
          <table:table-cell office:value-type="float" office:value="145.626" calcext:value-type="float">
            <text:p>145.626</text:p>
          </table:table-cell>
          <table:table-cell office:value-type="float" office:value="204.974" calcext:value-type="float">
            <text:p>204.974</text:p>
          </table:table-cell>
          <table:table-cell office:value-type="float" office:value="79.5679" calcext:value-type="float">
            <text:p>79.5679</text:p>
          </table:table-cell>
          <table:table-cell office:value-type="float" office:value="75.1504" calcext:value-type="float">
            <text:p>75.1504</text:p>
          </table:table-cell>
          <table:table-cell office:value-type="float" office:value="201.382" calcext:value-type="float">
            <text:p>201.382</text:p>
          </table:table-cell>
          <table:table-cell office:value-type="float" office:value="53.4652" calcext:value-type="float">
            <text:p>53.4652</text:p>
          </table:table-cell>
          <table:table-cell office:value-type="float" office:value="136.211" calcext:value-type="float">
            <text:p>136.211</text:p>
          </table:table-cell>
          <table:table-cell office:value-type="float" office:value="55.4293" calcext:value-type="float">
            <text:p>55.42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8.366" calcext:value-type="float">
            <text:p>298.366</text:p>
          </table:table-cell>
          <table:table-cell office:value-type="float" office:value="1398.77" calcext:value-type="float">
            <text:p>1398.77</text:p>
          </table:table-cell>
          <table:table-cell office:value-type="float" office:value="738.869" calcext:value-type="float">
            <text:p>738.869</text:p>
          </table:table-cell>
          <table:table-cell office:value-type="float" office:value="736.841" calcext:value-type="float">
            <text:p>736.841</text:p>
          </table:table-cell>
          <table:table-cell office:value-type="float" office:value="173.385" calcext:value-type="float">
            <text:p>173.385</text:p>
          </table:table-cell>
          <table:table-cell office:value-type="float" office:value="221.87" calcext:value-type="float">
            <text:p>221.87</text:p>
          </table:table-cell>
          <table:table-cell office:value-type="float" office:value="82.7288" calcext:value-type="float">
            <text:p>82.7288</text:p>
          </table:table-cell>
          <table:table-cell office:value-type="float" office:value="78.8725" calcext:value-type="float">
            <text:p>78.8725</text:p>
          </table:table-cell>
          <table:table-cell office:value-type="float" office:value="212.967" calcext:value-type="float">
            <text:p>212.967</text:p>
          </table:table-cell>
          <table:table-cell office:value-type="float" office:value="58.0257" calcext:value-type="float">
            <text:p>58.0257</text:p>
          </table:table-cell>
          <table:table-cell office:value-type="float" office:value="152.285" calcext:value-type="float">
            <text:p>152.285</text:p>
          </table:table-cell>
          <table:table-cell office:value-type="float" office:value="54.3988" calcext:value-type="float">
            <text:p>54.39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0.074" calcext:value-type="float">
            <text:p>310.074</text:p>
          </table:table-cell>
          <table:table-cell office:value-type="float" office:value="1525.7" calcext:value-type="float">
            <text:p>1525.7</text:p>
          </table:table-cell>
          <table:table-cell office:value-type="float" office:value="771.654" calcext:value-type="float">
            <text:p>771.654</text:p>
          </table:table-cell>
          <table:table-cell office:value-type="float" office:value="824.426" calcext:value-type="float">
            <text:p>824.426</text:p>
          </table:table-cell>
          <table:table-cell office:value-type="float" office:value="171.653" calcext:value-type="float">
            <text:p>171.653</text:p>
          </table:table-cell>
          <table:table-cell office:value-type="float" office:value="243.974" calcext:value-type="float">
            <text:p>243.974</text:p>
          </table:table-cell>
          <table:table-cell office:value-type="float" office:value="87.1036" calcext:value-type="float">
            <text:p>87.1036</text:p>
          </table:table-cell>
          <table:table-cell office:value-type="float" office:value="81.0032" calcext:value-type="float">
            <text:p>81.0032</text:p>
          </table:table-cell>
          <table:table-cell office:value-type="float" office:value="223.296" calcext:value-type="float">
            <text:p>223.296</text:p>
          </table:table-cell>
          <table:table-cell office:value-type="float" office:value="62.6457" calcext:value-type="float">
            <text:p>62.6457</text:p>
          </table:table-cell>
          <table:table-cell office:value-type="float" office:value="148.035" calcext:value-type="float">
            <text:p>148.035</text:p>
          </table:table-cell>
          <table:table-cell office:value-type="float" office:value="60.5728" calcext:value-type="float">
            <text:p>60.57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85.903" calcext:value-type="float">
            <text:p>385.903</text:p>
          </table:table-cell>
          <table:table-cell office:value-type="float" office:value="1744.11" calcext:value-type="float">
            <text:p>1744.11</text:p>
          </table:table-cell>
          <table:table-cell office:value-type="float" office:value="871.975" calcext:value-type="float">
            <text:p>871.975</text:p>
          </table:table-cell>
          <table:table-cell office:value-type="float" office:value="940.356" calcext:value-type="float">
            <text:p>940.356</text:p>
          </table:table-cell>
          <table:table-cell office:value-type="float" office:value="212.857" calcext:value-type="float">
            <text:p>212.857</text:p>
          </table:table-cell>
          <table:table-cell office:value-type="float" office:value="284.856" calcext:value-type="float">
            <text:p>284.856</text:p>
          </table:table-cell>
          <table:table-cell office:value-type="float" office:value="89.8609" calcext:value-type="float">
            <text:p>89.8609</text:p>
          </table:table-cell>
          <table:table-cell office:value-type="float" office:value="85.1596" calcext:value-type="float">
            <text:p>85.1596</text:p>
          </table:table-cell>
          <table:table-cell office:value-type="float" office:value="230.423" calcext:value-type="float">
            <text:p>230.423</text:p>
          </table:table-cell>
          <table:table-cell office:value-type="float" office:value="60.7601" calcext:value-type="float">
            <text:p>60.7601</text:p>
          </table:table-cell>
          <table:table-cell office:value-type="float" office:value="162.534" calcext:value-type="float">
            <text:p>162.534</text:p>
          </table:table-cell>
          <table:table-cell office:value-type="float" office:value="64.5432" calcext:value-type="float">
            <text:p>64.54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93.094" calcext:value-type="float">
            <text:p>393.094</text:p>
          </table:table-cell>
          <table:table-cell office:value-type="float" office:value="2002.45" calcext:value-type="float">
            <text:p>2002.45</text:p>
          </table:table-cell>
          <table:table-cell office:value-type="float" office:value="943.235" calcext:value-type="float">
            <text:p>943.235</text:p>
          </table:table-cell>
          <table:table-cell office:value-type="float" office:value="1025.5" calcext:value-type="float">
            <text:p>1025.5</text:p>
          </table:table-cell>
          <table:table-cell office:value-type="float" office:value="202.841" calcext:value-type="float">
            <text:p>202.841</text:p>
          </table:table-cell>
          <table:table-cell office:value-type="float" office:value="344.806" calcext:value-type="float">
            <text:p>344.806</text:p>
          </table:table-cell>
          <table:table-cell office:value-type="float" office:value="93.2995" calcext:value-type="float">
            <text:p>93.2995</text:p>
          </table:table-cell>
          <table:table-cell office:value-type="float" office:value="88.3848" calcext:value-type="float">
            <text:p>88.3848</text:p>
          </table:table-cell>
          <table:table-cell office:value-type="float" office:value="241.079" calcext:value-type="float">
            <text:p>241.079</text:p>
          </table:table-cell>
          <table:table-cell office:value-type="float" office:value="63.1521" calcext:value-type="float">
            <text:p>63.1521</text:p>
          </table:table-cell>
          <table:table-cell office:value-type="float" office:value="169.8" calcext:value-type="float">
            <text:p>169.8</text:p>
          </table:table-cell>
          <table:table-cell office:value-type="float" office:value="67.4086" calcext:value-type="float">
            <text:p>67.408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35.992" calcext:value-type="float">
            <text:p>435.992</text:p>
          </table:table-cell>
          <table:table-cell office:value-type="float" office:value="2131.54" calcext:value-type="float">
            <text:p>2131.54</text:p>
          </table:table-cell>
          <table:table-cell office:value-type="float" office:value="1029.14" calcext:value-type="float">
            <text:p>1029.14</text:p>
          </table:table-cell>
          <table:table-cell office:value-type="float" office:value="1113.42" calcext:value-type="float">
            <text:p>1113.42</text:p>
          </table:table-cell>
          <table:table-cell office:value-type="float" office:value="227.906" calcext:value-type="float">
            <text:p>227.906</text:p>
          </table:table-cell>
          <table:table-cell office:value-type="float" office:value="327.118" calcext:value-type="float">
            <text:p>327.118</text:p>
          </table:table-cell>
          <table:table-cell office:value-type="float" office:value="97.0389" calcext:value-type="float">
            <text:p>97.0389</text:p>
          </table:table-cell>
          <table:table-cell office:value-type="float" office:value="92.927" calcext:value-type="float">
            <text:p>92.927</text:p>
          </table:table-cell>
          <table:table-cell office:value-type="float" office:value="247.661" calcext:value-type="float">
            <text:p>247.661</text:p>
          </table:table-cell>
          <table:table-cell office:value-type="float" office:value="67.9857" calcext:value-type="float">
            <text:p>67.9857</text:p>
          </table:table-cell>
          <table:table-cell office:value-type="float" office:value="184.187" calcext:value-type="float">
            <text:p>184.187</text:p>
          </table:table-cell>
          <table:table-cell office:value-type="float" office:value="72.8156" calcext:value-type="float">
            <text:p>72.81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1.474" calcext:value-type="float">
            <text:p>451.474</text:p>
          </table:table-cell>
          <table:table-cell office:value-type="float" office:value="2332.8" calcext:value-type="float">
            <text:p>2332.8</text:p>
          </table:table-cell>
          <table:table-cell office:value-type="float" office:value="1091.2" calcext:value-type="float">
            <text:p>1091.2</text:p>
          </table:table-cell>
          <table:table-cell office:value-type="float" office:value="1218.97" calcext:value-type="float">
            <text:p>1218.97</text:p>
          </table:table-cell>
          <table:table-cell office:value-type="float" office:value="234.83" calcext:value-type="float">
            <text:p>234.83</text:p>
          </table:table-cell>
          <table:table-cell office:value-type="float" office:value="369.845" calcext:value-type="float">
            <text:p>369.845</text:p>
          </table:table-cell>
          <table:table-cell office:value-type="float" office:value="100.747" calcext:value-type="float">
            <text:p>100.747</text:p>
          </table:table-cell>
          <table:table-cell office:value-type="float" office:value="94.4704" calcext:value-type="float">
            <text:p>94.4704</text:p>
          </table:table-cell>
          <table:table-cell office:value-type="float" office:value="258.49" calcext:value-type="float">
            <text:p>258.49</text:p>
          </table:table-cell>
          <table:table-cell office:value-type="float" office:value="68.6187" calcext:value-type="float">
            <text:p>68.6187</text:p>
          </table:table-cell>
          <table:table-cell office:value-type="float" office:value="188.444" calcext:value-type="float">
            <text:p>188.444</text:p>
          </table:table-cell>
          <table:table-cell office:value-type="float" office:value="70.4974" calcext:value-type="float">
            <text:p>70.49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0.188" calcext:value-type="float">
            <text:p>510.188</text:p>
          </table:table-cell>
          <table:table-cell office:value-type="float" office:value="2608.27" calcext:value-type="float">
            <text:p>2608.27</text:p>
          </table:table-cell>
          <table:table-cell office:value-type="float" office:value="1255.83" calcext:value-type="float">
            <text:p>1255.83</text:p>
          </table:table-cell>
          <table:table-cell office:value-type="float" office:value="1336.35" calcext:value-type="float">
            <text:p>1336.35</text:p>
          </table:table-cell>
          <table:table-cell office:value-type="float" office:value="271.63" calcext:value-type="float">
            <text:p>271.63</text:p>
          </table:table-cell>
          <table:table-cell office:value-type="float" office:value="389.991" calcext:value-type="float">
            <text:p>389.991</text:p>
          </table:table-cell>
          <table:table-cell office:value-type="float" office:value="103.446" calcext:value-type="float">
            <text:p>103.446</text:p>
          </table:table-cell>
          <table:table-cell office:value-type="float" office:value="98.8554" calcext:value-type="float">
            <text:p>98.8554</text:p>
          </table:table-cell>
          <table:table-cell office:value-type="float" office:value="267.701" calcext:value-type="float">
            <text:p>267.701</text:p>
          </table:table-cell>
          <table:table-cell office:value-type="float" office:value="72.5983" calcext:value-type="float">
            <text:p>72.5983</text:p>
          </table:table-cell>
          <table:table-cell office:value-type="float" office:value="200.304" calcext:value-type="float">
            <text:p>200.304</text:p>
          </table:table-cell>
          <table:table-cell office:value-type="float" office:value="74.206" calcext:value-type="float">
            <text:p>74.2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4.617" calcext:value-type="float">
            <text:p>554.617</text:p>
          </table:table-cell>
          <table:table-cell office:value-type="float" office:value="2801.63" calcext:value-type="float">
            <text:p>2801.63</text:p>
          </table:table-cell>
          <table:table-cell office:value-type="float" office:value="1337.99" calcext:value-type="float">
            <text:p>1337.99</text:p>
          </table:table-cell>
          <table:table-cell office:value-type="float" office:value="1453.46" calcext:value-type="float">
            <text:p>1453.46</text:p>
          </table:table-cell>
          <table:table-cell office:value-type="float" office:value="285.464" calcext:value-type="float">
            <text:p>285.464</text:p>
          </table:table-cell>
          <table:table-cell office:value-type="float" office:value="436.909" calcext:value-type="float">
            <text:p>436.909</text:p>
          </table:table-cell>
          <table:table-cell office:value-type="float" office:value="106.85" calcext:value-type="float">
            <text:p>106.85</text:p>
          </table:table-cell>
          <table:table-cell office:value-type="float" office:value="101.447" calcext:value-type="float">
            <text:p>101.447</text:p>
          </table:table-cell>
          <table:table-cell office:value-type="float" office:value="277.277" calcext:value-type="float">
            <text:p>277.277</text:p>
          </table:table-cell>
          <table:table-cell office:value-type="float" office:value="74.0903" calcext:value-type="float">
            <text:p>74.0903</text:p>
          </table:table-cell>
          <table:table-cell office:value-type="float" office:value="201.603" calcext:value-type="float">
            <text:p>201.603</text:p>
          </table:table-cell>
          <table:table-cell office:value-type="float" office:value="71.5761" calcext:value-type="float">
            <text:p>71.57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4.392" calcext:value-type="float">
            <text:p>624.392</text:p>
          </table:table-cell>
          <table:table-cell office:value-type="float" office:value="3164.7" calcext:value-type="float">
            <text:p>3164.7</text:p>
          </table:table-cell>
          <table:table-cell office:value-type="float" office:value="1467.04" calcext:value-type="float">
            <text:p>1467.04</text:p>
          </table:table-cell>
          <table:table-cell office:value-type="float" office:value="1583.53" calcext:value-type="float">
            <text:p>1583.53</text:p>
          </table:table-cell>
          <table:table-cell office:value-type="float" office:value="323.41" calcext:value-type="float">
            <text:p>323.41</text:p>
          </table:table-cell>
          <table:table-cell office:value-type="float" office:value="461.451" calcext:value-type="float">
            <text:p>461.451</text:p>
          </table:table-cell>
          <table:table-cell office:value-type="float" office:value="110.393" calcext:value-type="float">
            <text:p>110.393</text:p>
          </table:table-cell>
          <table:table-cell office:value-type="float" office:value="104.239" calcext:value-type="float">
            <text:p>104.239</text:p>
          </table:table-cell>
          <table:table-cell office:value-type="float" office:value="286.906" calcext:value-type="float">
            <text:p>286.906</text:p>
          </table:table-cell>
          <table:table-cell office:value-type="float" office:value="76.9347" calcext:value-type="float">
            <text:p>76.9347</text:p>
          </table:table-cell>
          <table:table-cell office:value-type="float" office:value="208.47" calcext:value-type="float">
            <text:p>208.47</text:p>
          </table:table-cell>
          <table:table-cell office:value-type="float" office:value="80.3909" calcext:value-type="float">
            <text:p>80.39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92.471" calcext:value-type="float">
            <text:p>792.471</text:p>
          </table:table-cell>
          <table:table-cell office:value-type="float" office:value="3522.9" calcext:value-type="float">
            <text:p>3522.9</text:p>
          </table:table-cell>
          <table:table-cell office:value-type="float" office:value="1562.22" calcext:value-type="float">
            <text:p>1562.22</text:p>
          </table:table-cell>
          <table:table-cell office:value-type="float" office:value="1886.24" calcext:value-type="float">
            <text:p>1886.24</text:p>
          </table:table-cell>
          <table:table-cell office:value-type="float" office:value="333.446" calcext:value-type="float">
            <text:p>333.446</text:p>
          </table:table-cell>
          <table:table-cell office:value-type="float" office:value="549.021" calcext:value-type="float">
            <text:p>549.021</text:p>
          </table:table-cell>
          <table:table-cell office:value-type="float" office:value="112.665" calcext:value-type="float">
            <text:p>112.665</text:p>
          </table:table-cell>
          <table:table-cell office:value-type="float" office:value="107.028" calcext:value-type="float">
            <text:p>107.028</text:p>
          </table:table-cell>
          <table:table-cell office:value-type="float" office:value="294.598" calcext:value-type="float">
            <text:p>294.598</text:p>
          </table:table-cell>
          <table:table-cell office:value-type="float" office:value="78.6269" calcext:value-type="float">
            <text:p>78.6269</text:p>
          </table:table-cell>
          <table:table-cell office:value-type="float" office:value="213.396" calcext:value-type="float">
            <text:p>213.396</text:p>
          </table:table-cell>
          <table:table-cell office:value-type="float" office:value="80.7611" calcext:value-type="float">
            <text:p>80.76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31.608" calcext:value-type="float">
            <text:p>731.608</text:p>
          </table:table-cell>
          <table:table-cell office:value-type="float" office:value="3844.19" calcext:value-type="float">
            <text:p>3844.19</text:p>
          </table:table-cell>
          <table:table-cell office:value-type="float" office:value="1686.82" calcext:value-type="float">
            <text:p>1686.82</text:p>
          </table:table-cell>
          <table:table-cell office:value-type="float" office:value="1872.1" calcext:value-type="float">
            <text:p>1872.1</text:p>
          </table:table-cell>
          <table:table-cell office:value-type="float" office:value="377.509" calcext:value-type="float">
            <text:p>377.509</text:p>
          </table:table-cell>
          <table:table-cell office:value-type="float" office:value="545.609" calcext:value-type="float">
            <text:p>545.609</text:p>
          </table:table-cell>
          <table:table-cell office:value-type="float" office:value="117.156" calcext:value-type="float">
            <text:p>117.156</text:p>
          </table:table-cell>
          <table:table-cell office:value-type="float" office:value="111.948" calcext:value-type="float">
            <text:p>111.948</text:p>
          </table:table-cell>
          <table:table-cell office:value-type="float" office:value="307.642" calcext:value-type="float">
            <text:p>307.642</text:p>
          </table:table-cell>
          <table:table-cell office:value-type="float" office:value="82.2283" calcext:value-type="float">
            <text:p>82.2283</text:p>
          </table:table-cell>
          <table:table-cell office:value-type="float" office:value="226.6" calcext:value-type="float">
            <text:p>226.6</text:p>
          </table:table-cell>
          <table:table-cell office:value-type="float" office:value="83.67" calcext:value-type="float">
            <text:p>83.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90.684" calcext:value-type="float">
            <text:p>790.684</text:p>
          </table:table-cell>
          <table:table-cell office:value-type="float" office:value="3987.25" calcext:value-type="float">
            <text:p>3987.25</text:p>
          </table:table-cell>
          <table:table-cell office:value-type="float" office:value="1806.2" calcext:value-type="float">
            <text:p>1806.2</text:p>
          </table:table-cell>
          <table:table-cell office:value-type="float" office:value="2103.11" calcext:value-type="float">
            <text:p>2103.11</text:p>
          </table:table-cell>
          <table:table-cell office:value-type="float" office:value="395.751" calcext:value-type="float">
            <text:p>395.751</text:p>
          </table:table-cell>
          <table:table-cell office:value-type="float" office:value="622.266" calcext:value-type="float">
            <text:p>622.266</text:p>
          </table:table-cell>
          <table:table-cell office:value-type="float" office:value="121.819" calcext:value-type="float">
            <text:p>121.819</text:p>
          </table:table-cell>
          <table:table-cell office:value-type="float" office:value="113.944" calcext:value-type="float">
            <text:p>113.944</text:p>
          </table:table-cell>
          <table:table-cell office:value-type="float" office:value="315.667" calcext:value-type="float">
            <text:p>315.667</text:p>
          </table:table-cell>
          <table:table-cell office:value-type="float" office:value="84.292" calcext:value-type="float">
            <text:p>84.292</text:p>
          </table:table-cell>
          <table:table-cell office:value-type="float" office:value="222.593" calcext:value-type="float">
            <text:p>222.593</text:p>
          </table:table-cell>
          <table:table-cell office:value-type="float" office:value="85.0922" calcext:value-type="float">
            <text:p>85.09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62.102" calcext:value-type="float">
            <text:p>862.102</text:p>
          </table:table-cell>
          <table:table-cell office:value-type="float" office:value="4506.18" calcext:value-type="float">
            <text:p>4506.18</text:p>
          </table:table-cell>
          <table:table-cell office:value-type="float" office:value="1939.97" calcext:value-type="float">
            <text:p>1939.97</text:p>
          </table:table-cell>
          <table:table-cell office:value-type="float" office:value="2210.57" calcext:value-type="float">
            <text:p>2210.57</text:p>
          </table:table-cell>
          <table:table-cell office:value-type="float" office:value="441.609" calcext:value-type="float">
            <text:p>441.609</text:p>
          </table:table-cell>
          <table:table-cell office:value-type="float" office:value="631.84" calcext:value-type="float">
            <text:p>631.84</text:p>
          </table:table-cell>
          <table:table-cell office:value-type="float" office:value="129.748" calcext:value-type="float">
            <text:p>129.748</text:p>
          </table:table-cell>
          <table:table-cell office:value-type="float" office:value="117.271" calcext:value-type="float">
            <text:p>117.271</text:p>
          </table:table-cell>
          <table:table-cell office:value-type="float" office:value="323.2" calcext:value-type="float">
            <text:p>323.2</text:p>
          </table:table-cell>
          <table:table-cell office:value-type="float" office:value="84.2743" calcext:value-type="float">
            <text:p>84.2743</text:p>
          </table:table-cell>
          <table:table-cell office:value-type="float" office:value="232.383" calcext:value-type="float">
            <text:p>232.383</text:p>
          </table:table-cell>
          <table:table-cell office:value-type="float" office:value="90.2734" calcext:value-type="float">
            <text:p>90.273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94.03" calcext:value-type="float">
            <text:p>894.03</text:p>
          </table:table-cell>
          <table:table-cell office:value-type="float" office:value="4758.34" calcext:value-type="float">
            <text:p>4758.34</text:p>
          </table:table-cell>
          <table:table-cell office:value-type="float" office:value="2036.55" calcext:value-type="float">
            <text:p>2036.55</text:p>
          </table:table-cell>
          <table:table-cell office:value-type="float" office:value="2354.69" calcext:value-type="float">
            <text:p>2354.69</text:p>
          </table:table-cell>
          <table:table-cell office:value-type="float" office:value="447.201" calcext:value-type="float">
            <text:p>447.201</text:p>
          </table:table-cell>
          <table:table-cell office:value-type="float" office:value="692.933" calcext:value-type="float">
            <text:p>692.933</text:p>
          </table:table-cell>
          <table:table-cell office:value-type="float" office:value="126.84" calcext:value-type="float">
            <text:p>126.84</text:p>
          </table:table-cell>
          <table:table-cell office:value-type="float" office:value="121.505" calcext:value-type="float">
            <text:p>121.505</text:p>
          </table:table-cell>
          <table:table-cell office:value-type="float" office:value="335.912" calcext:value-type="float">
            <text:p>335.912</text:p>
          </table:table-cell>
          <table:table-cell office:value-type="float" office:value="87.6355" calcext:value-type="float">
            <text:p>87.6355</text:p>
          </table:table-cell>
          <table:table-cell office:value-type="float" office:value="242.875" calcext:value-type="float">
            <text:p>242.875</text:p>
          </table:table-cell>
          <table:table-cell office:value-type="float" office:value="91.9573" calcext:value-type="float">
            <text:p>91.95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94.525" calcext:value-type="float">
            <text:p>994.525</text:p>
          </table:table-cell>
          <table:table-cell office:value-type="float" office:value="5326.8" calcext:value-type="float">
            <text:p>5326.8</text:p>
          </table:table-cell>
          <table:table-cell office:value-type="float" office:value="2195.83" calcext:value-type="float">
            <text:p>2195.83</text:p>
          </table:table-cell>
          <table:table-cell office:value-type="float" office:value="2544.72" calcext:value-type="float">
            <text:p>2544.72</text:p>
          </table:table-cell>
          <table:table-cell office:value-type="float" office:value="503.626" calcext:value-type="float">
            <text:p>503.626</text:p>
          </table:table-cell>
          <table:table-cell office:value-type="float" office:value="736.564" calcext:value-type="float">
            <text:p>736.564</text:p>
          </table:table-cell>
          <table:table-cell office:value-type="float" office:value="130.107" calcext:value-type="float">
            <text:p>130.107</text:p>
          </table:table-cell>
          <table:table-cell office:value-type="float" office:value="123.538" calcext:value-type="float">
            <text:p>123.538</text:p>
          </table:table-cell>
          <table:table-cell office:value-type="float" office:value="347.817" calcext:value-type="float">
            <text:p>347.817</text:p>
          </table:table-cell>
          <table:table-cell office:value-type="float" office:value="90.5958" calcext:value-type="float">
            <text:p>90.5958</text:p>
          </table:table-cell>
          <table:table-cell office:value-type="float" office:value="265.128" calcext:value-type="float">
            <text:p>265.128</text:p>
          </table:table-cell>
          <table:table-cell office:value-type="float" office:value="103.798" calcext:value-type="float">
            <text:p>103.7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9.53" calcext:value-type="float">
            <text:p>1039.53</text:p>
          </table:table-cell>
          <table:table-cell office:value-type="float" office:value="5684.17" calcext:value-type="float">
            <text:p>5684.17</text:p>
          </table:table-cell>
          <table:table-cell office:value-type="float" office:value="2324.23" calcext:value-type="float">
            <text:p>2324.23</text:p>
          </table:table-cell>
          <table:table-cell office:value-type="float" office:value="2734.33" calcext:value-type="float">
            <text:p>2734.33</text:p>
          </table:table-cell>
          <table:table-cell office:value-type="float" office:value="522.073" calcext:value-type="float">
            <text:p>522.073</text:p>
          </table:table-cell>
          <table:table-cell office:value-type="float" office:value="808.864" calcext:value-type="float">
            <text:p>808.864</text:p>
          </table:table-cell>
          <table:table-cell office:value-type="float" office:value="133.718" calcext:value-type="float">
            <text:p>133.718</text:p>
          </table:table-cell>
          <table:table-cell office:value-type="float" office:value="126.583" calcext:value-type="float">
            <text:p>126.583</text:p>
          </table:table-cell>
          <table:table-cell office:value-type="float" office:value="351.991" calcext:value-type="float">
            <text:p>351.991</text:p>
          </table:table-cell>
          <table:table-cell office:value-type="float" office:value="90.9597" calcext:value-type="float">
            <text:p>90.9597</text:p>
          </table:table-cell>
          <table:table-cell office:value-type="float" office:value="257.042" calcext:value-type="float">
            <text:p>257.042</text:p>
          </table:table-cell>
          <table:table-cell office:value-type="float" office:value="95.1637" calcext:value-type="float">
            <text:p>95.16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60.01" calcext:value-type="float">
            <text:p>1160.01</text:p>
          </table:table-cell>
          <table:table-cell office:value-type="float" office:value="6081.49" calcext:value-type="float">
            <text:p>6081.49</text:p>
          </table:table-cell>
          <table:table-cell office:value-type="float" office:value="2558.84" calcext:value-type="float">
            <text:p>2558.84</text:p>
          </table:table-cell>
          <table:table-cell office:value-type="float" office:value="2929.07" calcext:value-type="float">
            <text:p>2929.07</text:p>
          </table:table-cell>
          <table:table-cell office:value-type="float" office:value="584.569" calcext:value-type="float">
            <text:p>584.569</text:p>
          </table:table-cell>
          <table:table-cell office:value-type="float" office:value="851.313" calcext:value-type="float">
            <text:p>851.313</text:p>
          </table:table-cell>
          <table:table-cell office:value-type="float" office:value="137.261" calcext:value-type="float">
            <text:p>137.261</text:p>
          </table:table-cell>
          <table:table-cell office:value-type="float" office:value="130.746" calcext:value-type="float">
            <text:p>130.746</text:p>
          </table:table-cell>
          <table:table-cell office:value-type="float" office:value="361.264" calcext:value-type="float">
            <text:p>361.264</text:p>
          </table:table-cell>
          <table:table-cell office:value-type="float" office:value="96.0816" calcext:value-type="float">
            <text:p>96.0816</text:p>
          </table:table-cell>
          <table:table-cell office:value-type="float" office:value="265.164" calcext:value-type="float">
            <text:p>265.164</text:p>
          </table:table-cell>
          <table:table-cell office:value-type="float" office:value="103.903" calcext:value-type="float">
            <text:p>103.9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90.48" calcext:value-type="float">
            <text:p>1190.48</text:p>
          </table:table-cell>
          <table:table-cell office:value-type="float" office:value="6447.31" calcext:value-type="float">
            <text:p>6447.31</text:p>
          </table:table-cell>
          <table:table-cell office:value-type="float" office:value="2685.57" calcext:value-type="float">
            <text:p>2685.57</text:p>
          </table:table-cell>
          <table:table-cell office:value-type="float" office:value="3120.42" calcext:value-type="float">
            <text:p>3120.42</text:p>
          </table:table-cell>
          <table:table-cell office:value-type="float" office:value="587.562" calcext:value-type="float">
            <text:p>587.562</text:p>
          </table:table-cell>
          <table:table-cell office:value-type="float" office:value="928.071" calcext:value-type="float">
            <text:p>928.071</text:p>
          </table:table-cell>
          <table:table-cell office:value-type="float" office:value="141.023" calcext:value-type="float">
            <text:p>141.023</text:p>
          </table:table-cell>
          <table:table-cell office:value-type="float" office:value="133.122" calcext:value-type="float">
            <text:p>133.122</text:p>
          </table:table-cell>
          <table:table-cell office:value-type="float" office:value="370.932" calcext:value-type="float">
            <text:p>370.932</text:p>
          </table:table-cell>
          <table:table-cell office:value-type="float" office:value="98.1008" calcext:value-type="float">
            <text:p>98.1008</text:p>
          </table:table-cell>
          <table:table-cell office:value-type="float" office:value="267.648" calcext:value-type="float">
            <text:p>267.648</text:p>
          </table:table-cell>
          <table:table-cell office:value-type="float" office:value="107.685" calcext:value-type="float">
            <text:p>107.6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70.26" calcext:value-type="float">
            <text:p>1370.26</text:p>
          </table:table-cell>
          <table:table-cell office:value-type="float" office:value="7245.54" calcext:value-type="float">
            <text:p>7245.54</text:p>
          </table:table-cell>
          <table:table-cell office:value-type="float" office:value="2934.32" calcext:value-type="float">
            <text:p>2934.32</text:p>
          </table:table-cell>
          <table:table-cell office:value-type="float" office:value="3403.34" calcext:value-type="float">
            <text:p>3403.34</text:p>
          </table:table-cell>
          <table:table-cell office:value-type="float" office:value="662.611" calcext:value-type="float">
            <text:p>662.611</text:p>
          </table:table-cell>
          <table:table-cell office:value-type="float" office:value="1027.25" calcext:value-type="float">
            <text:p>1027.25</text:p>
          </table:table-cell>
          <table:table-cell office:value-type="float" office:value="145.029" calcext:value-type="float">
            <text:p>145.029</text:p>
          </table:table-cell>
          <table:table-cell office:value-type="float" office:value="135.706" calcext:value-type="float">
            <text:p>135.706</text:p>
          </table:table-cell>
          <table:table-cell office:value-type="float" office:value="381.814" calcext:value-type="float">
            <text:p>381.814</text:p>
          </table:table-cell>
          <table:table-cell office:value-type="float" office:value="100.395" calcext:value-type="float">
            <text:p>100.395</text:p>
          </table:table-cell>
          <table:table-cell office:value-type="float" office:value="287.663" calcext:value-type="float">
            <text:p>287.663</text:p>
          </table:table-cell>
          <table:table-cell office:value-type="float" office:value="117.963" calcext:value-type="float">
            <text:p>117.96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66.13" calcext:value-type="float">
            <text:p>1366.13</text:p>
          </table:table-cell>
          <table:table-cell office:value-type="float" office:value="7470.7" calcext:value-type="float">
            <text:p>7470.7</text:p>
          </table:table-cell>
          <table:table-cell office:value-type="float" office:value="3028.74" calcext:value-type="float">
            <text:p>3028.74</text:p>
          </table:table-cell>
          <table:table-cell office:value-type="float" office:value="3595" calcext:value-type="float">
            <text:p>3595</text:p>
          </table:table-cell>
          <table:table-cell office:value-type="float" office:value="680.041" calcext:value-type="float">
            <text:p>680.041</text:p>
          </table:table-cell>
          <table:table-cell office:value-type="float" office:value="1051.3" calcext:value-type="float">
            <text:p>1051.3</text:p>
          </table:table-cell>
          <table:table-cell office:value-type="float" office:value="147.73" calcext:value-type="float">
            <text:p>147.73</text:p>
          </table:table-cell>
          <table:table-cell office:value-type="float" office:value="139.374" calcext:value-type="float">
            <text:p>139.374</text:p>
          </table:table-cell>
          <table:table-cell office:value-type="float" office:value="391.377" calcext:value-type="float">
            <text:p>391.377</text:p>
          </table:table-cell>
          <table:table-cell office:value-type="float" office:value="101.889" calcext:value-type="float">
            <text:p>101.889</text:p>
          </table:table-cell>
          <table:table-cell office:value-type="float" office:value="283.293" calcext:value-type="float">
            <text:p>283.293</text:p>
          </table:table-cell>
          <table:table-cell office:value-type="float" office:value="112.426" calcext:value-type="float">
            <text:p>112.4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92.63" calcext:value-type="float">
            <text:p>1492.63</text:p>
          </table:table-cell>
          <table:table-cell office:value-type="float" office:value="8162.68" calcext:value-type="float">
            <text:p>8162.68</text:p>
          </table:table-cell>
          <table:table-cell office:value-type="float" office:value="3240.18" calcext:value-type="float">
            <text:p>3240.18</text:p>
          </table:table-cell>
          <table:table-cell office:value-type="float" office:value="3798.46" calcext:value-type="float">
            <text:p>3798.46</text:p>
          </table:table-cell>
          <table:table-cell office:value-type="float" office:value="752.427" calcext:value-type="float">
            <text:p>752.427</text:p>
          </table:table-cell>
          <table:table-cell office:value-type="float" office:value="1107.57" calcext:value-type="float">
            <text:p>1107.57</text:p>
          </table:table-cell>
          <table:table-cell office:value-type="float" office:value="150.163" calcext:value-type="float">
            <text:p>150.163</text:p>
          </table:table-cell>
          <table:table-cell office:value-type="float" office:value="142.113" calcext:value-type="float">
            <text:p>142.113</text:p>
          </table:table-cell>
          <table:table-cell office:value-type="float" office:value="397.079" calcext:value-type="float">
            <text:p>397.079</text:p>
          </table:table-cell>
          <table:table-cell office:value-type="float" office:value="104.586" calcext:value-type="float">
            <text:p>104.586</text:p>
          </table:table-cell>
          <table:table-cell office:value-type="float" office:value="291.35" calcext:value-type="float">
            <text:p>291.35</text:p>
          </table:table-cell>
          <table:table-cell office:value-type="float" office:value="111.599" calcext:value-type="float">
            <text:p>111.5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53.17" calcext:value-type="float">
            <text:p>1553.17</text:p>
          </table:table-cell>
          <table:table-cell office:value-type="float" office:value="8427.8" calcext:value-type="float">
            <text:p>8427.8</text:p>
          </table:table-cell>
          <table:table-cell office:value-type="float" office:value="3398.91" calcext:value-type="float">
            <text:p>3398.91</text:p>
          </table:table-cell>
          <table:table-cell office:value-type="float" office:value="4036.48" calcext:value-type="float">
            <text:p>4036.48</text:p>
          </table:table-cell>
          <table:table-cell office:value-type="float" office:value="761.617" calcext:value-type="float">
            <text:p>761.617</text:p>
          </table:table-cell>
          <table:table-cell office:value-type="float" office:value="1214.5" calcext:value-type="float">
            <text:p>1214.5</text:p>
          </table:table-cell>
          <table:table-cell office:value-type="float" office:value="154.788" calcext:value-type="float">
            <text:p>154.788</text:p>
          </table:table-cell>
          <table:table-cell office:value-type="float" office:value="145.037" calcext:value-type="float">
            <text:p>145.037</text:p>
          </table:table-cell>
          <table:table-cell office:value-type="float" office:value="407.322" calcext:value-type="float">
            <text:p>407.322</text:p>
          </table:table-cell>
          <table:table-cell office:value-type="float" office:value="105.996" calcext:value-type="float">
            <text:p>105.996</text:p>
          </table:table-cell>
          <table:table-cell office:value-type="float" office:value="292.946" calcext:value-type="float">
            <text:p>292.946</text:p>
          </table:table-cell>
          <table:table-cell office:value-type="float" office:value="108.035" calcext:value-type="float">
            <text:p>108.0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86.19" calcext:value-type="float">
            <text:p>1686.19</text:p>
          </table:table-cell>
          <table:table-cell office:value-type="float" office:value="9135.28" calcext:value-type="float">
            <text:p>9135.28</text:p>
          </table:table-cell>
          <table:table-cell office:value-type="float" office:value="3602.52" calcext:value-type="float">
            <text:p>3602.52</text:p>
          </table:table-cell>
          <table:table-cell office:value-type="float" office:value="4316.85" calcext:value-type="float">
            <text:p>4316.85</text:p>
          </table:table-cell>
          <table:table-cell office:value-type="float" office:value="843.336" calcext:value-type="float">
            <text:p>843.336</text:p>
          </table:table-cell>
          <table:table-cell office:value-type="float" office:value="1249.65" calcext:value-type="float">
            <text:p>1249.65</text:p>
          </table:table-cell>
          <table:table-cell office:value-type="float" office:value="157.637" calcext:value-type="float">
            <text:p>157.637</text:p>
          </table:table-cell>
          <table:table-cell office:value-type="float" office:value="149.105" calcext:value-type="float">
            <text:p>149.105</text:p>
          </table:table-cell>
          <table:table-cell office:value-type="float" office:value="414.453" calcext:value-type="float">
            <text:p>414.453</text:p>
          </table:table-cell>
          <table:table-cell office:value-type="float" office:value="108.629" calcext:value-type="float">
            <text:p>108.629</text:p>
          </table:table-cell>
          <table:table-cell office:value-type="float" office:value="308.342" calcext:value-type="float">
            <text:p>308.342</text:p>
          </table:table-cell>
          <table:table-cell office:value-type="float" office:value="110.81" calcext:value-type="float">
            <text:p>110.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54.97" calcext:value-type="float">
            <text:p>1754.97</text:p>
          </table:table-cell>
          <table:table-cell office:value-type="float" office:value="9735.61" calcext:value-type="float">
            <text:p>9735.61</text:p>
          </table:table-cell>
          <table:table-cell office:value-type="float" office:value="3768.75" calcext:value-type="float">
            <text:p>3768.75</text:p>
          </table:table-cell>
          <table:table-cell office:value-type="float" office:value="4579.49" calcext:value-type="float">
            <text:p>4579.49</text:p>
          </table:table-cell>
          <table:table-cell office:value-type="float" office:value="865.985" calcext:value-type="float">
            <text:p>865.985</text:p>
          </table:table-cell>
          <table:table-cell office:value-type="float" office:value="1347.43" calcext:value-type="float">
            <text:p>1347.43</text:p>
          </table:table-cell>
          <table:table-cell office:value-type="float" office:value="161.607" calcext:value-type="float">
            <text:p>161.607</text:p>
          </table:table-cell>
          <table:table-cell office:value-type="float" office:value="152.373" calcext:value-type="float">
            <text:p>152.373</text:p>
          </table:table-cell>
          <table:table-cell office:value-type="float" office:value="426.227" calcext:value-type="float">
            <text:p>426.227</text:p>
          </table:table-cell>
          <table:table-cell office:value-type="float" office:value="110.726" calcext:value-type="float">
            <text:p>110.726</text:p>
          </table:table-cell>
          <table:table-cell office:value-type="float" office:value="299.099" calcext:value-type="float">
            <text:p>299.099</text:p>
          </table:table-cell>
          <table:table-cell office:value-type="float" office:value="113.543" calcext:value-type="float">
            <text:p>113.54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14.25" calcext:value-type="float">
            <text:p>1914.25</text:p>
          </table:table-cell>
          <table:table-cell office:value-type="float" office:value="10606.5" calcext:value-type="float">
            <text:p>10606.5</text:p>
          </table:table-cell>
          <table:table-cell office:value-type="float" office:value="4041.12" calcext:value-type="float">
            <text:p>4041.12</text:p>
          </table:table-cell>
          <table:table-cell office:value-type="float" office:value="4855.89" calcext:value-type="float">
            <text:p>4855.89</text:p>
          </table:table-cell>
          <table:table-cell office:value-type="float" office:value="948.356" calcext:value-type="float">
            <text:p>948.356</text:p>
          </table:table-cell>
          <table:table-cell office:value-type="float" office:value="1386.68" calcext:value-type="float">
            <text:p>1386.68</text:p>
          </table:table-cell>
          <table:table-cell office:value-type="float" office:value="164.209" calcext:value-type="float">
            <text:p>164.209</text:p>
          </table:table-cell>
          <table:table-cell office:value-type="float" office:value="157.081" calcext:value-type="float">
            <text:p>157.081</text:p>
          </table:table-cell>
          <table:table-cell office:value-type="float" office:value="436.063" calcext:value-type="float">
            <text:p>436.063</text:p>
          </table:table-cell>
          <table:table-cell office:value-type="float" office:value="114.207" calcext:value-type="float">
            <text:p>114.207</text:p>
          </table:table-cell>
          <table:table-cell office:value-type="float" office:value="317.025" calcext:value-type="float">
            <text:p>317.025</text:p>
          </table:table-cell>
          <table:table-cell office:value-type="float" office:value="122.278" calcext:value-type="float">
            <text:p>122.27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95.88" calcext:value-type="float">
            <text:p>1995.88</text:p>
          </table:table-cell>
          <table:table-cell office:value-type="float" office:value="10930.2" calcext:value-type="float">
            <text:p>10930.2</text:p>
          </table:table-cell>
          <table:table-cell office:value-type="float" office:value="4215.41" calcext:value-type="float">
            <text:p>4215.41</text:p>
          </table:table-cell>
          <table:table-cell office:value-type="float" office:value="5089.27" calcext:value-type="float">
            <text:p>5089.27</text:p>
          </table:table-cell>
          <table:table-cell office:value-type="float" office:value="967.16" calcext:value-type="float">
            <text:p>967.16</text:p>
          </table:table-cell>
          <table:table-cell office:value-type="float" office:value="1528.98" calcext:value-type="float">
            <text:p>1528.98</text:p>
          </table:table-cell>
          <table:table-cell office:value-type="float" office:value="167.647" calcext:value-type="float">
            <text:p>167.647</text:p>
          </table:table-cell>
          <table:table-cell office:value-type="float" office:value="158.167" calcext:value-type="float">
            <text:p>158.167</text:p>
          </table:table-cell>
          <table:table-cell office:value-type="float" office:value="441.081" calcext:value-type="float">
            <text:p>441.081</text:p>
          </table:table-cell>
          <table:table-cell office:value-type="float" office:value="115.616" calcext:value-type="float">
            <text:p>115.616</text:p>
          </table:table-cell>
          <table:table-cell office:value-type="float" office:value="320.414" calcext:value-type="float">
            <text:p>320.414</text:p>
          </table:table-cell>
          <table:table-cell office:value-type="float" office:value="118.84" calcext:value-type="float">
            <text:p>118.8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35" calcext:value-type="float">
            <text:p>2135</text:p>
          </table:table-cell>
          <table:table-cell office:value-type="float" office:value="11888.6" calcext:value-type="float">
            <text:p>11888.6</text:p>
          </table:table-cell>
          <table:table-cell office:value-type="float" office:value="4533.67" calcext:value-type="float">
            <text:p>4533.67</text:p>
          </table:table-cell>
          <table:table-cell office:value-type="float" office:value="5450.74" calcext:value-type="float">
            <text:p>5450.74</text:p>
          </table:table-cell>
          <table:table-cell office:value-type="float" office:value="1059.71" calcext:value-type="float">
            <text:p>1059.71</text:p>
          </table:table-cell>
          <table:table-cell office:value-type="float" office:value="1546.76" calcext:value-type="float">
            <text:p>1546.76</text:p>
          </table:table-cell>
          <table:table-cell office:value-type="float" office:value="172.409" calcext:value-type="float">
            <text:p>172.409</text:p>
          </table:table-cell>
          <table:table-cell office:value-type="float" office:value="163.515" calcext:value-type="float">
            <text:p>163.515</text:p>
          </table:table-cell>
          <table:table-cell office:value-type="float" office:value="450.574" calcext:value-type="float">
            <text:p>450.574</text:p>
          </table:table-cell>
          <table:table-cell office:value-type="float" office:value="118.927" calcext:value-type="float">
            <text:p>118.927</text:p>
          </table:table-cell>
          <table:table-cell office:value-type="float" office:value="333.603" calcext:value-type="float">
            <text:p>333.603</text:p>
          </table:table-cell>
          <table:table-cell office:value-type="float" office:value="115.361" calcext:value-type="float">
            <text:p>115.3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06.92" calcext:value-type="float">
            <text:p>2206.92</text:p>
          </table:table-cell>
          <table:table-cell office:value-type="float" office:value="12256.5" calcext:value-type="float">
            <text:p>12256.5</text:p>
          </table:table-cell>
          <table:table-cell office:value-type="float" office:value="4726.24" calcext:value-type="float">
            <text:p>4726.24</text:p>
          </table:table-cell>
          <table:table-cell office:value-type="float" office:value="5738.7" calcext:value-type="float">
            <text:p>5738.7</text:p>
          </table:table-cell>
          <table:table-cell office:value-type="float" office:value="1088.99" calcext:value-type="float">
            <text:p>1088.99</text:p>
          </table:table-cell>
          <table:table-cell office:value-type="float" office:value="1677.29" calcext:value-type="float">
            <text:p>1677.29</text:p>
          </table:table-cell>
          <table:table-cell office:value-type="float" office:value="175.339" calcext:value-type="float">
            <text:p>175.339</text:p>
          </table:table-cell>
          <table:table-cell office:value-type="float" office:value="165.757" calcext:value-type="float">
            <text:p>165.757</text:p>
          </table:table-cell>
          <table:table-cell office:value-type="float" office:value="464.238" calcext:value-type="float">
            <text:p>464.238</text:p>
          </table:table-cell>
          <table:table-cell office:value-type="float" office:value="122.995" calcext:value-type="float">
            <text:p>122.995</text:p>
          </table:table-cell>
          <table:table-cell office:value-type="float" office:value="336.346" calcext:value-type="float">
            <text:p>336.346</text:p>
          </table:table-cell>
          <table:table-cell office:value-type="float" office:value="134.673" calcext:value-type="float">
            <text:p>134.6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21.47" calcext:value-type="float">
            <text:p>2821.47</text:p>
          </table:table-cell>
          <table:table-cell office:value-type="float" office:value="13677.9" calcext:value-type="float">
            <text:p>13677.9</text:p>
          </table:table-cell>
          <table:table-cell office:value-type="float" office:value="5141.74" calcext:value-type="float">
            <text:p>5141.74</text:p>
          </table:table-cell>
          <table:table-cell office:value-type="float" office:value="6355.14" calcext:value-type="float">
            <text:p>6355.14</text:p>
          </table:table-cell>
          <table:table-cell office:value-type="float" office:value="1204.3" calcext:value-type="float">
            <text:p>1204.3</text:p>
          </table:table-cell>
          <table:table-cell office:value-type="float" office:value="2012.04" calcext:value-type="float">
            <text:p>2012.04</text:p>
          </table:table-cell>
          <table:table-cell office:value-type="float" office:value="194.605" calcext:value-type="float">
            <text:p>194.605</text:p>
          </table:table-cell>
          <table:table-cell office:value-type="float" office:value="184.668" calcext:value-type="float">
            <text:p>184.668</text:p>
          </table:table-cell>
          <table:table-cell office:value-type="float" office:value="472.92" calcext:value-type="float">
            <text:p>472.92</text:p>
          </table:table-cell>
          <table:table-cell office:value-type="float" office:value="122.635" calcext:value-type="float">
            <text:p>122.635</text:p>
          </table:table-cell>
          <table:table-cell office:value-type="float" office:value="342.88" calcext:value-type="float">
            <text:p>342.88</text:p>
          </table:table-cell>
          <table:table-cell office:value-type="float" office:value="132.606" calcext:value-type="float">
            <text:p>132.6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16.12" calcext:value-type="float">
            <text:p>2416.12</text:p>
          </table:table-cell>
          <table:table-cell office:value-type="float" office:value="13672.4" calcext:value-type="float">
            <text:p>13672.4</text:p>
          </table:table-cell>
          <table:table-cell office:value-type="float" office:value="5211.71" calcext:value-type="float">
            <text:p>5211.71</text:p>
          </table:table-cell>
          <table:table-cell office:value-type="float" office:value="6513.4" calcext:value-type="float">
            <text:p>6513.4</text:p>
          </table:table-cell>
          <table:table-cell office:value-type="float" office:value="1157.9" calcext:value-type="float">
            <text:p>1157.9</text:p>
          </table:table-cell>
          <table:table-cell office:value-type="float" office:value="1929.59" calcext:value-type="float">
            <text:p>1929.59</text:p>
          </table:table-cell>
          <table:table-cell office:value-type="float" office:value="182.314" calcext:value-type="float">
            <text:p>182.314</text:p>
          </table:table-cell>
          <table:table-cell office:value-type="float" office:value="171.774" calcext:value-type="float">
            <text:p>171.774</text:p>
          </table:table-cell>
          <table:table-cell office:value-type="float" office:value="483.657" calcext:value-type="float">
            <text:p>483.657</text:p>
          </table:table-cell>
          <table:table-cell office:value-type="float" office:value="124.357" calcext:value-type="float">
            <text:p>124.357</text:p>
          </table:table-cell>
          <table:table-cell office:value-type="float" office:value="343.535" calcext:value-type="float">
            <text:p>343.535</text:p>
          </table:table-cell>
          <table:table-cell office:value-type="float" office:value="127.415" calcext:value-type="float">
            <text:p>127.4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72.2" calcext:value-type="float">
            <text:p>2572.2</text:p>
          </table:table-cell>
          <table:table-cell office:value-type="float" office:value="14813.6" calcext:value-type="float">
            <text:p>14813.6</text:p>
          </table:table-cell>
          <table:table-cell office:value-type="float" office:value="5527.31" calcext:value-type="float">
            <text:p>5527.31</text:p>
          </table:table-cell>
          <table:table-cell office:value-type="float" office:value="6791.24" calcext:value-type="float">
            <text:p>6791.24</text:p>
          </table:table-cell>
          <table:table-cell office:value-type="float" office:value="1262.22" calcext:value-type="float">
            <text:p>1262.22</text:p>
          </table:table-cell>
          <table:table-cell office:value-type="float" office:value="1913.18" calcext:value-type="float">
            <text:p>1913.18</text:p>
          </table:table-cell>
          <table:table-cell office:value-type="float" office:value="186.523" calcext:value-type="float">
            <text:p>186.523</text:p>
          </table:table-cell>
          <table:table-cell office:value-type="float" office:value="176.678" calcext:value-type="float">
            <text:p>176.678</text:p>
          </table:table-cell>
          <table:table-cell office:value-type="float" office:value="491.443" calcext:value-type="float">
            <text:p>491.443</text:p>
          </table:table-cell>
          <table:table-cell office:value-type="float" office:value="127.509" calcext:value-type="float">
            <text:p>127.509</text:p>
          </table:table-cell>
          <table:table-cell office:value-type="float" office:value="346.408" calcext:value-type="float">
            <text:p>346.408</text:p>
          </table:table-cell>
          <table:table-cell office:value-type="float" office:value="130.189" calcext:value-type="float">
            <text:p>130.1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73.56" calcext:value-type="float">
            <text:p>2673.56</text:p>
          </table:table-cell>
          <table:table-cell office:value-type="float" office:value="15317.1" calcext:value-type="float">
            <text:p>15317.1</text:p>
          </table:table-cell>
          <table:table-cell office:value-type="float" office:value="5742.77" calcext:value-type="float">
            <text:p>5742.77</text:p>
          </table:table-cell>
          <table:table-cell office:value-type="float" office:value="7116.35" calcext:value-type="float">
            <text:p>7116.35</text:p>
          </table:table-cell>
          <table:table-cell office:value-type="float" office:value="1292.54" calcext:value-type="float">
            <text:p>1292.54</text:p>
          </table:table-cell>
          <table:table-cell office:value-type="float" office:value="2038.28" calcext:value-type="float">
            <text:p>2038.28</text:p>
          </table:table-cell>
          <table:table-cell office:value-type="float" office:value="189.331" calcext:value-type="float">
            <text:p>189.331</text:p>
          </table:table-cell>
          <table:table-cell office:value-type="float" office:value="179.249" calcext:value-type="float">
            <text:p>179.249</text:p>
          </table:table-cell>
          <table:table-cell office:value-type="float" office:value="501.47" calcext:value-type="float">
            <text:p>501.47</text:p>
          </table:table-cell>
          <table:table-cell office:value-type="float" office:value="129.82" calcext:value-type="float">
            <text:p>129.82</text:p>
          </table:table-cell>
          <table:table-cell office:value-type="float" office:value="363.466" calcext:value-type="float">
            <text:p>363.466</text:p>
          </table:table-cell>
          <table:table-cell office:value-type="float" office:value="131.958" calcext:value-type="float">
            <text:p>131.95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66.28" calcext:value-type="float">
            <text:p>2866.28</text:p>
          </table:table-cell>
          <table:table-cell office:value-type="float" office:value="16677.7" calcext:value-type="float">
            <text:p>16677.7</text:p>
          </table:table-cell>
          <table:table-cell office:value-type="float" office:value="6083.33" calcext:value-type="float">
            <text:p>6083.33</text:p>
          </table:table-cell>
          <table:table-cell office:value-type="float" office:value="7455.52" calcext:value-type="float">
            <text:p>7455.52</text:p>
          </table:table-cell>
          <table:table-cell office:value-type="float" office:value="1402.89" calcext:value-type="float">
            <text:p>1402.89</text:p>
          </table:table-cell>
          <table:table-cell office:value-type="float" office:value="2107.51" calcext:value-type="float">
            <text:p>2107.51</text:p>
          </table:table-cell>
          <table:table-cell office:value-type="float" office:value="192.37" calcext:value-type="float">
            <text:p>192.37</text:p>
          </table:table-cell>
          <table:table-cell office:value-type="float" office:value="181.589" calcext:value-type="float">
            <text:p>181.589</text:p>
          </table:table-cell>
          <table:table-cell office:value-type="float" office:value="509.119" calcext:value-type="float">
            <text:p>509.119</text:p>
          </table:table-cell>
          <table:table-cell office:value-type="float" office:value="131.281" calcext:value-type="float">
            <text:p>131.281</text:p>
          </table:table-cell>
          <table:table-cell office:value-type="float" office:value="377.776" calcext:value-type="float">
            <text:p>377.776</text:p>
          </table:table-cell>
          <table:table-cell office:value-type="float" office:value="144.493" calcext:value-type="float">
            <text:p>144.49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19.2" calcext:value-type="float">
            <text:p>2919.2</text:p>
          </table:table-cell>
          <table:table-cell office:value-type="float" office:value="17048.6" calcext:value-type="float">
            <text:p>17048.6</text:p>
          </table:table-cell>
          <table:table-cell office:value-type="float" office:value="6279.06" calcext:value-type="float">
            <text:p>6279.06</text:p>
          </table:table-cell>
          <table:table-cell office:value-type="float" office:value="7853.3" calcext:value-type="float">
            <text:p>7853.3</text:p>
          </table:table-cell>
          <table:table-cell office:value-type="float" office:value="1412.38" calcext:value-type="float">
            <text:p>1412.38</text:p>
          </table:table-cell>
          <table:table-cell office:value-type="float" office:value="2262.73" calcext:value-type="float">
            <text:p>2262.73</text:p>
          </table:table-cell>
          <table:table-cell office:value-type="float" office:value="195.323" calcext:value-type="float">
            <text:p>195.323</text:p>
          </table:table-cell>
          <table:table-cell office:value-type="float" office:value="185.327" calcext:value-type="float">
            <text:p>185.327</text:p>
          </table:table-cell>
          <table:table-cell office:value-type="float" office:value="517.52" calcext:value-type="float">
            <text:p>517.52</text:p>
          </table:table-cell>
          <table:table-cell office:value-type="float" office:value="134.278" calcext:value-type="float">
            <text:p>134.278</text:p>
          </table:table-cell>
          <table:table-cell office:value-type="float" office:value="357.504" calcext:value-type="float">
            <text:p>357.504</text:p>
          </table:table-cell>
          <table:table-cell office:value-type="float" office:value="147.202" calcext:value-type="float">
            <text:p>147.20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142.24" calcext:value-type="float">
            <text:p>3142.24</text:p>
          </table:table-cell>
          <table:table-cell office:value-type="float" office:value="18309.3" calcext:value-type="float">
            <text:p>18309.3</text:p>
          </table:table-cell>
          <table:table-cell office:value-type="float" office:value="6639.19" calcext:value-type="float">
            <text:p>6639.19</text:p>
          </table:table-cell>
          <table:table-cell office:value-type="float" office:value="8177.27" calcext:value-type="float">
            <text:p>8177.27</text:p>
          </table:table-cell>
          <table:table-cell office:value-type="float" office:value="1536.3" calcext:value-type="float">
            <text:p>1536.3</text:p>
          </table:table-cell>
          <table:table-cell office:value-type="float" office:value="2329.17" calcext:value-type="float">
            <text:p>2329.17</text:p>
          </table:table-cell>
          <table:table-cell office:value-type="float" office:value="199.736" calcext:value-type="float">
            <text:p>199.736</text:p>
          </table:table-cell>
          <table:table-cell office:value-type="float" office:value="188.297" calcext:value-type="float">
            <text:p>188.297</text:p>
          </table:table-cell>
          <table:table-cell office:value-type="float" office:value="527.152" calcext:value-type="float">
            <text:p>527.152</text:p>
          </table:table-cell>
          <table:table-cell office:value-type="float" office:value="136.001" calcext:value-type="float">
            <text:p>136.001</text:p>
          </table:table-cell>
          <table:table-cell office:value-type="float" office:value="384.235" calcext:value-type="float">
            <text:p>384.235</text:p>
          </table:table-cell>
          <table:table-cell office:value-type="float" office:value="139.852" calcext:value-type="float">
            <text:p>139.85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32.52" calcext:value-type="float">
            <text:p>3232.52</text:p>
          </table:table-cell>
          <table:table-cell office:value-type="float" office:value="18945.6" calcext:value-type="float">
            <text:p>18945.6</text:p>
          </table:table-cell>
          <table:table-cell office:value-type="float" office:value="6963.88" calcext:value-type="float">
            <text:p>6963.88</text:p>
          </table:table-cell>
          <table:table-cell office:value-type="float" office:value="8667.34" calcext:value-type="float">
            <text:p>8667.34</text:p>
          </table:table-cell>
          <table:table-cell office:value-type="float" office:value="1578.05" calcext:value-type="float">
            <text:p>1578.05</text:p>
          </table:table-cell>
          <table:table-cell office:value-type="float" office:value="2478.15" calcext:value-type="float">
            <text:p>2478.15</text:p>
          </table:table-cell>
          <table:table-cell office:value-type="float" office:value="203.795" calcext:value-type="float">
            <text:p>203.795</text:p>
          </table:table-cell>
          <table:table-cell office:value-type="float" office:value="192.446" calcext:value-type="float">
            <text:p>192.446</text:p>
          </table:table-cell>
          <table:table-cell office:value-type="float" office:value="536.6" calcext:value-type="float">
            <text:p>536.6</text:p>
          </table:table-cell>
          <table:table-cell office:value-type="float" office:value="142.758" calcext:value-type="float">
            <text:p>142.758</text:p>
          </table:table-cell>
          <table:table-cell office:value-type="float" office:value="388.871" calcext:value-type="float">
            <text:p>388.871</text:p>
          </table:table-cell>
          <table:table-cell office:value-type="float" office:value="153.224" calcext:value-type="float">
            <text:p>153.22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69.09" calcext:value-type="float">
            <text:p>3469.09</text:p>
          </table:table-cell>
          <table:table-cell office:value-type="float" office:value="19965.5" calcext:value-type="float">
            <text:p>19965.5</text:p>
          </table:table-cell>
          <table:table-cell office:value-type="float" office:value="7361.3" calcext:value-type="float">
            <text:p>7361.3</text:p>
          </table:table-cell>
          <table:table-cell office:value-type="float" office:value="9070.03" calcext:value-type="float">
            <text:p>9070.03</text:p>
          </table:table-cell>
          <table:table-cell office:value-type="float" office:value="1703.94" calcext:value-type="float">
            <text:p>1703.94</text:p>
          </table:table-cell>
          <table:table-cell office:value-type="float" office:value="2552.4" calcext:value-type="float">
            <text:p>2552.4</text:p>
          </table:table-cell>
          <table:table-cell office:value-type="float" office:value="205.952" calcext:value-type="float">
            <text:p>205.952</text:p>
          </table:table-cell>
          <table:table-cell office:value-type="float" office:value="195.242" calcext:value-type="float">
            <text:p>195.242</text:p>
          </table:table-cell>
          <table:table-cell office:value-type="float" office:value="546.544" calcext:value-type="float">
            <text:p>546.544</text:p>
          </table:table-cell>
          <table:table-cell office:value-type="float" office:value="140.735" calcext:value-type="float">
            <text:p>140.735</text:p>
          </table:table-cell>
          <table:table-cell office:value-type="float" office:value="401.984" calcext:value-type="float">
            <text:p>401.984</text:p>
          </table:table-cell>
          <table:table-cell office:value-type="float" office:value="152.76" calcext:value-type="float">
            <text:p>152.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82.88" calcext:value-type="float">
            <text:p>3582.88</text:p>
          </table:table-cell>
          <table:table-cell office:value-type="float" office:value="20607.1" calcext:value-type="float">
            <text:p>20607.1</text:p>
          </table:table-cell>
          <table:table-cell office:value-type="float" office:value="7594.4" calcext:value-type="float">
            <text:p>7594.4</text:p>
          </table:table-cell>
          <table:table-cell office:value-type="float" office:value="9465.86" calcext:value-type="float">
            <text:p>9465.86</text:p>
          </table:table-cell>
          <table:table-cell office:value-type="float" office:value="1712.71" calcext:value-type="float">
            <text:p>1712.71</text:p>
          </table:table-cell>
          <table:table-cell office:value-type="float" office:value="2755.48" calcext:value-type="float">
            <text:p>2755.48</text:p>
          </table:table-cell>
          <table:table-cell office:value-type="float" office:value="211.555" calcext:value-type="float">
            <text:p>211.555</text:p>
          </table:table-cell>
          <table:table-cell office:value-type="float" office:value="198.93" calcext:value-type="float">
            <text:p>198.93</text:p>
          </table:table-cell>
          <table:table-cell office:value-type="float" office:value="554.221" calcext:value-type="float">
            <text:p>554.221</text:p>
          </table:table-cell>
          <table:table-cell office:value-type="float" office:value="143.186" calcext:value-type="float">
            <text:p>143.186</text:p>
          </table:table-cell>
          <table:table-cell office:value-type="float" office:value="405.98" calcext:value-type="float">
            <text:p>405.98</text:p>
          </table:table-cell>
          <table:table-cell office:value-type="float" office:value="138.549" calcext:value-type="float">
            <text:p>138.549</text:p>
          </table:table-cell>
        </table:table-row>
      </table:table>
      <table:table table:name="Matrix-Matrix Multiplication" table:style-name="ta1">
        <table:shapes>
          <draw:frame draw:z-index="0" draw:style-name="gr1" draw:text-style-name="P1" svg:width="9.7799in" svg:height="6.7098in" svg:x="5.7874in" svg:y="0.3181in">
            <draw:object draw:notify-on-update-of-ranges="'Matrix-Matrix Multiplication'.A2:'Matrix-Matrix Multiplication'.A101 'Matrix-Matrix Multiplication'.B1:'Matrix-Matrix Multiplication'.B1 'Matrix-Matrix Multiplication'.B2:'Matrix-Matrix Multiplication'.B101 'Matrix-Matrix Multiplication'.A2:'Matrix-Matrix Multiplication'.A101 'Matrix-Matrix Multiplication'.C1:'Matrix-Matrix Multiplication'.C1 'Matrix-Matrix Multiplication'.C2:'Matrix-Matrix Multiplication'.C101 'Matrix-Matrix Multiplication'.A2:'Matrix-Matrix Multiplication'.A101 'Matrix-Matrix Multiplication'.D1:'Matrix-Matrix Multiplication'.D1 'Matrix-Matrix Multiplication'.D2:'Matrix-Matrix Multiplication'.D101 'Matrix-Matrix Multiplication'.A2:'Matrix-Matrix Multiplication'.A101 'Matrix-Matrix Multiplication'.E1:'Matrix-Matrix Multiplication'.E1 'Matrix-Matrix Multiplication'.E2:'Matrix-Matrix Multiplication'.E101 'Matrix-Matrix Multiplication'.A2:'Matrix-Matrix Multiplication'.A101 'Matrix-Matrix Multiplication'.F1:'Matrix-Matrix Multiplication'.F1 'Matrix-Matrix Multiplication'.F2:'Matrix-Matrix Multiplication'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Dense (Threads: 1)</text:p>
          </table:table-cell>
          <table:table-cell office:value-type="string" calcext:value-type="string">
            <text:p>Dense (Threads: 2)</text:p>
          </table:table-cell>
          <table:table-cell office:value-type="string" calcext:value-type="string">
            <text:p>Dense (Threads: 3)</text:p>
          </table:table-cell>
          <table:table-cell office:value-type="string" calcext:value-type="string">
            <text:p>Dense (Threads: 4)</text:p>
          </table:table-cell>
          <table:table-cell office:value-type="string" calcext:value-type="string">
            <text:p>Spar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0864" calcext:value-type="float">
            <text:p>0.200864</text:p>
          </table:table-cell>
          <table:table-cell office:value-type="float" office:value="0.193634" calcext:value-type="float">
            <text:p>0.193634</text:p>
          </table:table-cell>
          <table:table-cell office:value-type="float" office:value="0.192185" calcext:value-type="float">
            <text:p>0.192185</text:p>
          </table:table-cell>
          <table:table-cell office:value-type="float" office:value="0.194288" calcext:value-type="float">
            <text:p>0.194288</text:p>
          </table:table-cell>
          <table:table-cell office:value-type="float" office:value="1.08383" calcext:value-type="float">
            <text:p>1.083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0776" calcext:value-type="float">
            <text:p>0.660776</text:p>
          </table:table-cell>
          <table:table-cell office:value-type="float" office:value="0.663584" calcext:value-type="float">
            <text:p>0.663584</text:p>
          </table:table-cell>
          <table:table-cell office:value-type="float" office:value="0.655066" calcext:value-type="float">
            <text:p>0.655066</text:p>
          </table:table-cell>
          <table:table-cell office:value-type="float" office:value="0.654821" calcext:value-type="float">
            <text:p>0.654821</text:p>
          </table:table-cell>
          <table:table-cell office:value-type="float" office:value="3.90647" calcext:value-type="float">
            <text:p>3.906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1032" calcext:value-type="float">
            <text:p>1.81032</text:p>
          </table:table-cell>
          <table:table-cell office:value-type="float" office:value="1.88725" calcext:value-type="float">
            <text:p>1.88725</text:p>
          </table:table-cell>
          <table:table-cell office:value-type="float" office:value="1.9707" calcext:value-type="float">
            <text:p>1.9707</text:p>
          </table:table-cell>
          <table:table-cell office:value-type="float" office:value="1.84935" calcext:value-type="float">
            <text:p>1.84935</text:p>
          </table:table-cell>
          <table:table-cell office:value-type="float" office:value="7.11924" calcext:value-type="float">
            <text:p>7.119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7528" calcext:value-type="float">
            <text:p>3.17528</text:p>
          </table:table-cell>
          <table:table-cell office:value-type="float" office:value="3.46343" calcext:value-type="float">
            <text:p>3.46343</text:p>
          </table:table-cell>
          <table:table-cell office:value-type="float" office:value="3.22362" calcext:value-type="float">
            <text:p>3.22362</text:p>
          </table:table-cell>
          <table:table-cell office:value-type="float" office:value="3.30279" calcext:value-type="float">
            <text:p>3.30279</text:p>
          </table:table-cell>
          <table:table-cell office:value-type="float" office:value="10.0856" calcext:value-type="float">
            <text:p>10.08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51412" calcext:value-type="float">
            <text:p>6.51412</text:p>
          </table:table-cell>
          <table:table-cell office:value-type="float" office:value="6.56667" calcext:value-type="float">
            <text:p>6.56667</text:p>
          </table:table-cell>
          <table:table-cell office:value-type="float" office:value="6.75738" calcext:value-type="float">
            <text:p>6.75738</text:p>
          </table:table-cell>
          <table:table-cell office:value-type="float" office:value="6.29514" calcext:value-type="float">
            <text:p>6.29514</text:p>
          </table:table-cell>
          <table:table-cell office:value-type="float" office:value="13.505" calcext:value-type="float">
            <text:p>13.5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0404" calcext:value-type="float">
            <text:p>10.0404</text:p>
          </table:table-cell>
          <table:table-cell office:value-type="float" office:value="10.2571" calcext:value-type="float">
            <text:p>10.2571</text:p>
          </table:table-cell>
          <table:table-cell office:value-type="float" office:value="10.6247" calcext:value-type="float">
            <text:p>10.6247</text:p>
          </table:table-cell>
          <table:table-cell office:value-type="float" office:value="10.2818" calcext:value-type="float">
            <text:p>10.2818</text:p>
          </table:table-cell>
          <table:table-cell office:value-type="float" office:value="15.9163" calcext:value-type="float">
            <text:p>15.91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8573" calcext:value-type="float">
            <text:p>15.8573</text:p>
          </table:table-cell>
          <table:table-cell office:value-type="float" office:value="16.5127" calcext:value-type="float">
            <text:p>16.5127</text:p>
          </table:table-cell>
          <table:table-cell office:value-type="float" office:value="16.6047" calcext:value-type="float">
            <text:p>16.6047</text:p>
          </table:table-cell>
          <table:table-cell office:value-type="float" office:value="16.4407" calcext:value-type="float">
            <text:p>16.4407</text:p>
          </table:table-cell>
          <table:table-cell office:value-type="float" office:value="18.9761" calcext:value-type="float">
            <text:p>18.97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.0114" calcext:value-type="float">
            <text:p>21.0114</text:p>
          </table:table-cell>
          <table:table-cell office:value-type="float" office:value="21.8123" calcext:value-type="float">
            <text:p>21.8123</text:p>
          </table:table-cell>
          <table:table-cell office:value-type="float" office:value="22.2112" calcext:value-type="float">
            <text:p>22.2112</text:p>
          </table:table-cell>
          <table:table-cell office:value-type="float" office:value="21.7538" calcext:value-type="float">
            <text:p>21.7538</text:p>
          </table:table-cell>
          <table:table-cell office:value-type="float" office:value="20.7093" calcext:value-type="float">
            <text:p>20.70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.4992" calcext:value-type="float">
            <text:p>31.4992</text:p>
          </table:table-cell>
          <table:table-cell office:value-type="float" office:value="32.1298" calcext:value-type="float">
            <text:p>32.1298</text:p>
          </table:table-cell>
          <table:table-cell office:value-type="float" office:value="32.5881" calcext:value-type="float">
            <text:p>32.5881</text:p>
          </table:table-cell>
          <table:table-cell office:value-type="float" office:value="32.5826" calcext:value-type="float">
            <text:p>32.5826</text:p>
          </table:table-cell>
          <table:table-cell office:value-type="float" office:value="23.3588" calcext:value-type="float">
            <text:p>23.35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.2146" calcext:value-type="float">
            <text:p>41.2146</text:p>
          </table:table-cell>
          <table:table-cell office:value-type="float" office:value="36.6599" calcext:value-type="float">
            <text:p>36.6599</text:p>
          </table:table-cell>
          <table:table-cell office:value-type="float" office:value="29.3873" calcext:value-type="float">
            <text:p>29.3873</text:p>
          </table:table-cell>
          <table:table-cell office:value-type="float" office:value="29.4347" calcext:value-type="float">
            <text:p>29.4347</text:p>
          </table:table-cell>
          <table:table-cell office:value-type="float" office:value="26.3456" calcext:value-type="float">
            <text:p>26.34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.6862" calcext:value-type="float">
            <text:p>57.6862</text:p>
          </table:table-cell>
          <table:table-cell office:value-type="float" office:value="45.0139" calcext:value-type="float">
            <text:p>45.0139</text:p>
          </table:table-cell>
          <table:table-cell office:value-type="float" office:value="39.8906" calcext:value-type="float">
            <text:p>39.8906</text:p>
          </table:table-cell>
          <table:table-cell office:value-type="float" office:value="35.8027" calcext:value-type="float">
            <text:p>35.8027</text:p>
          </table:table-cell>
          <table:table-cell office:value-type="float" office:value="29.0016" calcext:value-type="float">
            <text:p>29.00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.2596" calcext:value-type="float">
            <text:p>69.2596</text:p>
          </table:table-cell>
          <table:table-cell office:value-type="float" office:value="45.7911" calcext:value-type="float">
            <text:p>45.7911</text:p>
          </table:table-cell>
          <table:table-cell office:value-type="float" office:value="42.6167" calcext:value-type="float">
            <text:p>42.6167</text:p>
          </table:table-cell>
          <table:table-cell office:value-type="float" office:value="49.5877" calcext:value-type="float">
            <text:p>49.5877</text:p>
          </table:table-cell>
          <table:table-cell office:value-type="float" office:value="31.7826" calcext:value-type="float">
            <text:p>31.78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1.4923" calcext:value-type="float">
            <text:p>91.4923</text:p>
          </table:table-cell>
          <table:table-cell office:value-type="float" office:value="68.0746" calcext:value-type="float">
            <text:p>68.0746</text:p>
          </table:table-cell>
          <table:table-cell office:value-type="float" office:value="52.0821" calcext:value-type="float">
            <text:p>52.0821</text:p>
          </table:table-cell>
          <table:table-cell office:value-type="float" office:value="51.1394" calcext:value-type="float">
            <text:p>51.1394</text:p>
          </table:table-cell>
          <table:table-cell office:value-type="float" office:value="34.0743" calcext:value-type="float">
            <text:p>34.07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9.644" calcext:value-type="float">
            <text:p>109.644</text:p>
          </table:table-cell>
          <table:table-cell office:value-type="float" office:value="79.7292" calcext:value-type="float">
            <text:p>79.7292</text:p>
          </table:table-cell>
          <table:table-cell office:value-type="float" office:value="69.4676" calcext:value-type="float">
            <text:p>69.4676</text:p>
          </table:table-cell>
          <table:table-cell office:value-type="float" office:value="66.2839" calcext:value-type="float">
            <text:p>66.2839</text:p>
          </table:table-cell>
          <table:table-cell office:value-type="float" office:value="36.9434" calcext:value-type="float">
            <text:p>36.94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.725" calcext:value-type="float">
            <text:p>140.725</text:p>
          </table:table-cell>
          <table:table-cell office:value-type="float" office:value="91.8666" calcext:value-type="float">
            <text:p>91.8666</text:p>
          </table:table-cell>
          <table:table-cell office:value-type="float" office:value="74.5177" calcext:value-type="float">
            <text:p>74.5177</text:p>
          </table:table-cell>
          <table:table-cell office:value-type="float" office:value="83.7674" calcext:value-type="float">
            <text:p>83.7674</text:p>
          </table:table-cell>
          <table:table-cell office:value-type="float" office:value="39.4303" calcext:value-type="float">
            <text:p>39.43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1.669" calcext:value-type="float">
            <text:p>161.669</text:p>
          </table:table-cell>
          <table:table-cell office:value-type="float" office:value="100.631" calcext:value-type="float">
            <text:p>100.631</text:p>
          </table:table-cell>
          <table:table-cell office:value-type="float" office:value="87.3498" calcext:value-type="float">
            <text:p>87.3498</text:p>
          </table:table-cell>
          <table:table-cell office:value-type="float" office:value="82.4738" calcext:value-type="float">
            <text:p>82.4738</text:p>
          </table:table-cell>
          <table:table-cell office:value-type="float" office:value="42.1572" calcext:value-type="float">
            <text:p>42.15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5.936" calcext:value-type="float">
            <text:p>195.936</text:p>
          </table:table-cell>
          <table:table-cell office:value-type="float" office:value="125.498" calcext:value-type="float">
            <text:p>125.498</text:p>
          </table:table-cell>
          <table:table-cell office:value-type="float" office:value="92.8928" calcext:value-type="float">
            <text:p>92.8928</text:p>
          </table:table-cell>
          <table:table-cell office:value-type="float" office:value="105.126" calcext:value-type="float">
            <text:p>105.126</text:p>
          </table:table-cell>
          <table:table-cell office:value-type="float" office:value="45.3676" calcext:value-type="float">
            <text:p>45.36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5.703" calcext:value-type="float">
            <text:p>225.703</text:p>
          </table:table-cell>
          <table:table-cell office:value-type="float" office:value="140.587" calcext:value-type="float">
            <text:p>140.587</text:p>
          </table:table-cell>
          <table:table-cell office:value-type="float" office:value="113.793" calcext:value-type="float">
            <text:p>113.793</text:p>
          </table:table-cell>
          <table:table-cell office:value-type="float" office:value="129.771" calcext:value-type="float">
            <text:p>129.771</text:p>
          </table:table-cell>
          <table:table-cell office:value-type="float" office:value="47.745" calcext:value-type="float">
            <text:p>47.7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0.622" calcext:value-type="float">
            <text:p>270.622</text:p>
          </table:table-cell>
          <table:table-cell office:value-type="float" office:value="172.341" calcext:value-type="float">
            <text:p>172.341</text:p>
          </table:table-cell>
          <table:table-cell office:value-type="float" office:value="141.985" calcext:value-type="float">
            <text:p>141.985</text:p>
          </table:table-cell>
          <table:table-cell office:value-type="float" office:value="160.8" calcext:value-type="float">
            <text:p>160.8</text:p>
          </table:table-cell>
          <table:table-cell office:value-type="float" office:value="49.7695" calcext:value-type="float">
            <text:p>49.76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3.442" calcext:value-type="float">
            <text:p>303.442</text:p>
          </table:table-cell>
          <table:table-cell office:value-type="float" office:value="185.668" calcext:value-type="float">
            <text:p>185.668</text:p>
          </table:table-cell>
          <table:table-cell office:value-type="float" office:value="140.834" calcext:value-type="float">
            <text:p>140.834</text:p>
          </table:table-cell>
          <table:table-cell office:value-type="float" office:value="156.935" calcext:value-type="float">
            <text:p>156.935</text:p>
          </table:table-cell>
          <table:table-cell office:value-type="float" office:value="51.5918" calcext:value-type="float">
            <text:p>51.59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8.485" calcext:value-type="float">
            <text:p>358.485</text:p>
          </table:table-cell>
          <table:table-cell office:value-type="float" office:value="207.513" calcext:value-type="float">
            <text:p>207.513</text:p>
          </table:table-cell>
          <table:table-cell office:value-type="float" office:value="171.925" calcext:value-type="float">
            <text:p>171.925</text:p>
          </table:table-cell>
          <table:table-cell office:value-type="float" office:value="193.486" calcext:value-type="float">
            <text:p>193.486</text:p>
          </table:table-cell>
          <table:table-cell office:value-type="float" office:value="55.0042" calcext:value-type="float">
            <text:p>55.00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6.299" calcext:value-type="float">
            <text:p>406.299</text:p>
          </table:table-cell>
          <table:table-cell office:value-type="float" office:value="246.068" calcext:value-type="float">
            <text:p>246.068</text:p>
          </table:table-cell>
          <table:table-cell office:value-type="float" office:value="177.249" calcext:value-type="float">
            <text:p>177.249</text:p>
          </table:table-cell>
          <table:table-cell office:value-type="float" office:value="229.775" calcext:value-type="float">
            <text:p>229.775</text:p>
          </table:table-cell>
          <table:table-cell office:value-type="float" office:value="58.3416" calcext:value-type="float">
            <text:p>58.34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69.252" calcext:value-type="float">
            <text:p>469.252</text:p>
          </table:table-cell>
          <table:table-cell office:value-type="float" office:value="273.292" calcext:value-type="float">
            <text:p>273.292</text:p>
          </table:table-cell>
          <table:table-cell office:value-type="float" office:value="211.621" calcext:value-type="float">
            <text:p>211.621</text:p>
          </table:table-cell>
          <table:table-cell office:value-type="float" office:value="233.567" calcext:value-type="float">
            <text:p>233.567</text:p>
          </table:table-cell>
          <table:table-cell office:value-type="float" office:value="62.6294" calcext:value-type="float">
            <text:p>62.62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13.846" calcext:value-type="float">
            <text:p>513.846</text:p>
          </table:table-cell>
          <table:table-cell office:value-type="float" office:value="291.307" calcext:value-type="float">
            <text:p>291.307</text:p>
          </table:table-cell>
          <table:table-cell office:value-type="float" office:value="215.402" calcext:value-type="float">
            <text:p>215.402</text:p>
          </table:table-cell>
          <table:table-cell office:value-type="float" office:value="270.054" calcext:value-type="float">
            <text:p>270.054</text:p>
          </table:table-cell>
          <table:table-cell office:value-type="float" office:value="64.1088" calcext:value-type="float">
            <text:p>64.10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92.516" calcext:value-type="float">
            <text:p>592.516</text:p>
          </table:table-cell>
          <table:table-cell office:value-type="float" office:value="343.166" calcext:value-type="float">
            <text:p>343.166</text:p>
          </table:table-cell>
          <table:table-cell office:value-type="float" office:value="255.095" calcext:value-type="float">
            <text:p>255.095</text:p>
          </table:table-cell>
          <table:table-cell office:value-type="float" office:value="321.249" calcext:value-type="float">
            <text:p>321.249</text:p>
          </table:table-cell>
          <table:table-cell office:value-type="float" office:value="65.5265" calcext:value-type="float">
            <text:p>65.52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8.523" calcext:value-type="float">
            <text:p>658.523</text:p>
          </table:table-cell>
          <table:table-cell office:value-type="float" office:value="372.639" calcext:value-type="float">
            <text:p>372.639</text:p>
          </table:table-cell>
          <table:table-cell office:value-type="float" office:value="297.667" calcext:value-type="float">
            <text:p>297.667</text:p>
          </table:table-cell>
          <table:table-cell office:value-type="float" office:value="321.999" calcext:value-type="float">
            <text:p>321.999</text:p>
          </table:table-cell>
          <table:table-cell office:value-type="float" office:value="68.1093" calcext:value-type="float">
            <text:p>68.109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52.331" calcext:value-type="float">
            <text:p>752.331</text:p>
          </table:table-cell>
          <table:table-cell office:value-type="float" office:value="437.429" calcext:value-type="float">
            <text:p>437.429</text:p>
          </table:table-cell>
          <table:table-cell office:value-type="float" office:value="311.417" calcext:value-type="float">
            <text:p>311.417</text:p>
          </table:table-cell>
          <table:table-cell office:value-type="float" office:value="384.403" calcext:value-type="float">
            <text:p>384.403</text:p>
          </table:table-cell>
          <table:table-cell office:value-type="float" office:value="71.7802" calcext:value-type="float">
            <text:p>71.78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14.332" calcext:value-type="float">
            <text:p>814.332</text:p>
          </table:table-cell>
          <table:table-cell office:value-type="float" office:value="456.746" calcext:value-type="float">
            <text:p>456.746</text:p>
          </table:table-cell>
          <table:table-cell office:value-type="float" office:value="347.55" calcext:value-type="float">
            <text:p>347.55</text:p>
          </table:table-cell>
          <table:table-cell office:value-type="float" office:value="429.094" calcext:value-type="float">
            <text:p>429.094</text:p>
          </table:table-cell>
          <table:table-cell office:value-type="float" office:value="73.4635" calcext:value-type="float">
            <text:p>73.46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16.397" calcext:value-type="float">
            <text:p>916.397</text:p>
          </table:table-cell>
          <table:table-cell office:value-type="float" office:value="506.946" calcext:value-type="float">
            <text:p>506.946</text:p>
          </table:table-cell>
          <table:table-cell office:value-type="float" office:value="364.314" calcext:value-type="float">
            <text:p>364.314</text:p>
          </table:table-cell>
          <table:table-cell office:value-type="float" office:value="434.017" calcext:value-type="float">
            <text:p>434.017</text:p>
          </table:table-cell>
          <table:table-cell office:value-type="float" office:value="75.1586" calcext:value-type="float">
            <text:p>75.15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2.47" calcext:value-type="float">
            <text:p>1002.47</text:p>
          </table:table-cell>
          <table:table-cell office:value-type="float" office:value="569.391" calcext:value-type="float">
            <text:p>569.391</text:p>
          </table:table-cell>
          <table:table-cell office:value-type="float" office:value="416.955" calcext:value-type="float">
            <text:p>416.955</text:p>
          </table:table-cell>
          <table:table-cell office:value-type="float" office:value="497.123" calcext:value-type="float">
            <text:p>497.123</text:p>
          </table:table-cell>
          <table:table-cell office:value-type="float" office:value="77.9983" calcext:value-type="float">
            <text:p>77.99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17.69" calcext:value-type="float">
            <text:p>1117.69</text:p>
          </table:table-cell>
          <table:table-cell office:value-type="float" office:value="619.547" calcext:value-type="float">
            <text:p>619.547</text:p>
          </table:table-cell>
          <table:table-cell office:value-type="float" office:value="482.805" calcext:value-type="float">
            <text:p>482.805</text:p>
          </table:table-cell>
          <table:table-cell office:value-type="float" office:value="574.284" calcext:value-type="float">
            <text:p>574.284</text:p>
          </table:table-cell>
          <table:table-cell office:value-type="float" office:value="80.5076" calcext:value-type="float">
            <text:p>80.50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08.19" calcext:value-type="float">
            <text:p>1208.19</text:p>
          </table:table-cell>
          <table:table-cell office:value-type="float" office:value="654.875" calcext:value-type="float">
            <text:p>654.875</text:p>
          </table:table-cell>
          <table:table-cell office:value-type="float" office:value="488.369" calcext:value-type="float">
            <text:p>488.369</text:p>
          </table:table-cell>
          <table:table-cell office:value-type="float" office:value="561.119" calcext:value-type="float">
            <text:p>561.119</text:p>
          </table:table-cell>
          <table:table-cell office:value-type="float" office:value="83.6058" calcext:value-type="float">
            <text:p>83.60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34.69" calcext:value-type="float">
            <text:p>1334.69</text:p>
          </table:table-cell>
          <table:table-cell office:value-type="float" office:value="739.486" calcext:value-type="float">
            <text:p>739.486</text:p>
          </table:table-cell>
          <table:table-cell office:value-type="float" office:value="557.249" calcext:value-type="float">
            <text:p>557.249</text:p>
          </table:table-cell>
          <table:table-cell office:value-type="float" office:value="644.989" calcext:value-type="float">
            <text:p>644.989</text:p>
          </table:table-cell>
          <table:table-cell office:value-type="float" office:value="85.8556" calcext:value-type="float">
            <text:p>85.85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4.72" calcext:value-type="float">
            <text:p>1454.72</text:p>
          </table:table-cell>
          <table:table-cell office:value-type="float" office:value="798.184" calcext:value-type="float">
            <text:p>798.184</text:p>
          </table:table-cell>
          <table:table-cell office:value-type="float" office:value="569.569" calcext:value-type="float">
            <text:p>569.569</text:p>
          </table:table-cell>
          <table:table-cell office:value-type="float" office:value="726.969" calcext:value-type="float">
            <text:p>726.969</text:p>
          </table:table-cell>
          <table:table-cell office:value-type="float" office:value="91.3167" calcext:value-type="float">
            <text:p>91.31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14.76" calcext:value-type="float">
            <text:p>1614.76</text:p>
          </table:table-cell>
          <table:table-cell office:value-type="float" office:value="900.014" calcext:value-type="float">
            <text:p>900.014</text:p>
          </table:table-cell>
          <table:table-cell office:value-type="float" office:value="649.721" calcext:value-type="float">
            <text:p>649.721</text:p>
          </table:table-cell>
          <table:table-cell office:value-type="float" office:value="832.659" calcext:value-type="float">
            <text:p>832.659</text:p>
          </table:table-cell>
          <table:table-cell office:value-type="float" office:value="93.0342" calcext:value-type="float">
            <text:p>93.03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22.7" calcext:value-type="float">
            <text:p>1722.7</text:p>
          </table:table-cell>
          <table:table-cell office:value-type="float" office:value="931.331" calcext:value-type="float">
            <text:p>931.331</text:p>
          </table:table-cell>
          <table:table-cell office:value-type="float" office:value="655.032" calcext:value-type="float">
            <text:p>655.032</text:p>
          </table:table-cell>
          <table:table-cell office:value-type="float" office:value="811.946" calcext:value-type="float">
            <text:p>811.946</text:p>
          </table:table-cell>
          <table:table-cell office:value-type="float" office:value="95.4371" calcext:value-type="float">
            <text:p>95.43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81.4" calcext:value-type="float">
            <text:p>1881.4</text:p>
          </table:table-cell>
          <table:table-cell office:value-type="float" office:value="1010.45" calcext:value-type="float">
            <text:p>1010.45</text:p>
          </table:table-cell>
          <table:table-cell office:value-type="float" office:value="736.717" calcext:value-type="float">
            <text:p>736.717</text:p>
          </table:table-cell>
          <table:table-cell office:value-type="float" office:value="918.466" calcext:value-type="float">
            <text:p>918.466</text:p>
          </table:table-cell>
          <table:table-cell office:value-type="float" office:value="97.2743" calcext:value-type="float">
            <text:p>97.27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27.6" calcext:value-type="float">
            <text:p>2027.6</text:p>
          </table:table-cell>
          <table:table-cell office:value-type="float" office:value="1119.69" calcext:value-type="float">
            <text:p>1119.69</text:p>
          </table:table-cell>
          <table:table-cell office:value-type="float" office:value="822.217" calcext:value-type="float">
            <text:p>822.217</text:p>
          </table:table-cell>
          <table:table-cell office:value-type="float" office:value="1029.06" calcext:value-type="float">
            <text:p>1029.06</text:p>
          </table:table-cell>
          <table:table-cell office:value-type="float" office:value="100.229" calcext:value-type="float">
            <text:p>100.2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40.41" calcext:value-type="float">
            <text:p>2240.41</text:p>
          </table:table-cell>
          <table:table-cell office:value-type="float" office:value="1201.57" calcext:value-type="float">
            <text:p>1201.57</text:p>
          </table:table-cell>
          <table:table-cell office:value-type="float" office:value="854.31" calcext:value-type="float">
            <text:p>854.31</text:p>
          </table:table-cell>
          <table:table-cell office:value-type="float" office:value="1033.94" calcext:value-type="float">
            <text:p>1033.94</text:p>
          </table:table-cell>
          <table:table-cell office:value-type="float" office:value="101.893" calcext:value-type="float">
            <text:p>101.8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85.16" calcext:value-type="float">
            <text:p>2385.16</text:p>
          </table:table-cell>
          <table:table-cell office:value-type="float" office:value="1256.74" calcext:value-type="float">
            <text:p>1256.74</text:p>
          </table:table-cell>
          <table:table-cell office:value-type="float" office:value="937.442" calcext:value-type="float">
            <text:p>937.442</text:p>
          </table:table-cell>
          <table:table-cell office:value-type="float" office:value="1132.98" calcext:value-type="float">
            <text:p>1132.98</text:p>
          </table:table-cell>
          <table:table-cell office:value-type="float" office:value="105.216" calcext:value-type="float">
            <text:p>105.2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99.56" calcext:value-type="float">
            <text:p>2599.56</text:p>
          </table:table-cell>
          <table:table-cell office:value-type="float" office:value="1393.53" calcext:value-type="float">
            <text:p>1393.53</text:p>
          </table:table-cell>
          <table:table-cell office:value-type="float" office:value="962.004" calcext:value-type="float">
            <text:p>962.004</text:p>
          </table:table-cell>
          <table:table-cell office:value-type="float" office:value="1123.03" calcext:value-type="float">
            <text:p>1123.03</text:p>
          </table:table-cell>
          <table:table-cell office:value-type="float" office:value="108.568" calcext:value-type="float">
            <text:p>108.5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93.8" calcext:value-type="float">
            <text:p>2793.8</text:p>
          </table:table-cell>
          <table:table-cell office:value-type="float" office:value="1480.66" calcext:value-type="float">
            <text:p>1480.66</text:p>
          </table:table-cell>
          <table:table-cell office:value-type="float" office:value="1064.03" calcext:value-type="float">
            <text:p>1064.03</text:p>
          </table:table-cell>
          <table:table-cell office:value-type="float" office:value="1261.18" calcext:value-type="float">
            <text:p>1261.18</text:p>
          </table:table-cell>
          <table:table-cell office:value-type="float" office:value="115.101" calcext:value-type="float">
            <text:p>115.1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05.73" calcext:value-type="float">
            <text:p>3005.73</text:p>
          </table:table-cell>
          <table:table-cell office:value-type="float" office:value="1625.1" calcext:value-type="float">
            <text:p>1625.1</text:p>
          </table:table-cell>
          <table:table-cell office:value-type="float" office:value="1192.69" calcext:value-type="float">
            <text:p>1192.69</text:p>
          </table:table-cell>
          <table:table-cell office:value-type="float" office:value="1410.49" calcext:value-type="float">
            <text:p>1410.49</text:p>
          </table:table-cell>
          <table:table-cell office:value-type="float" office:value="115.116" calcext:value-type="float">
            <text:p>115.1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88.62" calcext:value-type="float">
            <text:p>3188.62</text:p>
          </table:table-cell>
          <table:table-cell office:value-type="float" office:value="1683.39" calcext:value-type="float">
            <text:p>1683.39</text:p>
          </table:table-cell>
          <table:table-cell office:value-type="float" office:value="1199.46" calcext:value-type="float">
            <text:p>1199.46</text:p>
          </table:table-cell>
          <table:table-cell office:value-type="float" office:value="1469.53" calcext:value-type="float">
            <text:p>1469.53</text:p>
          </table:table-cell>
          <table:table-cell office:value-type="float" office:value="116.255" calcext:value-type="float">
            <text:p>116.2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31.8" calcext:value-type="float">
            <text:p>3431.8</text:p>
          </table:table-cell>
          <table:table-cell office:value-type="float" office:value="1801.15" calcext:value-type="float">
            <text:p>1801.15</text:p>
          </table:table-cell>
          <table:table-cell office:value-type="float" office:value="1324.03" calcext:value-type="float">
            <text:p>1324.03</text:p>
          </table:table-cell>
          <table:table-cell office:value-type="float" office:value="1532.01" calcext:value-type="float">
            <text:p>1532.01</text:p>
          </table:table-cell>
          <table:table-cell office:value-type="float" office:value="116.743" calcext:value-type="float">
            <text:p>116.74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634.88" calcext:value-type="float">
            <text:p>3634.88</text:p>
          </table:table-cell>
          <table:table-cell office:value-type="float" office:value="1945.3" calcext:value-type="float">
            <text:p>1945.3</text:p>
          </table:table-cell>
          <table:table-cell office:value-type="float" office:value="1344.07" calcext:value-type="float">
            <text:p>1344.07</text:p>
          </table:table-cell>
          <table:table-cell office:value-type="float" office:value="1667.74" calcext:value-type="float">
            <text:p>1667.74</text:p>
          </table:table-cell>
          <table:table-cell office:value-type="float" office:value="126.777" calcext:value-type="float">
            <text:p>126.77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938.49" calcext:value-type="float">
            <text:p>3938.49</text:p>
          </table:table-cell>
          <table:table-cell office:value-type="float" office:value="2069.48" calcext:value-type="float">
            <text:p>2069.48</text:p>
          </table:table-cell>
          <table:table-cell office:value-type="float" office:value="1492.57" calcext:value-type="float">
            <text:p>1492.57</text:p>
          </table:table-cell>
          <table:table-cell office:value-type="float" office:value="1684.08" calcext:value-type="float">
            <text:p>1684.08</text:p>
          </table:table-cell>
          <table:table-cell office:value-type="float" office:value="127.162" calcext:value-type="float">
            <text:p>127.16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683.66" calcext:value-type="float">
            <text:p>4683.66</text:p>
          </table:table-cell>
          <table:table-cell office:value-type="float" office:value="2153.26" calcext:value-type="float">
            <text:p>2153.26</text:p>
          </table:table-cell>
          <table:table-cell office:value-type="float" office:value="1504.04" calcext:value-type="float">
            <text:p>1504.04</text:p>
          </table:table-cell>
          <table:table-cell office:value-type="float" office:value="1840.64" calcext:value-type="float">
            <text:p>1840.64</text:p>
          </table:table-cell>
          <table:table-cell office:value-type="float" office:value="127.851" calcext:value-type="float">
            <text:p>127.8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428.56" calcext:value-type="float">
            <text:p>4428.56</text:p>
          </table:table-cell>
          <table:table-cell office:value-type="float" office:value="2335.85" calcext:value-type="float">
            <text:p>2335.85</text:p>
          </table:table-cell>
          <table:table-cell office:value-type="float" office:value="1643.21" calcext:value-type="float">
            <text:p>1643.21</text:p>
          </table:table-cell>
          <table:table-cell office:value-type="float" office:value="2005.18" calcext:value-type="float">
            <text:p>2005.18</text:p>
          </table:table-cell>
          <table:table-cell office:value-type="float" office:value="131.821" calcext:value-type="float">
            <text:p>131.8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06.86" calcext:value-type="float">
            <text:p>4606.86</text:p>
          </table:table-cell>
          <table:table-cell office:value-type="float" office:value="2456.88" calcext:value-type="float">
            <text:p>2456.88</text:p>
          </table:table-cell>
          <table:table-cell office:value-type="float" office:value="1799.53" calcext:value-type="float">
            <text:p>1799.53</text:p>
          </table:table-cell>
          <table:table-cell office:value-type="float" office:value="2056.99" calcext:value-type="float">
            <text:p>2056.99</text:p>
          </table:table-cell>
          <table:table-cell office:value-type="float" office:value="134.598" calcext:value-type="float">
            <text:p>134.5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953.4" calcext:value-type="float">
            <text:p>4953.4</text:p>
          </table:table-cell>
          <table:table-cell office:value-type="float" office:value="2721.2" calcext:value-type="float">
            <text:p>2721.2</text:p>
          </table:table-cell>
          <table:table-cell office:value-type="float" office:value="1864.9" calcext:value-type="float">
            <text:p>1864.9</text:p>
          </table:table-cell>
          <table:table-cell office:value-type="float" office:value="2417.6" calcext:value-type="float">
            <text:p>2417.6</text:p>
          </table:table-cell>
          <table:table-cell office:value-type="float" office:value="136.375" calcext:value-type="float">
            <text:p>136.3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155.13" calcext:value-type="float">
            <text:p>5155.13</text:p>
          </table:table-cell>
          <table:table-cell office:value-type="float" office:value="3124.32" calcext:value-type="float">
            <text:p>3124.32</text:p>
          </table:table-cell>
          <table:table-cell office:value-type="float" office:value="1985.75" calcext:value-type="float">
            <text:p>1985.75</text:p>
          </table:table-cell>
          <table:table-cell office:value-type="float" office:value="2368.91" calcext:value-type="float">
            <text:p>2368.91</text:p>
          </table:table-cell>
          <table:table-cell office:value-type="float" office:value="139.438" calcext:value-type="float">
            <text:p>139.43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514.24" calcext:value-type="float">
            <text:p>5514.24</text:p>
          </table:table-cell>
          <table:table-cell office:value-type="float" office:value="3355.63" calcext:value-type="float">
            <text:p>3355.63</text:p>
          </table:table-cell>
          <table:table-cell office:value-type="float" office:value="2035.33" calcext:value-type="float">
            <text:p>2035.33</text:p>
          </table:table-cell>
          <table:table-cell office:value-type="float" office:value="2435.9" calcext:value-type="float">
            <text:p>2435.9</text:p>
          </table:table-cell>
          <table:table-cell office:value-type="float" office:value="143.89" calcext:value-type="float">
            <text:p>143.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811.72" calcext:value-type="float">
            <text:p>5811.72</text:p>
          </table:table-cell>
          <table:table-cell office:value-type="float" office:value="3521.5" calcext:value-type="float">
            <text:p>3521.5</text:p>
          </table:table-cell>
          <table:table-cell office:value-type="float" office:value="2197.39" calcext:value-type="float">
            <text:p>2197.39</text:p>
          </table:table-cell>
          <table:table-cell office:value-type="float" office:value="2793.38" calcext:value-type="float">
            <text:p>2793.38</text:p>
          </table:table-cell>
          <table:table-cell office:value-type="float" office:value="144.785" calcext:value-type="float">
            <text:p>144.7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166.67" calcext:value-type="float">
            <text:p>6166.67</text:p>
          </table:table-cell>
          <table:table-cell office:value-type="float" office:value="3686.94" calcext:value-type="float">
            <text:p>3686.94</text:p>
          </table:table-cell>
          <table:table-cell office:value-type="float" office:value="3245.22" calcext:value-type="float">
            <text:p>3245.22</text:p>
          </table:table-cell>
          <table:table-cell office:value-type="float" office:value="2835.24" calcext:value-type="float">
            <text:p>2835.24</text:p>
          </table:table-cell>
          <table:table-cell office:value-type="float" office:value="143.815" calcext:value-type="float">
            <text:p>143.8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97.88" calcext:value-type="float">
            <text:p>6397.88</text:p>
          </table:table-cell>
          <table:table-cell office:value-type="float" office:value="3922.17" calcext:value-type="float">
            <text:p>3922.17</text:p>
          </table:table-cell>
          <table:table-cell office:value-type="float" office:value="3063.78" calcext:value-type="float">
            <text:p>3063.78</text:p>
          </table:table-cell>
          <table:table-cell office:value-type="float" office:value="3071.55" calcext:value-type="float">
            <text:p>3071.55</text:p>
          </table:table-cell>
          <table:table-cell office:value-type="float" office:value="142.598" calcext:value-type="float">
            <text:p>142.59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874.95" calcext:value-type="float">
            <text:p>6874.95</text:p>
          </table:table-cell>
          <table:table-cell office:value-type="float" office:value="4381.81" calcext:value-type="float">
            <text:p>4381.81</text:p>
          </table:table-cell>
          <table:table-cell office:value-type="float" office:value="4061.43" calcext:value-type="float">
            <text:p>4061.43</text:p>
          </table:table-cell>
          <table:table-cell office:value-type="float" office:value="3291.76" calcext:value-type="float">
            <text:p>3291.76</text:p>
          </table:table-cell>
          <table:table-cell office:value-type="float" office:value="154.735" calcext:value-type="float">
            <text:p>154.7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693.35" calcext:value-type="float">
            <text:p>7693.35</text:p>
          </table:table-cell>
          <table:table-cell office:value-type="float" office:value="6615.39" calcext:value-type="float">
            <text:p>6615.39</text:p>
          </table:table-cell>
          <table:table-cell office:value-type="float" office:value="7563.71" calcext:value-type="float">
            <text:p>7563.71</text:p>
          </table:table-cell>
          <table:table-cell office:value-type="float" office:value="17694.9" calcext:value-type="float">
            <text:p>17694.9</text:p>
          </table:table-cell>
          <table:table-cell office:value-type="float" office:value="190.158" calcext:value-type="float">
            <text:p>190.1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335.89" calcext:value-type="float">
            <text:p>9335.89</text:p>
          </table:table-cell>
          <table:table-cell office:value-type="float" office:value="7948.6" calcext:value-type="float">
            <text:p>7948.6</text:p>
          </table:table-cell>
          <table:table-cell office:value-type="float" office:value="7005.31" calcext:value-type="float">
            <text:p>7005.31</text:p>
          </table:table-cell>
          <table:table-cell office:value-type="float" office:value="3518.34" calcext:value-type="float">
            <text:p>3518.34</text:p>
          </table:table-cell>
          <table:table-cell office:value-type="float" office:value="155.478" calcext:value-type="float">
            <text:p>155.4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414.51" calcext:value-type="float">
            <text:p>8414.51</text:p>
          </table:table-cell>
          <table:table-cell office:value-type="float" office:value="4691.23" calcext:value-type="float">
            <text:p>4691.23</text:p>
          </table:table-cell>
          <table:table-cell office:value-type="float" office:value="3744.06" calcext:value-type="float">
            <text:p>3744.06</text:p>
          </table:table-cell>
          <table:table-cell office:value-type="float" office:value="4202.69" calcext:value-type="float">
            <text:p>4202.69</text:p>
          </table:table-cell>
          <table:table-cell office:value-type="float" office:value="155.918" calcext:value-type="float">
            <text:p>155.918</text:p>
          </table:table-cell>
        </table:table-row>
      </table:table>
      <table:table table:name="Matrix-Vector Multiplication" table:style-name="ta1">
        <table:shapes>
          <draw:frame draw:z-index="0" draw:style-name="gr1" draw:text-style-name="P1" svg:width="9.7799in" svg:height="6.7098in" svg:x="5.7874in" svg:y="0.3181in">
            <draw:object draw:notify-on-update-of-ranges="'Matrix-Vector Multiplication'.A2:'Matrix-Vector Multiplication'.A101 'Matrix-Vector Multiplication'.B1:'Matrix-Vector Multiplication'.B1 'Matrix-Vector Multiplication'.B2:'Matrix-Vector Multiplication'.B101 'Matrix-Vector Multiplication'.A2:'Matrix-Vector Multiplication'.A101 'Matrix-Vector Multiplication'.C1:'Matrix-Vector Multiplication'.C1 'Matrix-Vector Multiplication'.C2:'Matrix-Vector Multiplication'.C101 'Matrix-Vector Multiplication'.A2:'Matrix-Vector Multiplication'.A101 'Matrix-Vector Multiplication'.D1:'Matrix-Vector Multiplication'.D1 'Matrix-Vector Multiplication'.D2:'Matrix-Vector Multiplication'.D101 'Matrix-Vector Multiplication'.A2:'Matrix-Vector Multiplication'.A101 'Matrix-Vector Multiplication'.E1:'Matrix-Vector Multiplication'.E1 'Matrix-Vector Multiplication'.E2:'Matrix-Vector Multiplication'.E101 'Matrix-Vector Multiplication'.A2:'Matrix-Vector Multiplication'.A101 'Matrix-Vector Multiplication'.F1:'Matrix-Vector Multiplication'.F1 'Matrix-Vector Multiplication'.F2:'Matrix-Vector Multiplication'.F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Dense (Threads: 1)</text:p>
          </table:table-cell>
          <table:table-cell office:value-type="string" calcext:value-type="string">
            <text:p>Dense (Threads: 2)</text:p>
          </table:table-cell>
          <table:table-cell office:value-type="string" calcext:value-type="string">
            <text:p>Dense (Threads: 3)</text:p>
          </table:table-cell>
          <table:table-cell office:value-type="string" calcext:value-type="string">
            <text:p>Dense (Threads: 4)</text:p>
          </table:table-cell>
          <table:table-cell office:value-type="string" calcext:value-type="string">
            <text:p>Spar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0104" calcext:value-type="float">
            <text:p>0.090104</text:p>
          </table:table-cell>
          <table:table-cell office:value-type="float" office:value="0.083236" calcext:value-type="float">
            <text:p>0.083236</text:p>
          </table:table-cell>
          <table:table-cell office:value-type="float" office:value="0.080406" calcext:value-type="float">
            <text:p>0.080406</text:p>
          </table:table-cell>
          <table:table-cell office:value-type="float" office:value="0.084121" calcext:value-type="float">
            <text:p>0.084121</text:p>
          </table:table-cell>
          <table:table-cell office:value-type="float" office:value="0.085838" calcext:value-type="float">
            <text:p>0.0858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8363" calcext:value-type="float">
            <text:p>0.108363</text:p>
          </table:table-cell>
          <table:table-cell office:value-type="float" office:value="0.105873" calcext:value-type="float">
            <text:p>0.105873</text:p>
          </table:table-cell>
          <table:table-cell office:value-type="float" office:value="0.105675" calcext:value-type="float">
            <text:p>0.105675</text:p>
          </table:table-cell>
          <table:table-cell office:value-type="float" office:value="0.107529" calcext:value-type="float">
            <text:p>0.107529</text:p>
          </table:table-cell>
          <table:table-cell office:value-type="float" office:value="0.240818" calcext:value-type="float">
            <text:p>0.240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8929" calcext:value-type="float">
            <text:p>0.178929</text:p>
          </table:table-cell>
          <table:table-cell office:value-type="float" office:value="0.17095" calcext:value-type="float">
            <text:p>0.17095</text:p>
          </table:table-cell>
          <table:table-cell office:value-type="float" office:value="0.169129" calcext:value-type="float">
            <text:p>0.169129</text:p>
          </table:table-cell>
          <table:table-cell office:value-type="float" office:value="0.190973" calcext:value-type="float">
            <text:p>0.190973</text:p>
          </table:table-cell>
          <table:table-cell office:value-type="float" office:value="0.355644" calcext:value-type="float">
            <text:p>0.3556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6379" calcext:value-type="float">
            <text:p>0.206379</text:p>
          </table:table-cell>
          <table:table-cell office:value-type="float" office:value="0.200647" calcext:value-type="float">
            <text:p>0.200647</text:p>
          </table:table-cell>
          <table:table-cell office:value-type="float" office:value="0.198954" calcext:value-type="float">
            <text:p>0.198954</text:p>
          </table:table-cell>
          <table:table-cell office:value-type="float" office:value="0.199323" calcext:value-type="float">
            <text:p>0.199323</text:p>
          </table:table-cell>
          <table:table-cell office:value-type="float" office:value="0.434205" calcext:value-type="float">
            <text:p>0.4342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38633" calcext:value-type="float">
            <text:p>0.338633</text:p>
          </table:table-cell>
          <table:table-cell office:value-type="float" office:value="0.331575" calcext:value-type="float">
            <text:p>0.331575</text:p>
          </table:table-cell>
          <table:table-cell office:value-type="float" office:value="0.332886" calcext:value-type="float">
            <text:p>0.332886</text:p>
          </table:table-cell>
          <table:table-cell office:value-type="float" office:value="0.340275" calcext:value-type="float">
            <text:p>0.340275</text:p>
          </table:table-cell>
          <table:table-cell office:value-type="float" office:value="0.512162" calcext:value-type="float">
            <text:p>0.5121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96958" calcext:value-type="float">
            <text:p>0.396958</text:p>
          </table:table-cell>
          <table:table-cell office:value-type="float" office:value="0.398341" calcext:value-type="float">
            <text:p>0.398341</text:p>
          </table:table-cell>
          <table:table-cell office:value-type="float" office:value="0.405409" calcext:value-type="float">
            <text:p>0.405409</text:p>
          </table:table-cell>
          <table:table-cell office:value-type="float" office:value="0.392864" calcext:value-type="float">
            <text:p>0.392864</text:p>
          </table:table-cell>
          <table:table-cell office:value-type="float" office:value="0.625586" calcext:value-type="float">
            <text:p>0.6255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1975" calcext:value-type="float">
            <text:p>0.571975</text:p>
          </table:table-cell>
          <table:table-cell office:value-type="float" office:value="0.562781" calcext:value-type="float">
            <text:p>0.562781</text:p>
          </table:table-cell>
          <table:table-cell office:value-type="float" office:value="0.479012" calcext:value-type="float">
            <text:p>0.479012</text:p>
          </table:table-cell>
          <table:table-cell office:value-type="float" office:value="0.496469" calcext:value-type="float">
            <text:p>0.496469</text:p>
          </table:table-cell>
          <table:table-cell office:value-type="float" office:value="0.547323" calcext:value-type="float">
            <text:p>0.5473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26657" calcext:value-type="float">
            <text:p>0.526657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518876" calcext:value-type="float">
            <text:p>0.518876</text:p>
          </table:table-cell>
          <table:table-cell office:value-type="float" office:value="0.522453" calcext:value-type="float">
            <text:p>0.522453</text:p>
          </table:table-cell>
          <table:table-cell office:value-type="float" office:value="0.649002" calcext:value-type="float">
            <text:p>0.6490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2725" calcext:value-type="float">
            <text:p>0.82725</text:p>
          </table:table-cell>
          <table:table-cell office:value-type="float" office:value="0.827219" calcext:value-type="float">
            <text:p>0.827219</text:p>
          </table:table-cell>
          <table:table-cell office:value-type="float" office:value="0.843626" calcext:value-type="float">
            <text:p>0.843626</text:p>
          </table:table-cell>
          <table:table-cell office:value-type="float" office:value="0.844739" calcext:value-type="float">
            <text:p>0.844739</text:p>
          </table:table-cell>
          <table:table-cell office:value-type="float" office:value="0.773466" calcext:value-type="float">
            <text:p>0.7734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97226" calcext:value-type="float">
            <text:p>0.897226</text:p>
          </table:table-cell>
          <table:table-cell office:value-type="float" office:value="0.884362" calcext:value-type="float">
            <text:p>0.884362</text:p>
          </table:table-cell>
          <table:table-cell office:value-type="float" office:value="0.871151" calcext:value-type="float">
            <text:p>0.871151</text:p>
          </table:table-cell>
          <table:table-cell office:value-type="float" office:value="1.11702" calcext:value-type="float">
            <text:p>1.11702</text:p>
          </table:table-cell>
          <table:table-cell office:value-type="float" office:value="0.815679" calcext:value-type="float">
            <text:p>0.8156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9874" calcext:value-type="float">
            <text:p>1.09874</text:p>
          </table:table-cell>
          <table:table-cell office:value-type="float" office:value="1.19473" calcext:value-type="float">
            <text:p>1.19473</text:p>
          </table:table-cell>
          <table:table-cell office:value-type="float" office:value="1.20238" calcext:value-type="float">
            <text:p>1.20238</text:p>
          </table:table-cell>
          <table:table-cell office:value-type="float" office:value="1.21051" calcext:value-type="float">
            <text:p>1.21051</text:p>
          </table:table-cell>
          <table:table-cell office:value-type="float" office:value="0.884444" calcext:value-type="float">
            <text:p>0.8844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9391" calcext:value-type="float">
            <text:p>1.09391</text:p>
          </table:table-cell>
          <table:table-cell office:value-type="float" office:value="1.12557" calcext:value-type="float">
            <text:p>1.12557</text:p>
          </table:table-cell>
          <table:table-cell office:value-type="float" office:value="1.16883" calcext:value-type="float">
            <text:p>1.16883</text:p>
          </table:table-cell>
          <table:table-cell office:value-type="float" office:value="1.19808" calcext:value-type="float">
            <text:p>1.19808</text:p>
          </table:table-cell>
          <table:table-cell office:value-type="float" office:value="1.06019" calcext:value-type="float">
            <text:p>1.060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59818" calcext:value-type="float">
            <text:p>1.59818</text:p>
          </table:table-cell>
          <table:table-cell office:value-type="float" office:value="1.52002" calcext:value-type="float">
            <text:p>1.52002</text:p>
          </table:table-cell>
          <table:table-cell office:value-type="float" office:value="1.46631" calcext:value-type="float">
            <text:p>1.46631</text:p>
          </table:table-cell>
          <table:table-cell office:value-type="float" office:value="1.60011" calcext:value-type="float">
            <text:p>1.60011</text:p>
          </table:table-cell>
          <table:table-cell office:value-type="float" office:value="1.08622" calcext:value-type="float">
            <text:p>1.086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1038" calcext:value-type="float">
            <text:p>1.51038</text:p>
          </table:table-cell>
          <table:table-cell office:value-type="float" office:value="1.56439" calcext:value-type="float">
            <text:p>1.56439</text:p>
          </table:table-cell>
          <table:table-cell office:value-type="float" office:value="1.47523" calcext:value-type="float">
            <text:p>1.47523</text:p>
          </table:table-cell>
          <table:table-cell office:value-type="float" office:value="1.40655" calcext:value-type="float">
            <text:p>1.40655</text:p>
          </table:table-cell>
          <table:table-cell office:value-type="float" office:value="1.15014" calcext:value-type="float">
            <text:p>1.150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33338" calcext:value-type="float">
            <text:p>2.33338</text:p>
          </table:table-cell>
          <table:table-cell office:value-type="float" office:value="2.20943" calcext:value-type="float">
            <text:p>2.20943</text:p>
          </table:table-cell>
          <table:table-cell office:value-type="float" office:value="2.06433" calcext:value-type="float">
            <text:p>2.06433</text:p>
          </table:table-cell>
          <table:table-cell office:value-type="float" office:value="2.16776" calcext:value-type="float">
            <text:p>2.16776</text:p>
          </table:table-cell>
          <table:table-cell office:value-type="float" office:value="1.31365" calcext:value-type="float">
            <text:p>1.313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08665" calcext:value-type="float">
            <text:p>2.08665</text:p>
          </table:table-cell>
          <table:table-cell office:value-type="float" office:value="2.01527" calcext:value-type="float">
            <text:p>2.01527</text:p>
          </table:table-cell>
          <table:table-cell office:value-type="float" office:value="2.26397" calcext:value-type="float">
            <text:p>2.26397</text:p>
          </table:table-cell>
          <table:table-cell office:value-type="float" office:value="1.86807" calcext:value-type="float">
            <text:p>1.86807</text:p>
          </table:table-cell>
          <table:table-cell office:value-type="float" office:value="1.41674" calcext:value-type="float">
            <text:p>1.416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62098" calcext:value-type="float">
            <text:p>2.62098</text:p>
          </table:table-cell>
          <table:table-cell office:value-type="float" office:value="2.79294" calcext:value-type="float">
            <text:p>2.79294</text:p>
          </table:table-cell>
          <table:table-cell office:value-type="float" office:value="2.36336" calcext:value-type="float">
            <text:p>2.36336</text:p>
          </table:table-cell>
          <table:table-cell office:value-type="float" office:value="2.48354" calcext:value-type="float">
            <text:p>2.48354</text:p>
          </table:table-cell>
          <table:table-cell office:value-type="float" office:value="1.47362" calcext:value-type="float">
            <text:p>1.473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32484" calcext:value-type="float">
            <text:p>2.32484</text:p>
          </table:table-cell>
          <table:table-cell office:value-type="float" office:value="2.47781" calcext:value-type="float">
            <text:p>2.47781</text:p>
          </table:table-cell>
          <table:table-cell office:value-type="float" office:value="2.52612" calcext:value-type="float">
            <text:p>2.52612</text:p>
          </table:table-cell>
          <table:table-cell office:value-type="float" office:value="2.31668" calcext:value-type="float">
            <text:p>2.31668</text:p>
          </table:table-cell>
          <table:table-cell office:value-type="float" office:value="1.50375" calcext:value-type="float">
            <text:p>1.503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27472" calcext:value-type="float">
            <text:p>3.27472</text:p>
          </table:table-cell>
          <table:table-cell office:value-type="float" office:value="3.41111" calcext:value-type="float">
            <text:p>3.41111</text:p>
          </table:table-cell>
          <table:table-cell office:value-type="float" office:value="3.24886" calcext:value-type="float">
            <text:p>3.24886</text:p>
          </table:table-cell>
          <table:table-cell office:value-type="float" office:value="3.42021" calcext:value-type="float">
            <text:p>3.42021</text:p>
          </table:table-cell>
          <table:table-cell office:value-type="float" office:value="1.76666" calcext:value-type="float">
            <text:p>1.766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2267" calcext:value-type="float">
            <text:p>3.2267</text:p>
          </table:table-cell>
          <table:table-cell office:value-type="float" office:value="2.96811" calcext:value-type="float">
            <text:p>2.96811</text:p>
          </table:table-cell>
          <table:table-cell office:value-type="float" office:value="2.83013" calcext:value-type="float">
            <text:p>2.83013</text:p>
          </table:table-cell>
          <table:table-cell office:value-type="float" office:value="3.22984" calcext:value-type="float">
            <text:p>3.22984</text:p>
          </table:table-cell>
          <table:table-cell office:value-type="float" office:value="1.74848" calcext:value-type="float">
            <text:p>1.748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89109" calcext:value-type="float">
            <text:p>3.89109</text:p>
          </table:table-cell>
          <table:table-cell office:value-type="float" office:value="3.97738" calcext:value-type="float">
            <text:p>3.97738</text:p>
          </table:table-cell>
          <table:table-cell office:value-type="float" office:value="4.01754" calcext:value-type="float">
            <text:p>4.01754</text:p>
          </table:table-cell>
          <table:table-cell office:value-type="float" office:value="4.26186" calcext:value-type="float">
            <text:p>4.26186</text:p>
          </table:table-cell>
          <table:table-cell office:value-type="float" office:value="1.9024" calcext:value-type="float">
            <text:p>1.90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52636" calcext:value-type="float">
            <text:p>3.52636</text:p>
          </table:table-cell>
          <table:table-cell office:value-type="float" office:value="3.65639" calcext:value-type="float">
            <text:p>3.65639</text:p>
          </table:table-cell>
          <table:table-cell office:value-type="float" office:value="3.84007" calcext:value-type="float">
            <text:p>3.84007</text:p>
          </table:table-cell>
          <table:table-cell office:value-type="float" office:value="3.70851" calcext:value-type="float">
            <text:p>3.70851</text:p>
          </table:table-cell>
          <table:table-cell office:value-type="float" office:value="1.88304" calcext:value-type="float">
            <text:p>1.883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78481" calcext:value-type="float">
            <text:p>4.78481</text:p>
          </table:table-cell>
          <table:table-cell office:value-type="float" office:value="5.16178" calcext:value-type="float">
            <text:p>5.16178</text:p>
          </table:table-cell>
          <table:table-cell office:value-type="float" office:value="4.89846" calcext:value-type="float">
            <text:p>4.89846</text:p>
          </table:table-cell>
          <table:table-cell office:value-type="float" office:value="4.89317" calcext:value-type="float">
            <text:p>4.89317</text:p>
          </table:table-cell>
          <table:table-cell office:value-type="float" office:value="2.10141" calcext:value-type="float">
            <text:p>2.101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01588" calcext:value-type="float">
            <text:p>4.01588</text:p>
          </table:table-cell>
          <table:table-cell office:value-type="float" office:value="4.28239" calcext:value-type="float">
            <text:p>4.28239</text:p>
          </table:table-cell>
          <table:table-cell office:value-type="float" office:value="4.08083" calcext:value-type="float">
            <text:p>4.08083</text:p>
          </table:table-cell>
          <table:table-cell office:value-type="float" office:value="4.05569" calcext:value-type="float">
            <text:p>4.05569</text:p>
          </table:table-cell>
          <table:table-cell office:value-type="float" office:value="2.00521" calcext:value-type="float">
            <text:p>2.005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22232" calcext:value-type="float">
            <text:p>5.22232</text:p>
          </table:table-cell>
          <table:table-cell office:value-type="float" office:value="5.6528" calcext:value-type="float">
            <text:p>5.6528</text:p>
          </table:table-cell>
          <table:table-cell office:value-type="float" office:value="5.71938" calcext:value-type="float">
            <text:p>5.71938</text:p>
          </table:table-cell>
          <table:table-cell office:value-type="float" office:value="5.567" calcext:value-type="float">
            <text:p>5.567</text:p>
          </table:table-cell>
          <table:table-cell office:value-type="float" office:value="2.28734" calcext:value-type="float">
            <text:p>2.287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18218" calcext:value-type="float">
            <text:p>5.18218</text:p>
          </table:table-cell>
          <table:table-cell office:value-type="float" office:value="5.69476" calcext:value-type="float">
            <text:p>5.69476</text:p>
          </table:table-cell>
          <table:table-cell office:value-type="float" office:value="5.44922" calcext:value-type="float">
            <text:p>5.44922</text:p>
          </table:table-cell>
          <table:table-cell office:value-type="float" office:value="5.43843" calcext:value-type="float">
            <text:p>5.43843</text:p>
          </table:table-cell>
          <table:table-cell office:value-type="float" office:value="2.20559" calcext:value-type="float">
            <text:p>2.205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27168" calcext:value-type="float">
            <text:p>6.27168</text:p>
          </table:table-cell>
          <table:table-cell office:value-type="float" office:value="6.40845" calcext:value-type="float">
            <text:p>6.40845</text:p>
          </table:table-cell>
          <table:table-cell office:value-type="float" office:value="6.49097" calcext:value-type="float">
            <text:p>6.49097</text:p>
          </table:table-cell>
          <table:table-cell office:value-type="float" office:value="6.55981" calcext:value-type="float">
            <text:p>6.55981</text:p>
          </table:table-cell>
          <table:table-cell office:value-type="float" office:value="2.35857" calcext:value-type="float">
            <text:p>2.358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21261" calcext:value-type="float">
            <text:p>6.21261</text:p>
          </table:table-cell>
          <table:table-cell office:value-type="float" office:value="6.29134" calcext:value-type="float">
            <text:p>6.29134</text:p>
          </table:table-cell>
          <table:table-cell office:value-type="float" office:value="6.50995" calcext:value-type="float">
            <text:p>6.50995</text:p>
          </table:table-cell>
          <table:table-cell office:value-type="float" office:value="6.3092" calcext:value-type="float">
            <text:p>6.3092</text:p>
          </table:table-cell>
          <table:table-cell office:value-type="float" office:value="2.33001" calcext:value-type="float">
            <text:p>2.33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06321" calcext:value-type="float">
            <text:p>7.06321</text:p>
          </table:table-cell>
          <table:table-cell office:value-type="float" office:value="7.27689" calcext:value-type="float">
            <text:p>7.27689</text:p>
          </table:table-cell>
          <table:table-cell office:value-type="float" office:value="7.32102" calcext:value-type="float">
            <text:p>7.32102</text:p>
          </table:table-cell>
          <table:table-cell office:value-type="float" office:value="7.30718" calcext:value-type="float">
            <text:p>7.30718</text:p>
          </table:table-cell>
          <table:table-cell office:value-type="float" office:value="2.3634" calcext:value-type="float">
            <text:p>2.36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61938" calcext:value-type="float">
            <text:p>6.61938</text:p>
          </table:table-cell>
          <table:table-cell office:value-type="float" office:value="10.1104" calcext:value-type="float">
            <text:p>10.1104</text:p>
          </table:table-cell>
          <table:table-cell office:value-type="float" office:value="6.8887" calcext:value-type="float">
            <text:p>6.8887</text:p>
          </table:table-cell>
          <table:table-cell office:value-type="float" office:value="6.91482" calcext:value-type="float">
            <text:p>6.91482</text:p>
          </table:table-cell>
          <table:table-cell office:value-type="float" office:value="2.53299" calcext:value-type="float">
            <text:p>2.532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04684" calcext:value-type="float">
            <text:p>8.04684</text:p>
          </table:table-cell>
          <table:table-cell office:value-type="float" office:value="8.22391" calcext:value-type="float">
            <text:p>8.22391</text:p>
          </table:table-cell>
          <table:table-cell office:value-type="float" office:value="8.51531" calcext:value-type="float">
            <text:p>8.51531</text:p>
          </table:table-cell>
          <table:table-cell office:value-type="float" office:value="8.49945" calcext:value-type="float">
            <text:p>8.49945</text:p>
          </table:table-cell>
          <table:table-cell office:value-type="float" office:value="2.56112" calcext:value-type="float">
            <text:p>2.561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17952" calcext:value-type="float">
            <text:p>7.17952</text:p>
          </table:table-cell>
          <table:table-cell office:value-type="float" office:value="7.20833" calcext:value-type="float">
            <text:p>7.20833</text:p>
          </table:table-cell>
          <table:table-cell office:value-type="float" office:value="7.47777" calcext:value-type="float">
            <text:p>7.47777</text:p>
          </table:table-cell>
          <table:table-cell office:value-type="float" office:value="7.46238" calcext:value-type="float">
            <text:p>7.46238</text:p>
          </table:table-cell>
          <table:table-cell office:value-type="float" office:value="2.5999" calcext:value-type="float">
            <text:p>2.59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90296" calcext:value-type="float">
            <text:p>8.90296</text:p>
          </table:table-cell>
          <table:table-cell office:value-type="float" office:value="9.16139" calcext:value-type="float">
            <text:p>9.16139</text:p>
          </table:table-cell>
          <table:table-cell office:value-type="float" office:value="9.47199" calcext:value-type="float">
            <text:p>9.47199</text:p>
          </table:table-cell>
          <table:table-cell office:value-type="float" office:value="9.39914" calcext:value-type="float">
            <text:p>9.39914</text:p>
          </table:table-cell>
          <table:table-cell office:value-type="float" office:value="2.70917" calcext:value-type="float">
            <text:p>2.709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78471" calcext:value-type="float">
            <text:p>8.78471</text:p>
          </table:table-cell>
          <table:table-cell office:value-type="float" office:value="8.92095" calcext:value-type="float">
            <text:p>8.92095</text:p>
          </table:table-cell>
          <table:table-cell office:value-type="float" office:value="9.14064" calcext:value-type="float">
            <text:p>9.14064</text:p>
          </table:table-cell>
          <table:table-cell office:value-type="float" office:value="9.14022" calcext:value-type="float">
            <text:p>9.14022</text:p>
          </table:table-cell>
          <table:table-cell office:value-type="float" office:value="2.86557" calcext:value-type="float">
            <text:p>2.8655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.3055" calcext:value-type="float">
            <text:p>10.3055</text:p>
          </table:table-cell>
          <table:table-cell office:value-type="float" office:value="10.7845" calcext:value-type="float">
            <text:p>10.7845</text:p>
          </table:table-cell>
          <table:table-cell office:value-type="float" office:value="10.884" calcext:value-type="float">
            <text:p>10.884</text:p>
          </table:table-cell>
          <table:table-cell office:value-type="float" office:value="10.5189" calcext:value-type="float">
            <text:p>10.5189</text:p>
          </table:table-cell>
          <table:table-cell office:value-type="float" office:value="3.06131" calcext:value-type="float">
            <text:p>3.061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61307" calcext:value-type="float">
            <text:p>9.61307</text:p>
          </table:table-cell>
          <table:table-cell office:value-type="float" office:value="9.85919" calcext:value-type="float">
            <text:p>9.85919</text:p>
          </table:table-cell>
          <table:table-cell office:value-type="float" office:value="9.89036" calcext:value-type="float">
            <text:p>9.89036</text:p>
          </table:table-cell>
          <table:table-cell office:value-type="float" office:value="9.8833" calcext:value-type="float">
            <text:p>9.8833</text:p>
          </table:table-cell>
          <table:table-cell office:value-type="float" office:value="2.94757" calcext:value-type="float">
            <text:p>2.947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.2372" calcext:value-type="float">
            <text:p>11.2372</text:p>
          </table:table-cell>
          <table:table-cell office:value-type="float" office:value="11.8029" calcext:value-type="float">
            <text:p>11.8029</text:p>
          </table:table-cell>
          <table:table-cell office:value-type="float" office:value="11.8297" calcext:value-type="float">
            <text:p>11.8297</text:p>
          </table:table-cell>
          <table:table-cell office:value-type="float" office:value="11.7992" calcext:value-type="float">
            <text:p>11.7992</text:p>
          </table:table-cell>
          <table:table-cell office:value-type="float" office:value="3.03119" calcext:value-type="float">
            <text:p>3.031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7903" calcext:value-type="float">
            <text:p>10.7903</text:p>
          </table:table-cell>
          <table:table-cell office:value-type="float" office:value="11.2985" calcext:value-type="float">
            <text:p>11.2985</text:p>
          </table:table-cell>
          <table:table-cell office:value-type="float" office:value="11.3342" calcext:value-type="float">
            <text:p>11.3342</text:p>
          </table:table-cell>
          <table:table-cell office:value-type="float" office:value="11.3025" calcext:value-type="float">
            <text:p>11.3025</text:p>
          </table:table-cell>
          <table:table-cell office:value-type="float" office:value="3.14763" calcext:value-type="float">
            <text:p>3.1476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.4523" calcext:value-type="float">
            <text:p>12.4523</text:p>
          </table:table-cell>
          <table:table-cell office:value-type="float" office:value="13.1467" calcext:value-type="float">
            <text:p>13.1467</text:p>
          </table:table-cell>
          <table:table-cell office:value-type="float" office:value="13.1232" calcext:value-type="float">
            <text:p>13.1232</text:p>
          </table:table-cell>
          <table:table-cell office:value-type="float" office:value="13.2369" calcext:value-type="float">
            <text:p>13.2369</text:p>
          </table:table-cell>
          <table:table-cell office:value-type="float" office:value="3.13475" calcext:value-type="float">
            <text:p>3.13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6224" calcext:value-type="float">
            <text:p>11.6224</text:p>
          </table:table-cell>
          <table:table-cell office:value-type="float" office:value="11.9885" calcext:value-type="float">
            <text:p>11.9885</text:p>
          </table:table-cell>
          <table:table-cell office:value-type="float" office:value="11.8941" calcext:value-type="float">
            <text:p>11.8941</text:p>
          </table:table-cell>
          <table:table-cell office:value-type="float" office:value="11.9179" calcext:value-type="float">
            <text:p>11.9179</text:p>
          </table:table-cell>
          <table:table-cell office:value-type="float" office:value="3.28749" calcext:value-type="float">
            <text:p>3.2874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.9972" calcext:value-type="float">
            <text:p>13.9972</text:p>
          </table:table-cell>
          <table:table-cell office:value-type="float" office:value="14.7172" calcext:value-type="float">
            <text:p>14.7172</text:p>
          </table:table-cell>
          <table:table-cell office:value-type="float" office:value="14.7104" calcext:value-type="float">
            <text:p>14.7104</text:p>
          </table:table-cell>
          <table:table-cell office:value-type="float" office:value="14.8229" calcext:value-type="float">
            <text:p>14.8229</text:p>
          </table:table-cell>
          <table:table-cell office:value-type="float" office:value="3.32532" calcext:value-type="float">
            <text:p>3.325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.7576" calcext:value-type="float">
            <text:p>12.7576</text:p>
          </table:table-cell>
          <table:table-cell office:value-type="float" office:value="13.4362" calcext:value-type="float">
            <text:p>13.4362</text:p>
          </table:table-cell>
          <table:table-cell office:value-type="float" office:value="13.326" calcext:value-type="float">
            <text:p>13.326</text:p>
          </table:table-cell>
          <table:table-cell office:value-type="float" office:value="13.4054" calcext:value-type="float">
            <text:p>13.4054</text:p>
          </table:table-cell>
          <table:table-cell office:value-type="float" office:value="3.42012" calcext:value-type="float">
            <text:p>3.420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.0306" calcext:value-type="float">
            <text:p>15.0306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15.7968" calcext:value-type="float">
            <text:p>15.7968</text:p>
          </table:table-cell>
          <table:table-cell office:value-type="float" office:value="15.8881" calcext:value-type="float">
            <text:p>15.8881</text:p>
          </table:table-cell>
          <table:table-cell office:value-type="float" office:value="3.40389" calcext:value-type="float">
            <text:p>3.4038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.1019" calcext:value-type="float">
            <text:p>14.1019</text:p>
          </table:table-cell>
          <table:table-cell office:value-type="float" office:value="14.7653" calcext:value-type="float">
            <text:p>14.7653</text:p>
          </table:table-cell>
          <table:table-cell office:value-type="float" office:value="14.8164" calcext:value-type="float">
            <text:p>14.8164</text:p>
          </table:table-cell>
          <table:table-cell office:value-type="float" office:value="14.8011" calcext:value-type="float">
            <text:p>14.8011</text:p>
          </table:table-cell>
          <table:table-cell office:value-type="float" office:value="3.55736" calcext:value-type="float">
            <text:p>3.557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.3704" calcext:value-type="float">
            <text:p>16.3704</text:p>
          </table:table-cell>
          <table:table-cell office:value-type="float" office:value="17.2605" calcext:value-type="float">
            <text:p>17.2605</text:p>
          </table:table-cell>
          <table:table-cell office:value-type="float" office:value="17.1485" calcext:value-type="float">
            <text:p>17.1485</text:p>
          </table:table-cell>
          <table:table-cell office:value-type="float" office:value="17.08" calcext:value-type="float">
            <text:p>17.08</text:p>
          </table:table-cell>
          <table:table-cell office:value-type="float" office:value="3.68239" calcext:value-type="float">
            <text:p>3.682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.2728" calcext:value-type="float">
            <text:p>15.2728</text:p>
          </table:table-cell>
          <table:table-cell office:value-type="float" office:value="15.753" calcext:value-type="float">
            <text:p>15.753</text:p>
          </table:table-cell>
          <table:table-cell office:value-type="float" office:value="15.7721" calcext:value-type="float">
            <text:p>15.7721</text:p>
          </table:table-cell>
          <table:table-cell office:value-type="float" office:value="15.6655" calcext:value-type="float">
            <text:p>15.6655</text:p>
          </table:table-cell>
          <table:table-cell office:value-type="float" office:value="3.93308" calcext:value-type="float">
            <text:p>3.933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.1383" calcext:value-type="float">
            <text:p>18.1383</text:p>
          </table:table-cell>
          <table:table-cell office:value-type="float" office:value="18.786" calcext:value-type="float">
            <text:p>18.786</text:p>
          </table:table-cell>
          <table:table-cell office:value-type="float" office:value="18.7421" calcext:value-type="float">
            <text:p>18.7421</text:p>
          </table:table-cell>
          <table:table-cell office:value-type="float" office:value="18.7722" calcext:value-type="float">
            <text:p>18.7722</text:p>
          </table:table-cell>
          <table:table-cell office:value-type="float" office:value="3.84056" calcext:value-type="float">
            <text:p>3.840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8872" calcext:value-type="float">
            <text:p>15.8872</text:p>
          </table:table-cell>
          <table:table-cell office:value-type="float" office:value="16.6814" calcext:value-type="float">
            <text:p>16.6814</text:p>
          </table:table-cell>
          <table:table-cell office:value-type="float" office:value="16.789" calcext:value-type="float">
            <text:p>16.789</text:p>
          </table:table-cell>
          <table:table-cell office:value-type="float" office:value="16.7599" calcext:value-type="float">
            <text:p>16.7599</text:p>
          </table:table-cell>
          <table:table-cell office:value-type="float" office:value="4.04926" calcext:value-type="float">
            <text:p>4.049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.3505" calcext:value-type="float">
            <text:p>19.3505</text:p>
          </table:table-cell>
          <table:table-cell office:value-type="float" office:value="20.0494" calcext:value-type="float">
            <text:p>20.0494</text:p>
          </table:table-cell>
          <table:table-cell office:value-type="float" office:value="20.1856" calcext:value-type="float">
            <text:p>20.1856</text:p>
          </table:table-cell>
          <table:table-cell office:value-type="float" office:value="20.1209" calcext:value-type="float">
            <text:p>20.1209</text:p>
          </table:table-cell>
          <table:table-cell office:value-type="float" office:value="3.91733" calcext:value-type="float">
            <text:p>3.917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.2055" calcext:value-type="float">
            <text:p>18.2055</text:p>
          </table:table-cell>
          <table:table-cell office:value-type="float" office:value="18.8997" calcext:value-type="float">
            <text:p>18.8997</text:p>
          </table:table-cell>
          <table:table-cell office:value-type="float" office:value="18.8433" calcext:value-type="float">
            <text:p>18.8433</text:p>
          </table:table-cell>
          <table:table-cell office:value-type="float" office:value="18.8436" calcext:value-type="float">
            <text:p>18.8436</text:p>
          </table:table-cell>
          <table:table-cell office:value-type="float" office:value="4.02267" calcext:value-type="float">
            <text:p>4.022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.1137" calcext:value-type="float">
            <text:p>22.1137</text:p>
          </table:table-cell>
          <table:table-cell office:value-type="float" office:value="22.7399" calcext:value-type="float">
            <text:p>22.7399</text:p>
          </table:table-cell>
          <table:table-cell office:value-type="float" office:value="22.57" calcext:value-type="float">
            <text:p>22.57</text:p>
          </table:table-cell>
          <table:table-cell office:value-type="float" office:value="22.5321" calcext:value-type="float">
            <text:p>22.5321</text:p>
          </table:table-cell>
          <table:table-cell office:value-type="float" office:value="4.10973" calcext:value-type="float">
            <text:p>4.1097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.3157" calcext:value-type="float">
            <text:p>20.3157</text:p>
          </table:table-cell>
          <table:table-cell office:value-type="float" office:value="20.8148" calcext:value-type="float">
            <text:p>20.8148</text:p>
          </table:table-cell>
          <table:table-cell office:value-type="float" office:value="20.8327" calcext:value-type="float">
            <text:p>20.8327</text:p>
          </table:table-cell>
          <table:table-cell office:value-type="float" office:value="20.829" calcext:value-type="float">
            <text:p>20.829</text:p>
          </table:table-cell>
          <table:table-cell office:value-type="float" office:value="4.594" calcext:value-type="float">
            <text:p>4.59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.9267" calcext:value-type="float">
            <text:p>22.9267</text:p>
          </table:table-cell>
          <table:table-cell office:value-type="float" office:value="23.5236" calcext:value-type="float">
            <text:p>23.5236</text:p>
          </table:table-cell>
          <table:table-cell office:value-type="float" office:value="23.4904" calcext:value-type="float">
            <text:p>23.4904</text:p>
          </table:table-cell>
          <table:table-cell office:value-type="float" office:value="23.4935" calcext:value-type="float">
            <text:p>23.4935</text:p>
          </table:table-cell>
          <table:table-cell office:value-type="float" office:value="4.34204" calcext:value-type="float">
            <text:p>4.342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.3923" calcext:value-type="float">
            <text:p>21.3923</text:p>
          </table:table-cell>
          <table:table-cell office:value-type="float" office:value="22.0116" calcext:value-type="float">
            <text:p>22.0116</text:p>
          </table:table-cell>
          <table:table-cell office:value-type="float" office:value="21.9712" calcext:value-type="float">
            <text:p>21.9712</text:p>
          </table:table-cell>
          <table:table-cell office:value-type="float" office:value="21.9781" calcext:value-type="float">
            <text:p>21.9781</text:p>
          </table:table-cell>
          <table:table-cell office:value-type="float" office:value="4.53874" calcext:value-type="float">
            <text:p>4.538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4.7472" calcext:value-type="float">
            <text:p>24.7472</text:p>
          </table:table-cell>
          <table:table-cell office:value-type="float" office:value="25.3318" calcext:value-type="float">
            <text:p>25.3318</text:p>
          </table:table-cell>
          <table:table-cell office:value-type="float" office:value="25.2871" calcext:value-type="float">
            <text:p>25.2871</text:p>
          </table:table-cell>
          <table:table-cell office:value-type="float" office:value="25.3208" calcext:value-type="float">
            <text:p>25.3208</text:p>
          </table:table-cell>
          <table:table-cell office:value-type="float" office:value="4.37394" calcext:value-type="float">
            <text:p>4.3739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.2713" calcext:value-type="float">
            <text:p>22.2713</text:p>
          </table:table-cell>
          <table:table-cell office:value-type="float" office:value="22.7918" calcext:value-type="float">
            <text:p>22.7918</text:p>
          </table:table-cell>
          <table:table-cell office:value-type="float" office:value="22.8011" calcext:value-type="float">
            <text:p>22.8011</text:p>
          </table:table-cell>
          <table:table-cell office:value-type="float" office:value="22.7807" calcext:value-type="float">
            <text:p>22.7807</text:p>
          </table:table-cell>
          <table:table-cell office:value-type="float" office:value="4.56603" calcext:value-type="float">
            <text:p>4.5660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6.7634" calcext:value-type="float">
            <text:p>26.7634</text:p>
          </table:table-cell>
          <table:table-cell office:value-type="float" office:value="27.3767" calcext:value-type="float">
            <text:p>27.3767</text:p>
          </table:table-cell>
          <table:table-cell office:value-type="float" office:value="27.3584" calcext:value-type="float">
            <text:p>27.3584</text:p>
          </table:table-cell>
          <table:table-cell office:value-type="float" office:value="27.3588" calcext:value-type="float">
            <text:p>27.3588</text:p>
          </table:table-cell>
          <table:table-cell office:value-type="float" office:value="4.68529" calcext:value-type="float">
            <text:p>4.6852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.3817" calcext:value-type="float">
            <text:p>24.3817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24.9943" calcext:value-type="float">
            <text:p>24.9943</text:p>
          </table:table-cell>
          <table:table-cell office:value-type="float" office:value="24.9365" calcext:value-type="float">
            <text:p>24.9365</text:p>
          </table:table-cell>
          <table:table-cell office:value-type="float" office:value="4.78611" calcext:value-type="float">
            <text:p>4.786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8.2476" calcext:value-type="float">
            <text:p>28.2476</text:p>
          </table:table-cell>
          <table:table-cell office:value-type="float" office:value="28.7261" calcext:value-type="float">
            <text:p>28.7261</text:p>
          </table:table-cell>
          <table:table-cell office:value-type="float" office:value="28.6955" calcext:value-type="float">
            <text:p>28.6955</text:p>
          </table:table-cell>
          <table:table-cell office:value-type="float" office:value="28.7382" calcext:value-type="float">
            <text:p>28.7382</text:p>
          </table:table-cell>
          <table:table-cell office:value-type="float" office:value="4.76712" calcext:value-type="float">
            <text:p>4.767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.0902" calcext:value-type="float">
            <text:p>26.0902</text:p>
          </table:table-cell>
          <table:table-cell office:value-type="float" office:value="26.7089" calcext:value-type="float">
            <text:p>26.7089</text:p>
          </table:table-cell>
          <table:table-cell office:value-type="float" office:value="26.6621" calcext:value-type="float">
            <text:p>26.6621</text:p>
          </table:table-cell>
          <table:table-cell office:value-type="float" office:value="26.6507" calcext:value-type="float">
            <text:p>26.6507</text:p>
          </table:table-cell>
          <table:table-cell office:value-type="float" office:value="4.89893" calcext:value-type="float">
            <text:p>4.898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20:47:49.19160427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22:28:25.338816052</meta:creation-date>
    <dc:date>2021-09-28T20:50:48.695262163</dc:date>
    <meta:editing-duration>PT52M29S</meta:editing-duration>
    <meta:editing-cycles>7</meta:editing-cycles>
    <meta:generator>LibreOffice/7.2.0.4$Linux_X86_64 LibreOffice_project/ce769e3009755dcf0082844e386f5dca4c8ecb2f</meta:generator>
    <meta:document-statistic meta:table-count="3" meta:cell-count="152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3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loext:major-origin="0.5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Dash"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842cm" svg:height="17.044cm" xlink:href=".." xlink:type="simple" chart:class="chart:scatter" chart:style-name="ch1">
        <chart:title svg:x="9.551cm" svg:y="0.476cm" chart:style-name="ch2">
          <text:p>Matrix-Matrix Multiplication</text:p>
        </chart:title>
        <chart:legend chart:legend-position="end" loext:overlay="true" svg:x="16.277cm" svg:y="9.295cm" style:legend-expansion="custom" svg:width="5.697cm" svg:height="4.63cm" style:legend-expansion-aspect-ratio="1.2304535637149" chart:style-name="ch3"/>
        <chart:plot-area chart:style-name="ch4" table:cell-range-address="'Matrix-Matrix Multiplication'.A2:'Matrix-Matrix Multiplication'.F101 'Matrix-Matrix Multiplication'.B1:'Matrix-Matrix Multiplication'.F1" chart:data-source-has-labels="row" svg:x="1.514cm" svg:y="1.609cm" svg:width="22.832cm" svg:height="14.107cm">
          <chart:coordinate-region svg:x="2.894cm" svg:y="1.811cm" svg:width="21.452cm" svg:height="13.255cm"/>
          <chart:axis chart:dimension="x" chart:name="primary-x" chart:style-name="ch5">
            <chart:title svg:x="12.085cm" svg:y="16.057cm" chart:style-name="ch6">
              <text:p>Dimension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9.46cm" chart:style-name="ch10">
              <text:p>Time [ms]</text:p>
            </chart:title>
            <chart:grid chart:style-name="ch7" chart:class="major"/>
          </chart:axis>
          <chart:axis chart:dimension="y" chart:name="secondary-y" chart:style-name="ch11"/>
          <chart:series chart:attached-axis="primary-y" chart:style-name="ch12" chart:values-cell-range-address="'Matrix-Matrix Multiplication'.B2:'Matrix-Matrix Multiplication'.B101" chart:label-cell-address="'Matrix-Matrix Multiplication'.B1:'Matrix-Matrix Multiplication'.B1" chart:class="chart:scatter">
            <chart:domain table:cell-range-address="'Matrix-Matrix Multiplication'.A2:'Matrix-Matrix Multiplication'.A101"/>
            <chart:data-point chart:repeated="100"/>
          </chart:series>
          <chart:series chart:attached-axis="primary-y" chart:style-name="ch13" chart:values-cell-range-address="'Matrix-Matrix Multiplication'.C2:'Matrix-Matrix Multiplication'.C101" chart:label-cell-address="'Matrix-Matrix Multiplication'.C1:'Matrix-Matrix Multiplication'.C1" chart:class="chart:scatter">
            <chart:data-point chart:repeated="100"/>
          </chart:series>
          <chart:series chart:attached-axis="primary-y" chart:style-name="ch14" chart:values-cell-range-address="'Matrix-Matrix Multiplication'.D2:'Matrix-Matrix Multiplication'.D101" chart:label-cell-address="'Matrix-Matrix Multiplication'.D1:'Matrix-Matrix Multiplication'.D1" chart:class="chart:scatter">
            <chart:data-point chart:repeated="100"/>
          </chart:series>
          <chart:series chart:attached-axis="primary-y" chart:style-name="ch15" chart:values-cell-range-address="'Matrix-Matrix Multiplication'.E2:'Matrix-Matrix Multiplication'.E101" chart:label-cell-address="'Matrix-Matrix Multiplication'.E1:'Matrix-Matrix Multiplication'.E1" chart:class="chart:scatter">
            <chart:data-point chart:repeated="100"/>
          </chart:series>
          <chart:series chart:attached-axis="primary-y" chart:style-name="ch16" chart:values-cell-range-address="'Matrix-Matrix Multiplication'.F2:'Matrix-Matrix Multiplication'.F101" chart:label-cell-address="'Matrix-Matrix Multiplication'.F1:'Matrix-Matrix Multiplication'.F1" chart:class="chart:scatter"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e (Threads: 1)</text:p>
                <draw:g>
                  <svg:desc>'Matrix-Matrix Multiplication'.B1:'Matrix-Matrix Multiplication'.B1</svg:desc>
                </draw:g>
              </table:table-cell>
              <table:table-cell office:value-type="string">
                <text:p>Dense (Threads: 2)</text:p>
                <draw:g>
                  <svg:desc>'Matrix-Matrix Multiplication'.C1:'Matrix-Matrix Multiplication'.C1</svg:desc>
                </draw:g>
              </table:table-cell>
              <table:table-cell office:value-type="string">
                <text:p>Dense (Threads: 3)</text:p>
                <draw:g>
                  <svg:desc>'Matrix-Matrix Multiplication'.D1:'Matrix-Matrix Multiplication'.D1</svg:desc>
                </draw:g>
              </table:table-cell>
              <table:table-cell office:value-type="string">
                <text:p>Dense (Threads: 4)</text:p>
                <draw:g>
                  <svg:desc>'Matrix-Matrix Multiplication'.E1:'Matrix-Matrix Multiplication'.E1</svg:desc>
                </draw:g>
              </table:table-cell>
              <table:table-cell office:value-type="string">
                <text:p>Sparse</text:p>
                <draw:g>
                  <svg:desc>'Matrix-Matrix Multiplication'.F1:'Matrix-Matrix Multiplication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Matrix-Matrix Multiplication'.A2:'Matrix-Matrix Multiplication'.A101</svg:desc>
                </draw:g>
              </table:table-cell>
              <table:table-cell office:value-type="float" office:value="0.200864">
                <text:p>0.200864</text:p>
                <draw:g>
                  <svg:desc>'Matrix-Matrix Multiplication'.B2:'Matrix-Matrix Multiplication'.B101</svg:desc>
                </draw:g>
              </table:table-cell>
              <table:table-cell office:value-type="float" office:value="0.193634">
                <text:p>0.193634</text:p>
                <draw:g>
                  <svg:desc>'Matrix-Matrix Multiplication'.C2:'Matrix-Matrix Multiplication'.C101</svg:desc>
                </draw:g>
              </table:table-cell>
              <table:table-cell office:value-type="float" office:value="0.192185">
                <text:p>0.192185</text:p>
                <draw:g>
                  <svg:desc>'Matrix-Matrix Multiplication'.D2:'Matrix-Matrix Multiplication'.D101</svg:desc>
                </draw:g>
              </table:table-cell>
              <table:table-cell office:value-type="float" office:value="0.194288">
                <text:p>0.194288</text:p>
                <draw:g>
                  <svg:desc>'Matrix-Matrix Multiplication'.E2:'Matrix-Matrix Multiplication'.E101</svg:desc>
                </draw:g>
              </table:table-cell>
              <table:table-cell office:value-type="float" office:value="1.08383">
                <text:p>1.08383</text:p>
                <draw:g>
                  <svg:desc>'Matrix-Matrix Multiplication'.F2:'Matrix-Matrix Multiplication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60776">
                <text:p>0.660776</text:p>
              </table:table-cell>
              <table:table-cell office:value-type="float" office:value="0.663584">
                <text:p>0.663584</text:p>
              </table:table-cell>
              <table:table-cell office:value-type="float" office:value="0.655066">
                <text:p>0.655066</text:p>
              </table:table-cell>
              <table:table-cell office:value-type="float" office:value="0.654821">
                <text:p>0.654821</text:p>
              </table:table-cell>
              <table:table-cell office:value-type="float" office:value="3.90647">
                <text:p>3.90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.81032">
                <text:p>1.81032</text:p>
              </table:table-cell>
              <table:table-cell office:value-type="float" office:value="1.88725">
                <text:p>1.88725</text:p>
              </table:table-cell>
              <table:table-cell office:value-type="float" office:value="1.9707">
                <text:p>1.9707</text:p>
              </table:table-cell>
              <table:table-cell office:value-type="float" office:value="1.84935">
                <text:p>1.84935</text:p>
              </table:table-cell>
              <table:table-cell office:value-type="float" office:value="7.11924">
                <text:p>7.11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.17528">
                <text:p>3.17528</text:p>
              </table:table-cell>
              <table:table-cell office:value-type="float" office:value="3.46343">
                <text:p>3.46343</text:p>
              </table:table-cell>
              <table:table-cell office:value-type="float" office:value="3.22362">
                <text:p>3.22362</text:p>
              </table:table-cell>
              <table:table-cell office:value-type="float" office:value="3.30279">
                <text:p>3.30279</text:p>
              </table:table-cell>
              <table:table-cell office:value-type="float" office:value="10.0856">
                <text:p>10.0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6.51412">
                <text:p>6.51412</text:p>
              </table:table-cell>
              <table:table-cell office:value-type="float" office:value="6.56667">
                <text:p>6.56667</text:p>
              </table:table-cell>
              <table:table-cell office:value-type="float" office:value="6.75738">
                <text:p>6.75738</text:p>
              </table:table-cell>
              <table:table-cell office:value-type="float" office:value="6.29514">
                <text:p>6.29514</text:p>
              </table:table-cell>
              <table:table-cell office:value-type="float" office:value="13.505">
                <text:p>13.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0.0404">
                <text:p>10.0404</text:p>
              </table:table-cell>
              <table:table-cell office:value-type="float" office:value="10.2571">
                <text:p>10.2571</text:p>
              </table:table-cell>
              <table:table-cell office:value-type="float" office:value="10.6247">
                <text:p>10.6247</text:p>
              </table:table-cell>
              <table:table-cell office:value-type="float" office:value="10.2818">
                <text:p>10.2818</text:p>
              </table:table-cell>
              <table:table-cell office:value-type="float" office:value="15.9163">
                <text:p>15.9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5.8573">
                <text:p>15.8573</text:p>
              </table:table-cell>
              <table:table-cell office:value-type="float" office:value="16.5127">
                <text:p>16.5127</text:p>
              </table:table-cell>
              <table:table-cell office:value-type="float" office:value="16.6047">
                <text:p>16.6047</text:p>
              </table:table-cell>
              <table:table-cell office:value-type="float" office:value="16.4407">
                <text:p>16.4407</text:p>
              </table:table-cell>
              <table:table-cell office:value-type="float" office:value="18.9761">
                <text:p>18.9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1.0114">
                <text:p>21.0114</text:p>
              </table:table-cell>
              <table:table-cell office:value-type="float" office:value="21.8123">
                <text:p>21.8123</text:p>
              </table:table-cell>
              <table:table-cell office:value-type="float" office:value="22.2112">
                <text:p>22.2112</text:p>
              </table:table-cell>
              <table:table-cell office:value-type="float" office:value="21.7538">
                <text:p>21.7538</text:p>
              </table:table-cell>
              <table:table-cell office:value-type="float" office:value="20.7093">
                <text:p>20.7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1.4992">
                <text:p>31.4992</text:p>
              </table:table-cell>
              <table:table-cell office:value-type="float" office:value="32.1298">
                <text:p>32.1298</text:p>
              </table:table-cell>
              <table:table-cell office:value-type="float" office:value="32.5881">
                <text:p>32.5881</text:p>
              </table:table-cell>
              <table:table-cell office:value-type="float" office:value="32.5826">
                <text:p>32.5826</text:p>
              </table:table-cell>
              <table:table-cell office:value-type="float" office:value="23.3588">
                <text:p>23.3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1.2146">
                <text:p>41.2146</text:p>
              </table:table-cell>
              <table:table-cell office:value-type="float" office:value="36.6599">
                <text:p>36.6599</text:p>
              </table:table-cell>
              <table:table-cell office:value-type="float" office:value="29.3873">
                <text:p>29.3873</text:p>
              </table:table-cell>
              <table:table-cell office:value-type="float" office:value="29.4347">
                <text:p>29.4347</text:p>
              </table:table-cell>
              <table:table-cell office:value-type="float" office:value="26.3456">
                <text:p>26.3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57.6862">
                <text:p>57.6862</text:p>
              </table:table-cell>
              <table:table-cell office:value-type="float" office:value="45.0139">
                <text:p>45.0139</text:p>
              </table:table-cell>
              <table:table-cell office:value-type="float" office:value="39.8906">
                <text:p>39.8906</text:p>
              </table:table-cell>
              <table:table-cell office:value-type="float" office:value="35.8027">
                <text:p>35.8027</text:p>
              </table:table-cell>
              <table:table-cell office:value-type="float" office:value="29.0016">
                <text:p>29.0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69.2596">
                <text:p>69.2596</text:p>
              </table:table-cell>
              <table:table-cell office:value-type="float" office:value="45.7911">
                <text:p>45.7911</text:p>
              </table:table-cell>
              <table:table-cell office:value-type="float" office:value="42.6167">
                <text:p>42.6167</text:p>
              </table:table-cell>
              <table:table-cell office:value-type="float" office:value="49.5877">
                <text:p>49.5877</text:p>
              </table:table-cell>
              <table:table-cell office:value-type="float" office:value="31.7826">
                <text:p>31.7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91.4923">
                <text:p>91.4923</text:p>
              </table:table-cell>
              <table:table-cell office:value-type="float" office:value="68.0746">
                <text:p>68.0746</text:p>
              </table:table-cell>
              <table:table-cell office:value-type="float" office:value="52.0821">
                <text:p>52.0821</text:p>
              </table:table-cell>
              <table:table-cell office:value-type="float" office:value="51.1394">
                <text:p>51.1394</text:p>
              </table:table-cell>
              <table:table-cell office:value-type="float" office:value="34.0743">
                <text:p>34.0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09.644">
                <text:p>109.644</text:p>
              </table:table-cell>
              <table:table-cell office:value-type="float" office:value="79.7292">
                <text:p>79.7292</text:p>
              </table:table-cell>
              <table:table-cell office:value-type="float" office:value="69.4676">
                <text:p>69.4676</text:p>
              </table:table-cell>
              <table:table-cell office:value-type="float" office:value="66.2839">
                <text:p>66.2839</text:p>
              </table:table-cell>
              <table:table-cell office:value-type="float" office:value="36.9434">
                <text:p>36.9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40.725">
                <text:p>140.725</text:p>
              </table:table-cell>
              <table:table-cell office:value-type="float" office:value="91.8666">
                <text:p>91.8666</text:p>
              </table:table-cell>
              <table:table-cell office:value-type="float" office:value="74.5177">
                <text:p>74.5177</text:p>
              </table:table-cell>
              <table:table-cell office:value-type="float" office:value="83.7674">
                <text:p>83.7674</text:p>
              </table:table-cell>
              <table:table-cell office:value-type="float" office:value="39.4303">
                <text:p>39.4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61.669">
                <text:p>161.669</text:p>
              </table:table-cell>
              <table:table-cell office:value-type="float" office:value="100.631">
                <text:p>100.631</text:p>
              </table:table-cell>
              <table:table-cell office:value-type="float" office:value="87.3498">
                <text:p>87.3498</text:p>
              </table:table-cell>
              <table:table-cell office:value-type="float" office:value="82.4738">
                <text:p>82.4738</text:p>
              </table:table-cell>
              <table:table-cell office:value-type="float" office:value="42.1572">
                <text:p>42.1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95.936">
                <text:p>195.936</text:p>
              </table:table-cell>
              <table:table-cell office:value-type="float" office:value="125.498">
                <text:p>125.498</text:p>
              </table:table-cell>
              <table:table-cell office:value-type="float" office:value="92.8928">
                <text:p>92.8928</text:p>
              </table:table-cell>
              <table:table-cell office:value-type="float" office:value="105.126">
                <text:p>105.126</text:p>
              </table:table-cell>
              <table:table-cell office:value-type="float" office:value="45.3676">
                <text:p>45.3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25.703">
                <text:p>225.703</text:p>
              </table:table-cell>
              <table:table-cell office:value-type="float" office:value="140.587">
                <text:p>140.587</text:p>
              </table:table-cell>
              <table:table-cell office:value-type="float" office:value="113.793">
                <text:p>113.793</text:p>
              </table:table-cell>
              <table:table-cell office:value-type="float" office:value="129.771">
                <text:p>129.771</text:p>
              </table:table-cell>
              <table:table-cell office:value-type="float" office:value="47.745">
                <text:p>47.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70.622">
                <text:p>270.622</text:p>
              </table:table-cell>
              <table:table-cell office:value-type="float" office:value="172.341">
                <text:p>172.341</text:p>
              </table:table-cell>
              <table:table-cell office:value-type="float" office:value="141.985">
                <text:p>141.985</text:p>
              </table:table-cell>
              <table:table-cell office:value-type="float" office:value="160.8">
                <text:p>160.8</text:p>
              </table:table-cell>
              <table:table-cell office:value-type="float" office:value="49.7695">
                <text:p>49.7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03.442">
                <text:p>303.442</text:p>
              </table:table-cell>
              <table:table-cell office:value-type="float" office:value="185.668">
                <text:p>185.668</text:p>
              </table:table-cell>
              <table:table-cell office:value-type="float" office:value="140.834">
                <text:p>140.834</text:p>
              </table:table-cell>
              <table:table-cell office:value-type="float" office:value="156.935">
                <text:p>156.935</text:p>
              </table:table-cell>
              <table:table-cell office:value-type="float" office:value="51.5918">
                <text:p>51.5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358.485">
                <text:p>358.485</text:p>
              </table:table-cell>
              <table:table-cell office:value-type="float" office:value="207.513">
                <text:p>207.513</text:p>
              </table:table-cell>
              <table:table-cell office:value-type="float" office:value="171.925">
                <text:p>171.925</text:p>
              </table:table-cell>
              <table:table-cell office:value-type="float" office:value="193.486">
                <text:p>193.486</text:p>
              </table:table-cell>
              <table:table-cell office:value-type="float" office:value="55.0042">
                <text:p>55.0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406.299">
                <text:p>406.299</text:p>
              </table:table-cell>
              <table:table-cell office:value-type="float" office:value="246.068">
                <text:p>246.068</text:p>
              </table:table-cell>
              <table:table-cell office:value-type="float" office:value="177.249">
                <text:p>177.249</text:p>
              </table:table-cell>
              <table:table-cell office:value-type="float" office:value="229.775">
                <text:p>229.775</text:p>
              </table:table-cell>
              <table:table-cell office:value-type="float" office:value="58.3416">
                <text:p>58.3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469.252">
                <text:p>469.252</text:p>
              </table:table-cell>
              <table:table-cell office:value-type="float" office:value="273.292">
                <text:p>273.292</text:p>
              </table:table-cell>
              <table:table-cell office:value-type="float" office:value="211.621">
                <text:p>211.621</text:p>
              </table:table-cell>
              <table:table-cell office:value-type="float" office:value="233.567">
                <text:p>233.567</text:p>
              </table:table-cell>
              <table:table-cell office:value-type="float" office:value="62.6294">
                <text:p>62.6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513.846">
                <text:p>513.846</text:p>
              </table:table-cell>
              <table:table-cell office:value-type="float" office:value="291.307">
                <text:p>291.307</text:p>
              </table:table-cell>
              <table:table-cell office:value-type="float" office:value="215.402">
                <text:p>215.402</text:p>
              </table:table-cell>
              <table:table-cell office:value-type="float" office:value="270.054">
                <text:p>270.054</text:p>
              </table:table-cell>
              <table:table-cell office:value-type="float" office:value="64.1088">
                <text:p>64.1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592.516">
                <text:p>592.516</text:p>
              </table:table-cell>
              <table:table-cell office:value-type="float" office:value="343.166">
                <text:p>343.166</text:p>
              </table:table-cell>
              <table:table-cell office:value-type="float" office:value="255.095">
                <text:p>255.095</text:p>
              </table:table-cell>
              <table:table-cell office:value-type="float" office:value="321.249">
                <text:p>321.249</text:p>
              </table:table-cell>
              <table:table-cell office:value-type="float" office:value="65.5265">
                <text:p>65.52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658.523">
                <text:p>658.523</text:p>
              </table:table-cell>
              <table:table-cell office:value-type="float" office:value="372.639">
                <text:p>372.639</text:p>
              </table:table-cell>
              <table:table-cell office:value-type="float" office:value="297.667">
                <text:p>297.667</text:p>
              </table:table-cell>
              <table:table-cell office:value-type="float" office:value="321.999">
                <text:p>321.999</text:p>
              </table:table-cell>
              <table:table-cell office:value-type="float" office:value="68.1093">
                <text:p>68.10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752.331">
                <text:p>752.331</text:p>
              </table:table-cell>
              <table:table-cell office:value-type="float" office:value="437.429">
                <text:p>437.429</text:p>
              </table:table-cell>
              <table:table-cell office:value-type="float" office:value="311.417">
                <text:p>311.417</text:p>
              </table:table-cell>
              <table:table-cell office:value-type="float" office:value="384.403">
                <text:p>384.403</text:p>
              </table:table-cell>
              <table:table-cell office:value-type="float" office:value="71.7802">
                <text:p>71.7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814.332">
                <text:p>814.332</text:p>
              </table:table-cell>
              <table:table-cell office:value-type="float" office:value="456.746">
                <text:p>456.746</text:p>
              </table:table-cell>
              <table:table-cell office:value-type="float" office:value="347.55">
                <text:p>347.55</text:p>
              </table:table-cell>
              <table:table-cell office:value-type="float" office:value="429.094">
                <text:p>429.094</text:p>
              </table:table-cell>
              <table:table-cell office:value-type="float" office:value="73.4635">
                <text:p>73.4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916.397">
                <text:p>916.397</text:p>
              </table:table-cell>
              <table:table-cell office:value-type="float" office:value="506.946">
                <text:p>506.946</text:p>
              </table:table-cell>
              <table:table-cell office:value-type="float" office:value="364.314">
                <text:p>364.314</text:p>
              </table:table-cell>
              <table:table-cell office:value-type="float" office:value="434.017">
                <text:p>434.017</text:p>
              </table:table-cell>
              <table:table-cell office:value-type="float" office:value="75.1586">
                <text:p>75.1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1002.47">
                <text:p>1002.47</text:p>
              </table:table-cell>
              <table:table-cell office:value-type="float" office:value="569.391">
                <text:p>569.391</text:p>
              </table:table-cell>
              <table:table-cell office:value-type="float" office:value="416.955">
                <text:p>416.955</text:p>
              </table:table-cell>
              <table:table-cell office:value-type="float" office:value="497.123">
                <text:p>497.123</text:p>
              </table:table-cell>
              <table:table-cell office:value-type="float" office:value="77.9983">
                <text:p>77.9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1117.69">
                <text:p>1117.69</text:p>
              </table:table-cell>
              <table:table-cell office:value-type="float" office:value="619.547">
                <text:p>619.547</text:p>
              </table:table-cell>
              <table:table-cell office:value-type="float" office:value="482.805">
                <text:p>482.805</text:p>
              </table:table-cell>
              <table:table-cell office:value-type="float" office:value="574.284">
                <text:p>574.284</text:p>
              </table:table-cell>
              <table:table-cell office:value-type="float" office:value="80.5076">
                <text:p>80.50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1208.19">
                <text:p>1208.19</text:p>
              </table:table-cell>
              <table:table-cell office:value-type="float" office:value="654.875">
                <text:p>654.875</text:p>
              </table:table-cell>
              <table:table-cell office:value-type="float" office:value="488.369">
                <text:p>488.369</text:p>
              </table:table-cell>
              <table:table-cell office:value-type="float" office:value="561.119">
                <text:p>561.119</text:p>
              </table:table-cell>
              <table:table-cell office:value-type="float" office:value="83.6058">
                <text:p>83.60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1334.69">
                <text:p>1334.69</text:p>
              </table:table-cell>
              <table:table-cell office:value-type="float" office:value="739.486">
                <text:p>739.486</text:p>
              </table:table-cell>
              <table:table-cell office:value-type="float" office:value="557.249">
                <text:p>557.249</text:p>
              </table:table-cell>
              <table:table-cell office:value-type="float" office:value="644.989">
                <text:p>644.989</text:p>
              </table:table-cell>
              <table:table-cell office:value-type="float" office:value="85.8556">
                <text:p>85.8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1454.72">
                <text:p>1454.72</text:p>
              </table:table-cell>
              <table:table-cell office:value-type="float" office:value="798.184">
                <text:p>798.184</text:p>
              </table:table-cell>
              <table:table-cell office:value-type="float" office:value="569.569">
                <text:p>569.569</text:p>
              </table:table-cell>
              <table:table-cell office:value-type="float" office:value="726.969">
                <text:p>726.969</text:p>
              </table:table-cell>
              <table:table-cell office:value-type="float" office:value="91.3167">
                <text:p>91.31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1614.76">
                <text:p>1614.76</text:p>
              </table:table-cell>
              <table:table-cell office:value-type="float" office:value="900.014">
                <text:p>900.014</text:p>
              </table:table-cell>
              <table:table-cell office:value-type="float" office:value="649.721">
                <text:p>649.721</text:p>
              </table:table-cell>
              <table:table-cell office:value-type="float" office:value="832.659">
                <text:p>832.659</text:p>
              </table:table-cell>
              <table:table-cell office:value-type="float" office:value="93.0342">
                <text:p>93.0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1722.7">
                <text:p>1722.7</text:p>
              </table:table-cell>
              <table:table-cell office:value-type="float" office:value="931.331">
                <text:p>931.331</text:p>
              </table:table-cell>
              <table:table-cell office:value-type="float" office:value="655.032">
                <text:p>655.032</text:p>
              </table:table-cell>
              <table:table-cell office:value-type="float" office:value="811.946">
                <text:p>811.946</text:p>
              </table:table-cell>
              <table:table-cell office:value-type="float" office:value="95.4371">
                <text:p>95.4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1881.4">
                <text:p>1881.4</text:p>
              </table:table-cell>
              <table:table-cell office:value-type="float" office:value="1010.45">
                <text:p>1010.45</text:p>
              </table:table-cell>
              <table:table-cell office:value-type="float" office:value="736.717">
                <text:p>736.717</text:p>
              </table:table-cell>
              <table:table-cell office:value-type="float" office:value="918.466">
                <text:p>918.466</text:p>
              </table:table-cell>
              <table:table-cell office:value-type="float" office:value="97.2743">
                <text:p>97.2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2027.6">
                <text:p>2027.6</text:p>
              </table:table-cell>
              <table:table-cell office:value-type="float" office:value="1119.69">
                <text:p>1119.69</text:p>
              </table:table-cell>
              <table:table-cell office:value-type="float" office:value="822.217">
                <text:p>822.217</text:p>
              </table:table-cell>
              <table:table-cell office:value-type="float" office:value="1029.06">
                <text:p>1029.06</text:p>
              </table:table-cell>
              <table:table-cell office:value-type="float" office:value="100.229">
                <text:p>100.2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2240.41">
                <text:p>2240.41</text:p>
              </table:table-cell>
              <table:table-cell office:value-type="float" office:value="1201.57">
                <text:p>1201.57</text:p>
              </table:table-cell>
              <table:table-cell office:value-type="float" office:value="854.31">
                <text:p>854.31</text:p>
              </table:table-cell>
              <table:table-cell office:value-type="float" office:value="1033.94">
                <text:p>1033.94</text:p>
              </table:table-cell>
              <table:table-cell office:value-type="float" office:value="101.893">
                <text:p>101.8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2385.16">
                <text:p>2385.16</text:p>
              </table:table-cell>
              <table:table-cell office:value-type="float" office:value="1256.74">
                <text:p>1256.74</text:p>
              </table:table-cell>
              <table:table-cell office:value-type="float" office:value="937.442">
                <text:p>937.442</text:p>
              </table:table-cell>
              <table:table-cell office:value-type="float" office:value="1132.98">
                <text:p>1132.98</text:p>
              </table:table-cell>
              <table:table-cell office:value-type="float" office:value="105.216">
                <text:p>105.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2599.56">
                <text:p>2599.56</text:p>
              </table:table-cell>
              <table:table-cell office:value-type="float" office:value="1393.53">
                <text:p>1393.53</text:p>
              </table:table-cell>
              <table:table-cell office:value-type="float" office:value="962.004">
                <text:p>962.004</text:p>
              </table:table-cell>
              <table:table-cell office:value-type="float" office:value="1123.03">
                <text:p>1123.03</text:p>
              </table:table-cell>
              <table:table-cell office:value-type="float" office:value="108.568">
                <text:p>108.5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2793.8">
                <text:p>2793.8</text:p>
              </table:table-cell>
              <table:table-cell office:value-type="float" office:value="1480.66">
                <text:p>1480.66</text:p>
              </table:table-cell>
              <table:table-cell office:value-type="float" office:value="1064.03">
                <text:p>1064.03</text:p>
              </table:table-cell>
              <table:table-cell office:value-type="float" office:value="1261.18">
                <text:p>1261.18</text:p>
              </table:table-cell>
              <table:table-cell office:value-type="float" office:value="115.101">
                <text:p>115.1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3005.73">
                <text:p>3005.73</text:p>
              </table:table-cell>
              <table:table-cell office:value-type="float" office:value="1625.1">
                <text:p>1625.1</text:p>
              </table:table-cell>
              <table:table-cell office:value-type="float" office:value="1192.69">
                <text:p>1192.69</text:p>
              </table:table-cell>
              <table:table-cell office:value-type="float" office:value="1410.49">
                <text:p>1410.49</text:p>
              </table:table-cell>
              <table:table-cell office:value-type="float" office:value="115.116">
                <text:p>115.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3188.62">
                <text:p>3188.62</text:p>
              </table:table-cell>
              <table:table-cell office:value-type="float" office:value="1683.39">
                <text:p>1683.39</text:p>
              </table:table-cell>
              <table:table-cell office:value-type="float" office:value="1199.46">
                <text:p>1199.46</text:p>
              </table:table-cell>
              <table:table-cell office:value-type="float" office:value="1469.53">
                <text:p>1469.53</text:p>
              </table:table-cell>
              <table:table-cell office:value-type="float" office:value="116.255">
                <text:p>116.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3431.8">
                <text:p>3431.8</text:p>
              </table:table-cell>
              <table:table-cell office:value-type="float" office:value="1801.15">
                <text:p>1801.15</text:p>
              </table:table-cell>
              <table:table-cell office:value-type="float" office:value="1324.03">
                <text:p>1324.03</text:p>
              </table:table-cell>
              <table:table-cell office:value-type="float" office:value="1532.01">
                <text:p>1532.01</text:p>
              </table:table-cell>
              <table:table-cell office:value-type="float" office:value="116.743">
                <text:p>116.7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3634.88">
                <text:p>3634.88</text:p>
              </table:table-cell>
              <table:table-cell office:value-type="float" office:value="1945.3">
                <text:p>1945.3</text:p>
              </table:table-cell>
              <table:table-cell office:value-type="float" office:value="1344.07">
                <text:p>1344.07</text:p>
              </table:table-cell>
              <table:table-cell office:value-type="float" office:value="1667.74">
                <text:p>1667.74</text:p>
              </table:table-cell>
              <table:table-cell office:value-type="float" office:value="126.777">
                <text:p>126.7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3938.49">
                <text:p>3938.49</text:p>
              </table:table-cell>
              <table:table-cell office:value-type="float" office:value="2069.48">
                <text:p>2069.48</text:p>
              </table:table-cell>
              <table:table-cell office:value-type="float" office:value="1492.57">
                <text:p>1492.57</text:p>
              </table:table-cell>
              <table:table-cell office:value-type="float" office:value="1684.08">
                <text:p>1684.08</text:p>
              </table:table-cell>
              <table:table-cell office:value-type="float" office:value="127.162">
                <text:p>127.1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4683.66">
                <text:p>4683.66</text:p>
              </table:table-cell>
              <table:table-cell office:value-type="float" office:value="2153.26">
                <text:p>2153.26</text:p>
              </table:table-cell>
              <table:table-cell office:value-type="float" office:value="1504.04">
                <text:p>1504.04</text:p>
              </table:table-cell>
              <table:table-cell office:value-type="float" office:value="1840.64">
                <text:p>1840.64</text:p>
              </table:table-cell>
              <table:table-cell office:value-type="float" office:value="127.851">
                <text:p>127.8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4428.56">
                <text:p>4428.56</text:p>
              </table:table-cell>
              <table:table-cell office:value-type="float" office:value="2335.85">
                <text:p>2335.85</text:p>
              </table:table-cell>
              <table:table-cell office:value-type="float" office:value="1643.21">
                <text:p>1643.21</text:p>
              </table:table-cell>
              <table:table-cell office:value-type="float" office:value="2005.18">
                <text:p>2005.18</text:p>
              </table:table-cell>
              <table:table-cell office:value-type="float" office:value="131.821">
                <text:p>131.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4606.86">
                <text:p>4606.86</text:p>
              </table:table-cell>
              <table:table-cell office:value-type="float" office:value="2456.88">
                <text:p>2456.88</text:p>
              </table:table-cell>
              <table:table-cell office:value-type="float" office:value="1799.53">
                <text:p>1799.53</text:p>
              </table:table-cell>
              <table:table-cell office:value-type="float" office:value="2056.99">
                <text:p>2056.99</text:p>
              </table:table-cell>
              <table:table-cell office:value-type="float" office:value="134.598">
                <text:p>134.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4953.4">
                <text:p>4953.4</text:p>
              </table:table-cell>
              <table:table-cell office:value-type="float" office:value="2721.2">
                <text:p>2721.2</text:p>
              </table:table-cell>
              <table:table-cell office:value-type="float" office:value="1864.9">
                <text:p>1864.9</text:p>
              </table:table-cell>
              <table:table-cell office:value-type="float" office:value="2417.6">
                <text:p>2417.6</text:p>
              </table:table-cell>
              <table:table-cell office:value-type="float" office:value="136.375">
                <text:p>136.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5155.13">
                <text:p>5155.13</text:p>
              </table:table-cell>
              <table:table-cell office:value-type="float" office:value="3124.32">
                <text:p>3124.32</text:p>
              </table:table-cell>
              <table:table-cell office:value-type="float" office:value="1985.75">
                <text:p>1985.75</text:p>
              </table:table-cell>
              <table:table-cell office:value-type="float" office:value="2368.91">
                <text:p>2368.91</text:p>
              </table:table-cell>
              <table:table-cell office:value-type="float" office:value="139.438">
                <text:p>139.4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5514.24">
                <text:p>5514.24</text:p>
              </table:table-cell>
              <table:table-cell office:value-type="float" office:value="3355.63">
                <text:p>3355.63</text:p>
              </table:table-cell>
              <table:table-cell office:value-type="float" office:value="2035.33">
                <text:p>2035.33</text:p>
              </table:table-cell>
              <table:table-cell office:value-type="float" office:value="2435.9">
                <text:p>2435.9</text:p>
              </table:table-cell>
              <table:table-cell office:value-type="float" office:value="143.89">
                <text:p>143.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5811.72">
                <text:p>5811.72</text:p>
              </table:table-cell>
              <table:table-cell office:value-type="float" office:value="3521.5">
                <text:p>3521.5</text:p>
              </table:table-cell>
              <table:table-cell office:value-type="float" office:value="2197.39">
                <text:p>2197.39</text:p>
              </table:table-cell>
              <table:table-cell office:value-type="float" office:value="2793.38">
                <text:p>2793.38</text:p>
              </table:table-cell>
              <table:table-cell office:value-type="float" office:value="144.785">
                <text:p>144.7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6166.67">
                <text:p>6166.67</text:p>
              </table:table-cell>
              <table:table-cell office:value-type="float" office:value="3686.94">
                <text:p>3686.94</text:p>
              </table:table-cell>
              <table:table-cell office:value-type="float" office:value="3245.22">
                <text:p>3245.22</text:p>
              </table:table-cell>
              <table:table-cell office:value-type="float" office:value="2835.24">
                <text:p>2835.24</text:p>
              </table:table-cell>
              <table:table-cell office:value-type="float" office:value="143.815">
                <text:p>143.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6397.88">
                <text:p>6397.88</text:p>
              </table:table-cell>
              <table:table-cell office:value-type="float" office:value="3922.17">
                <text:p>3922.17</text:p>
              </table:table-cell>
              <table:table-cell office:value-type="float" office:value="3063.78">
                <text:p>3063.78</text:p>
              </table:table-cell>
              <table:table-cell office:value-type="float" office:value="3071.55">
                <text:p>3071.55</text:p>
              </table:table-cell>
              <table:table-cell office:value-type="float" office:value="142.598">
                <text:p>142.5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6874.95">
                <text:p>6874.95</text:p>
              </table:table-cell>
              <table:table-cell office:value-type="float" office:value="4381.81">
                <text:p>4381.81</text:p>
              </table:table-cell>
              <table:table-cell office:value-type="float" office:value="4061.43">
                <text:p>4061.43</text:p>
              </table:table-cell>
              <table:table-cell office:value-type="float" office:value="3291.76">
                <text:p>3291.76</text:p>
              </table:table-cell>
              <table:table-cell office:value-type="float" office:value="154.735">
                <text:p>154.7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7693.35">
                <text:p>7693.35</text:p>
              </table:table-cell>
              <table:table-cell office:value-type="float" office:value="6615.39">
                <text:p>6615.39</text:p>
              </table:table-cell>
              <table:table-cell office:value-type="float" office:value="7563.71">
                <text:p>7563.71</text:p>
              </table:table-cell>
              <table:table-cell office:value-type="float" office:value="17694.9">
                <text:p>17694.9</text:p>
              </table:table-cell>
              <table:table-cell office:value-type="float" office:value="190.158">
                <text:p>190.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9335.89">
                <text:p>9335.89</text:p>
              </table:table-cell>
              <table:table-cell office:value-type="float" office:value="7948.6">
                <text:p>7948.6</text:p>
              </table:table-cell>
              <table:table-cell office:value-type="float" office:value="7005.31">
                <text:p>7005.31</text:p>
              </table:table-cell>
              <table:table-cell office:value-type="float" office:value="3518.34">
                <text:p>3518.34</text:p>
              </table:table-cell>
              <table:table-cell office:value-type="float" office:value="155.478">
                <text:p>155.4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8414.51">
                <text:p>8414.51</text:p>
              </table:table-cell>
              <table:table-cell office:value-type="float" office:value="4691.23">
                <text:p>4691.23</text:p>
              </table:table-cell>
              <table:table-cell office:value-type="float" office:value="3744.06">
                <text:p>3744.06</text:p>
              </table:table-cell>
              <table:table-cell office:value-type="float" office:value="4202.69">
                <text:p>4202.69</text:p>
              </table:table-cell>
              <table:table-cell office:value-type="float" office:value="155.918">
                <text:p>155.9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ce769e3009755dcf0082844e386f5dca4c8ecb2f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3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Dash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Dash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Dash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Dash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Dash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Dash"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4.836cm" svg:height="17.042cm" xlink:href=".." xlink:type="simple" chart:class="chart:scatter" chart:style-name="ch1">
        <chart:title svg:x="9.959cm" svg:y="0.476cm" chart:style-name="ch2">
          <text:p>Matrix Decompositions</text:p>
        </chart:title>
        <chart:legend chart:legend-position="end" loext:overlay="true" svg:x="14.681cm" svg:y="8.994cm" style:legend-expansion="custom" svg:width="9.051cm" svg:height="5.52cm" style:legend-expansion-aspect-ratio="1.63967391304348" chart:style-name="ch3"/>
        <chart:plot-area chart:style-name="ch4" table:cell-range-address="Decompositions.A2:Decompositions.M61 Decompositions.B1:Decompositions.M1" chart:data-source-has-labels="row" svg:x="1.514cm" svg:y="1.609cm" svg:width="22.826cm" svg:height="14.105cm">
          <chart:coordinate-region svg:x="2.894cm" svg:y="1.81cm" svg:width="21.446cm" svg:height="13.254cm"/>
          <chart:axis chart:dimension="x" chart:name="primary-x" chart:style-name="ch5">
            <chart:title svg:x="12.082cm" svg:y="16.055cm" chart:style-name="ch6">
              <text:p>Dimension</text:p>
            </chart:title>
            <chart:grid chart:style-name="ch7" chart:class="major"/>
          </chart:axis>
          <chart:axis chart:dimension="y" chart:name="primary-y" chart:style-name="ch8">
            <chart:title svg:x="0.451cm" svg:y="9.459cm" chart:style-name="ch9">
              <text:p>Time [ms]</text:p>
            </chart:title>
            <chart:grid chart:style-name="ch7" chart:class="major"/>
          </chart:axis>
          <chart:series chart:style-name="ch10" chart:values-cell-range-address="Decompositions.B2:Decompositions.B61" chart:label-cell-address="Decompositions.B1:Decompositions.B1" chart:class="chart:scatter">
            <chart:domain table:cell-range-address="Decompositions.A2:Decompositions.A61"/>
            <chart:data-point chart:repeated="60"/>
          </chart:series>
          <chart:series chart:style-name="ch11" chart:values-cell-range-address="Decompositions.C2:Decompositions.C61" chart:label-cell-address="Decompositions.C1:Decompositions.C1" chart:class="chart:scatter">
            <chart:data-point chart:repeated="60"/>
          </chart:series>
          <chart:series chart:style-name="ch12" chart:values-cell-range-address="Decompositions.D2:Decompositions.D61" chart:label-cell-address="Decompositions.D1:Decompositions.D1" chart:class="chart:scatter">
            <chart:data-point chart:repeated="60"/>
          </chart:series>
          <chart:series chart:style-name="ch13" chart:values-cell-range-address="Decompositions.E2:Decompositions.E61" chart:label-cell-address="Decompositions.E1:Decompositions.E1" chart:class="chart:scatter">
            <chart:data-point chart:repeated="60"/>
          </chart:series>
          <chart:series chart:style-name="ch14" chart:values-cell-range-address="Decompositions.F2:Decompositions.F61" chart:label-cell-address="Decompositions.F1:Decompositions.F1" chart:class="chart:scatter">
            <chart:data-point chart:repeated="60"/>
          </chart:series>
          <chart:series chart:style-name="ch15" chart:values-cell-range-address="Decompositions.G2:Decompositions.G61" chart:label-cell-address="Decompositions.G1:Decompositions.G1" chart:class="chart:scatter">
            <chart:data-point chart:repeated="60"/>
          </chart:series>
          <chart:series chart:style-name="ch16" chart:values-cell-range-address="Decompositions.H2:Decompositions.H61" chart:label-cell-address="Decompositions.H1:Decompositions.H1" chart:class="chart:scatter">
            <chart:data-point chart:repeated="60"/>
          </chart:series>
          <chart:series chart:style-name="ch17" chart:values-cell-range-address="Decompositions.I2:Decompositions.I61" chart:label-cell-address="Decompositions.I1:Decompositions.I1" chart:class="chart:scatter">
            <chart:data-point chart:repeated="60"/>
          </chart:series>
          <chart:series chart:style-name="ch18" chart:values-cell-range-address="Decompositions.J2:Decompositions.J61" chart:label-cell-address="Decompositions.J1:Decompositions.J1" chart:class="chart:scatter">
            <chart:data-point chart:repeated="60"/>
          </chart:series>
          <chart:series chart:style-name="ch19" chart:values-cell-range-address="Decompositions.K2:Decompositions.K61" chart:label-cell-address="Decompositions.K1:Decompositions.K1" chart:class="chart:scatter">
            <chart:data-point chart:repeated="60"/>
          </chart:series>
          <chart:series chart:style-name="ch20" chart:values-cell-range-address="Decompositions.L2:Decompositions.L61" chart:label-cell-address="Decompositions.L1:Decompositions.L1" chart:class="chart:scatter">
            <chart:data-point chart:repeated="60"/>
          </chart:series>
          <chart:series chart:style-name="ch21" chart:values-cell-range-address="Decompositions.M2:Decompositions.M61" chart:label-cell-address="Decompositions.M1:Decompositions.M1" chart:class="chart:scatter">
            <chart:data-point chart:repeated="6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e: PartialPivLU</text:p>
                <draw:g>
                  <svg:desc>Decompositions.B1:Decompositions.B1</svg:desc>
                </draw:g>
              </table:table-cell>
              <table:table-cell office:value-type="string">
                <text:p>Dense: FullPivLU</text:p>
                <draw:g>
                  <svg:desc>Decompositions.C1:Decompositions.C1</svg:desc>
                </draw:g>
              </table:table-cell>
              <table:table-cell office:value-type="string">
                <text:p>Dense: HouseholderQR</text:p>
                <draw:g>
                  <svg:desc>Decompositions.D1:Decompositions.D1</svg:desc>
                </draw:g>
              </table:table-cell>
              <table:table-cell office:value-type="string">
                <text:p>Dense: CompleteOrthogonalDecomposition</text:p>
                <draw:g>
                  <svg:desc>Decompositions.E1:Decompositions.E1</svg:desc>
                </draw:g>
              </table:table-cell>
              <table:table-cell office:value-type="string">
                <text:p>Dense: LLT</text:p>
                <draw:g>
                  <svg:desc>Decompositions.F1:Decompositions.F1</svg:desc>
                </draw:g>
              </table:table-cell>
              <table:table-cell office:value-type="string">
                <text:p>Dense: LDLT</text:p>
                <draw:g>
                  <svg:desc>Decompositions.G1:Decompositions.G1</svg:desc>
                </draw:g>
              </table:table-cell>
              <table:table-cell office:value-type="string">
                <text:p>Sparse: SimplicialLLT</text:p>
                <draw:g>
                  <svg:desc>Decompositions.H1:Decompositions.H1</svg:desc>
                </draw:g>
              </table:table-cell>
              <table:table-cell office:value-type="string">
                <text:p>Sparse: SimplicialLDLT</text:p>
                <draw:g>
                  <svg:desc>Decompositions.I1:Decompositions.I1</svg:desc>
                </draw:g>
              </table:table-cell>
              <table:table-cell office:value-type="string">
                <text:p>Sparse: SparseLU</text:p>
                <draw:g>
                  <svg:desc>Decompositions.J1:Decompositions.J1</svg:desc>
                </draw:g>
              </table:table-cell>
              <table:table-cell office:value-type="string">
                <text:p>Sparse: ConjugateGradient</text:p>
                <draw:g>
                  <svg:desc>Decompositions.K1:Decompositions.K1</svg:desc>
                </draw:g>
              </table:table-cell>
              <table:table-cell office:value-type="string">
                <text:p>Sparse: LeastSquaresConjugateGradient</text:p>
                <draw:g>
                  <svg:desc>Decompositions.L1:Decompositions.L1</svg:desc>
                </draw:g>
              </table:table-cell>
              <table:table-cell office:value-type="string">
                <text:p>Sparse: BiCGSTAB</text:p>
                <draw:g>
                  <svg:desc>Decompositions.M1:Decomposition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ecompositions.A2:Decompositions.A61</svg:desc>
                </draw:g>
              </table:table-cell>
              <table:table-cell office:value-type="float" office:value="0.416906">
                <text:p>0.416906</text:p>
                <draw:g>
                  <svg:desc>Decompositions.B2:Decompositions.B61</svg:desc>
                </draw:g>
              </table:table-cell>
              <table:table-cell office:value-type="float" office:value="0.602925">
                <text:p>0.602925</text:p>
                <draw:g>
                  <svg:desc>Decompositions.C2:Decompositions.C61</svg:desc>
                </draw:g>
              </table:table-cell>
              <table:table-cell office:value-type="float" office:value="1.31059">
                <text:p>1.31059</text:p>
                <draw:g>
                  <svg:desc>Decompositions.D2:Decompositions.D61</svg:desc>
                </draw:g>
              </table:table-cell>
              <table:table-cell office:value-type="float" office:value="1.80885">
                <text:p>1.80885</text:p>
                <draw:g>
                  <svg:desc>Decompositions.E2:Decompositions.E61</svg:desc>
                </draw:g>
              </table:table-cell>
              <table:table-cell office:value-type="float" office:value="0.46864">
                <text:p>0.46864</text:p>
                <draw:g>
                  <svg:desc>Decompositions.F2:Decompositions.F61</svg:desc>
                </draw:g>
              </table:table-cell>
              <table:table-cell office:value-type="float" office:value="0.446703">
                <text:p>0.446703</text:p>
                <draw:g>
                  <svg:desc>Decompositions.G2:Decompositions.G61</svg:desc>
                </draw:g>
              </table:table-cell>
              <table:table-cell office:value-type="float" office:value="2.45777">
                <text:p>2.45777</text:p>
                <draw:g>
                  <svg:desc>Decompositions.H2:Decompositions.H61</svg:desc>
                </draw:g>
              </table:table-cell>
              <table:table-cell office:value-type="float" office:value="2.358">
                <text:p>2.358</text:p>
                <draw:g>
                  <svg:desc>Decompositions.I2:Decompositions.I61</svg:desc>
                </draw:g>
              </table:table-cell>
              <table:table-cell office:value-type="float" office:value="6.22685">
                <text:p>6.22685</text:p>
                <draw:g>
                  <svg:desc>Decompositions.J2:Decompositions.J61</svg:desc>
                </draw:g>
              </table:table-cell>
              <table:table-cell office:value-type="float" office:value="0.805587">
                <text:p>0.805587</text:p>
                <draw:g>
                  <svg:desc>Decompositions.K2:Decompositions.K61</svg:desc>
                </draw:g>
              </table:table-cell>
              <table:table-cell office:value-type="float" office:value="1.3133">
                <text:p>1.3133</text:p>
                <draw:g>
                  <svg:desc>Decompositions.L2:Decompositions.L61</svg:desc>
                </draw:g>
              </table:table-cell>
              <table:table-cell office:value-type="float" office:value="1.62163">
                <text:p>1.62163</text:p>
                <draw:g>
                  <svg:desc>Decompositions.M2:Decompositions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20572">
                <text:p>1.20572</text:p>
              </table:table-cell>
              <table:table-cell office:value-type="float" office:value="2.44145">
                <text:p>2.44145</text:p>
              </table:table-cell>
              <table:table-cell office:value-type="float" office:value="3.71491">
                <text:p>3.71491</text:p>
              </table:table-cell>
              <table:table-cell office:value-type="float" office:value="4.41805">
                <text:p>4.41805</text:p>
              </table:table-cell>
              <table:table-cell office:value-type="float" office:value="1.11933">
                <text:p>1.11933</text:p>
              </table:table-cell>
              <table:table-cell office:value-type="float" office:value="1.19672">
                <text:p>1.19672</text:p>
              </table:table-cell>
              <table:table-cell office:value-type="float" office:value="6.82674">
                <text:p>6.82674</text:p>
              </table:table-cell>
              <table:table-cell office:value-type="float" office:value="6.84519">
                <text:p>6.84519</text:p>
              </table:table-cell>
              <table:table-cell office:value-type="float" office:value="12.8315">
                <text:p>12.8315</text:p>
              </table:table-cell>
              <table:table-cell office:value-type="float" office:value="2.88794">
                <text:p>2.88794</text:p>
              </table:table-cell>
              <table:table-cell office:value-type="float" office:value="5.79979">
                <text:p>5.79979</text:p>
              </table:table-cell>
              <table:table-cell office:value-type="float" office:value="4.5516">
                <text:p>4.5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.51164">
                <text:p>2.51164</text:p>
              </table:table-cell>
              <table:table-cell office:value-type="float" office:value="6.89428">
                <text:p>6.89428</text:p>
              </table:table-cell>
              <table:table-cell office:value-type="float" office:value="8.62053">
                <text:p>8.62053</text:p>
              </table:table-cell>
              <table:table-cell office:value-type="float" office:value="8.84043">
                <text:p>8.84043</text:p>
              </table:table-cell>
              <table:table-cell office:value-type="float" office:value="2.02273">
                <text:p>2.02273</text:p>
              </table:table-cell>
              <table:table-cell office:value-type="float" office:value="2.55923">
                <text:p>2.55923</text:p>
              </table:table-cell>
              <table:table-cell office:value-type="float" office:value="11.4967">
                <text:p>11.4967</text:p>
              </table:table-cell>
              <table:table-cell office:value-type="float" office:value="11.1421">
                <text:p>11.1421</text:p>
              </table:table-cell>
              <table:table-cell office:value-type="float" office:value="17.8794">
                <text:p>17.8794</text:p>
              </table:table-cell>
              <table:table-cell office:value-type="float" office:value="6.1122">
                <text:p>6.1122</text:p>
              </table:table-cell>
              <table:table-cell office:value-type="float" office:value="12.9821">
                <text:p>12.9821</text:p>
              </table:table-cell>
              <table:table-cell office:value-type="float" office:value="6.79849">
                <text:p>6.79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.36103">
                <text:p>5.36103</text:p>
              </table:table-cell>
              <table:table-cell office:value-type="float" office:value="11.5353">
                <text:p>11.5353</text:p>
              </table:table-cell>
              <table:table-cell office:value-type="float" office:value="11.6208">
                <text:p>11.6208</text:p>
              </table:table-cell>
              <table:table-cell office:value-type="float" office:value="14.6658">
                <text:p>14.6658</text:p>
              </table:table-cell>
              <table:table-cell office:value-type="float" office:value="3.79459">
                <text:p>3.79459</text:p>
              </table:table-cell>
              <table:table-cell office:value-type="float" office:value="4.49972">
                <text:p>4.49972</text:p>
              </table:table-cell>
              <table:table-cell office:value-type="float" office:value="15.7715">
                <text:p>15.7715</text:p>
              </table:table-cell>
              <table:table-cell office:value-type="float" office:value="14.932">
                <text:p>14.932</text:p>
              </table:table-cell>
              <table:table-cell office:value-type="float" office:value="25.0557">
                <text:p>25.0557</text:p>
              </table:table-cell>
              <table:table-cell office:value-type="float" office:value="7.95725">
                <text:p>7.95725</text:p>
              </table:table-cell>
              <table:table-cell office:value-type="float" office:value="18.3814">
                <text:p>18.3814</text:p>
              </table:table-cell>
              <table:table-cell office:value-type="float" office:value="9.14264">
                <text:p>9.14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.24688">
                <text:p>9.24688</text:p>
              </table:table-cell>
              <table:table-cell office:value-type="float" office:value="21.2545">
                <text:p>21.2545</text:p>
              </table:table-cell>
              <table:table-cell office:value-type="float" office:value="25.1688">
                <text:p>25.1688</text:p>
              </table:table-cell>
              <table:table-cell office:value-type="float" office:value="23.5426">
                <text:p>23.5426</text:p>
              </table:table-cell>
              <table:table-cell office:value-type="float" office:value="5.56411">
                <text:p>5.56411</text:p>
              </table:table-cell>
              <table:table-cell office:value-type="float" office:value="7.35108">
                <text:p>7.35108</text:p>
              </table:table-cell>
              <table:table-cell office:value-type="float" office:value="19.736">
                <text:p>19.736</text:p>
              </table:table-cell>
              <table:table-cell office:value-type="float" office:value="18.957">
                <text:p>18.957</text:p>
              </table:table-cell>
              <table:table-cell office:value-type="float" office:value="44.1751">
                <text:p>44.1751</text:p>
              </table:table-cell>
              <table:table-cell office:value-type="float" office:value="9.72583">
                <text:p>9.72583</text:p>
              </table:table-cell>
              <table:table-cell office:value-type="float" office:value="25.3963">
                <text:p>25.3963</text:p>
              </table:table-cell>
              <table:table-cell office:value-type="float" office:value="11.9128">
                <text:p>11.9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2.4308">
                <text:p>12.4308</text:p>
              </table:table-cell>
              <table:table-cell office:value-type="float" office:value="32.2403">
                <text:p>32.2403</text:p>
              </table:table-cell>
              <table:table-cell office:value-type="float" office:value="25.3197">
                <text:p>25.3197</text:p>
              </table:table-cell>
              <table:table-cell office:value-type="float" office:value="31.1607">
                <text:p>31.1607</text:p>
              </table:table-cell>
              <table:table-cell office:value-type="float" office:value="8.1091">
                <text:p>8.1091</text:p>
              </table:table-cell>
              <table:table-cell office:value-type="float" office:value="10.6736">
                <text:p>10.6736</text:p>
              </table:table-cell>
              <table:table-cell office:value-type="float" office:value="22.8315">
                <text:p>22.8315</text:p>
              </table:table-cell>
              <table:table-cell office:value-type="float" office:value="21.76">
                <text:p>21.76</text:p>
              </table:table-cell>
              <table:table-cell office:value-type="float" office:value="53.9835">
                <text:p>53.9835</text:p>
              </table:table-cell>
              <table:table-cell office:value-type="float" office:value="11.973">
                <text:p>11.973</text:p>
              </table:table-cell>
              <table:table-cell office:value-type="float" office:value="28.0862">
                <text:p>28.0862</text:p>
              </table:table-cell>
              <table:table-cell office:value-type="float" office:value="14.0239">
                <text:p>14.0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8.0315">
                <text:p>18.0315</text:p>
              </table:table-cell>
              <table:table-cell office:value-type="float" office:value="52.1643">
                <text:p>52.1643</text:p>
              </table:table-cell>
              <table:table-cell office:value-type="float" office:value="37.2707">
                <text:p>37.2707</text:p>
              </table:table-cell>
              <table:table-cell office:value-type="float" office:value="45.6281">
                <text:p>45.6281</text:p>
              </table:table-cell>
              <table:table-cell office:value-type="float" office:value="13.2396">
                <text:p>13.2396</text:p>
              </table:table-cell>
              <table:table-cell office:value-type="float" office:value="14.6667">
                <text:p>14.6667</text:p>
              </table:table-cell>
              <table:table-cell office:value-type="float" office:value="26.6453">
                <text:p>26.6453</text:p>
              </table:table-cell>
              <table:table-cell office:value-type="float" office:value="25.3956">
                <text:p>25.3956</text:p>
              </table:table-cell>
              <table:table-cell office:value-type="float" office:value="63.7445">
                <text:p>63.7445</text:p>
              </table:table-cell>
              <table:table-cell office:value-type="float" office:value="13.9924">
                <text:p>13.9924</text:p>
              </table:table-cell>
              <table:table-cell office:value-type="float" office:value="35.7256">
                <text:p>35.7256</text:p>
              </table:table-cell>
              <table:table-cell office:value-type="float" office:value="17.9352">
                <text:p>17.9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2.2044">
                <text:p>22.2044</text:p>
              </table:table-cell>
              <table:table-cell office:value-type="float" office:value="71.1141">
                <text:p>71.1141</text:p>
              </table:table-cell>
              <table:table-cell office:value-type="float" office:value="47.218">
                <text:p>47.218</text:p>
              </table:table-cell>
              <table:table-cell office:value-type="float" office:value="56.3284">
                <text:p>56.3284</text:p>
              </table:table-cell>
              <table:table-cell office:value-type="float" office:value="15.3052">
                <text:p>15.3052</text:p>
              </table:table-cell>
              <table:table-cell office:value-type="float" office:value="18.9559">
                <text:p>18.9559</text:p>
              </table:table-cell>
              <table:table-cell office:value-type="float" office:value="29.5482">
                <text:p>29.5482</text:p>
              </table:table-cell>
              <table:table-cell office:value-type="float" office:value="28.0811">
                <text:p>28.0811</text:p>
              </table:table-cell>
              <table:table-cell office:value-type="float" office:value="73.023">
                <text:p>73.023</text:p>
              </table:table-cell>
              <table:table-cell office:value-type="float" office:value="17.5359">
                <text:p>17.5359</text:p>
              </table:table-cell>
              <table:table-cell office:value-type="float" office:value="43.1428">
                <text:p>43.1428</text:p>
              </table:table-cell>
              <table:table-cell office:value-type="float" office:value="20.2228">
                <text:p>20.2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0.5778">
                <text:p>30.5778</text:p>
              </table:table-cell>
              <table:table-cell office:value-type="float" office:value="100.685">
                <text:p>100.685</text:p>
              </table:table-cell>
              <table:table-cell office:value-type="float" office:value="65.4265">
                <text:p>65.4265</text:p>
              </table:table-cell>
              <table:table-cell office:value-type="float" office:value="78.1229">
                <text:p>78.1229</text:p>
              </table:table-cell>
              <table:table-cell office:value-type="float" office:value="21.2065">
                <text:p>21.2065</text:p>
              </table:table-cell>
              <table:table-cell office:value-type="float" office:value="24.3669">
                <text:p>24.3669</text:p>
              </table:table-cell>
              <table:table-cell office:value-type="float" office:value="33.6344">
                <text:p>33.6344</text:p>
              </table:table-cell>
              <table:table-cell office:value-type="float" office:value="31.9227">
                <text:p>31.9227</text:p>
              </table:table-cell>
              <table:table-cell office:value-type="float" office:value="80.1961">
                <text:p>80.1961</text:p>
              </table:table-cell>
              <table:table-cell office:value-type="float" office:value="18.7914">
                <text:p>18.7914</text:p>
              </table:table-cell>
              <table:table-cell office:value-type="float" office:value="44.8629">
                <text:p>44.8629</text:p>
              </table:table-cell>
              <table:table-cell office:value-type="float" office:value="22.4708">
                <text:p>22.4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7.0097">
                <text:p>37.0097</text:p>
              </table:table-cell>
              <table:table-cell office:value-type="float" office:value="130.627">
                <text:p>130.627</text:p>
              </table:table-cell>
              <table:table-cell office:value-type="float" office:value="135.103">
                <text:p>135.103</text:p>
              </table:table-cell>
              <table:table-cell office:value-type="float" office:value="94.816">
                <text:p>94.816</text:p>
              </table:table-cell>
              <table:table-cell office:value-type="float" office:value="25.3507">
                <text:p>25.3507</text:p>
              </table:table-cell>
              <table:table-cell office:value-type="float" office:value="31.5305">
                <text:p>31.5305</text:p>
              </table:table-cell>
              <table:table-cell office:value-type="float" office:value="37.6806">
                <text:p>37.6806</text:p>
              </table:table-cell>
              <table:table-cell office:value-type="float" office:value="35.0362">
                <text:p>35.0362</text:p>
              </table:table-cell>
              <table:table-cell office:value-type="float" office:value="93.3934">
                <text:p>93.3934</text:p>
              </table:table-cell>
              <table:table-cell office:value-type="float" office:value="21.21">
                <text:p>21.21</text:p>
              </table:table-cell>
              <table:table-cell office:value-type="float" office:value="52.0329">
                <text:p>52.0329</text:p>
              </table:table-cell>
              <table:table-cell office:value-type="float" office:value="25.2624">
                <text:p>25.2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9.7676">
                <text:p>49.7676</text:p>
              </table:table-cell>
              <table:table-cell office:value-type="float" office:value="181.587">
                <text:p>181.587</text:p>
              </table:table-cell>
              <table:table-cell office:value-type="float" office:value="164.105">
                <text:p>164.105</text:p>
              </table:table-cell>
              <table:table-cell office:value-type="float" office:value="124.104">
                <text:p>124.104</text:p>
              </table:table-cell>
              <table:table-cell office:value-type="float" office:value="32.1588">
                <text:p>32.1588</text:p>
              </table:table-cell>
              <table:table-cell office:value-type="float" office:value="38.6714">
                <text:p>38.6714</text:p>
              </table:table-cell>
              <table:table-cell office:value-type="float" office:value="41.9313">
                <text:p>41.9313</text:p>
              </table:table-cell>
              <table:table-cell office:value-type="float" office:value="39.6175">
                <text:p>39.6175</text:p>
              </table:table-cell>
              <table:table-cell office:value-type="float" office:value="101.474">
                <text:p>101.474</text:p>
              </table:table-cell>
              <table:table-cell office:value-type="float" office:value="24.8361">
                <text:p>24.8361</text:p>
              </table:table-cell>
              <table:table-cell office:value-type="float" office:value="57.6956">
                <text:p>57.6956</text:p>
              </table:table-cell>
              <table:table-cell office:value-type="float" office:value="27.6662">
                <text:p>27.6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58.0867">
                <text:p>58.0867</text:p>
              </table:table-cell>
              <table:table-cell office:value-type="float" office:value="231.967">
                <text:p>231.967</text:p>
              </table:table-cell>
              <table:table-cell office:value-type="float" office:value="182.489">
                <text:p>182.489</text:p>
              </table:table-cell>
              <table:table-cell office:value-type="float" office:value="149.169">
                <text:p>149.169</text:p>
              </table:table-cell>
              <table:table-cell office:value-type="float" office:value="35.7464">
                <text:p>35.7464</text:p>
              </table:table-cell>
              <table:table-cell office:value-type="float" office:value="47.0456">
                <text:p>47.0456</text:p>
              </table:table-cell>
              <table:table-cell office:value-type="float" office:value="44.9661">
                <text:p>44.9661</text:p>
              </table:table-cell>
              <table:table-cell office:value-type="float" office:value="41.9148">
                <text:p>41.9148</text:p>
              </table:table-cell>
              <table:table-cell office:value-type="float" office:value="111.283">
                <text:p>111.283</text:p>
              </table:table-cell>
              <table:table-cell office:value-type="float" office:value="26.4384">
                <text:p>26.4384</text:p>
              </table:table-cell>
              <table:table-cell office:value-type="float" office:value="67.6972">
                <text:p>67.6972</text:p>
              </table:table-cell>
              <table:table-cell office:value-type="float" office:value="31.958">
                <text:p>31.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72.2301">
                <text:p>72.2301</text:p>
              </table:table-cell>
              <table:table-cell office:value-type="float" office:value="294.571">
                <text:p>294.571</text:p>
              </table:table-cell>
              <table:table-cell office:value-type="float" office:value="216.028">
                <text:p>216.028</text:p>
              </table:table-cell>
              <table:table-cell office:value-type="float" office:value="184.554">
                <text:p>184.554</text:p>
              </table:table-cell>
              <table:table-cell office:value-type="float" office:value="46.5198">
                <text:p>46.5198</text:p>
              </table:table-cell>
              <table:table-cell office:value-type="float" office:value="59.1514">
                <text:p>59.1514</text:p>
              </table:table-cell>
              <table:table-cell office:value-type="float" office:value="47.6593">
                <text:p>47.6593</text:p>
              </table:table-cell>
              <table:table-cell office:value-type="float" office:value="45.4514">
                <text:p>45.4514</text:p>
              </table:table-cell>
              <table:table-cell office:value-type="float" office:value="121.27">
                <text:p>121.27</text:p>
              </table:table-cell>
              <table:table-cell office:value-type="float" office:value="29.3785">
                <text:p>29.3785</text:p>
              </table:table-cell>
              <table:table-cell office:value-type="float" office:value="72.4929">
                <text:p>72.4929</text:p>
              </table:table-cell>
              <table:table-cell office:value-type="float" office:value="34.9073">
                <text:p>34.9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80.1946">
                <text:p>80.1946</text:p>
              </table:table-cell>
              <table:table-cell office:value-type="float" office:value="355.962">
                <text:p>355.962</text:p>
              </table:table-cell>
              <table:table-cell office:value-type="float" office:value="238.812">
                <text:p>238.812</text:p>
              </table:table-cell>
              <table:table-cell office:value-type="float" office:value="211.937">
                <text:p>211.937</text:p>
              </table:table-cell>
              <table:table-cell office:value-type="float" office:value="51.6762">
                <text:p>51.6762</text:p>
              </table:table-cell>
              <table:table-cell office:value-type="float" office:value="66.9742">
                <text:p>66.9742</text:p>
              </table:table-cell>
              <table:table-cell office:value-type="float" office:value="51.9473">
                <text:p>51.9473</text:p>
              </table:table-cell>
              <table:table-cell office:value-type="float" office:value="47.9653">
                <text:p>47.9653</text:p>
              </table:table-cell>
              <table:table-cell office:value-type="float" office:value="130.192">
                <text:p>130.192</text:p>
              </table:table-cell>
              <table:table-cell office:value-type="float" office:value="32.9529">
                <text:p>32.9529</text:p>
              </table:table-cell>
              <table:table-cell office:value-type="float" office:value="79.483">
                <text:p>79.483</text:p>
              </table:table-cell>
              <table:table-cell office:value-type="float" office:value="36.0384">
                <text:p>36.0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99.7147">
                <text:p>99.7147</text:p>
              </table:table-cell>
              <table:table-cell office:value-type="float" office:value="440.51">
                <text:p>440.51</text:p>
              </table:table-cell>
              <table:table-cell office:value-type="float" office:value="272.17">
                <text:p>272.17</text:p>
              </table:table-cell>
              <table:table-cell office:value-type="float" office:value="257.254">
                <text:p>257.254</text:p>
              </table:table-cell>
              <table:table-cell office:value-type="float" office:value="63.6569">
                <text:p>63.6569</text:p>
              </table:table-cell>
              <table:table-cell office:value-type="float" office:value="79.5376">
                <text:p>79.5376</text:p>
              </table:table-cell>
              <table:table-cell office:value-type="float" office:value="55.4178">
                <text:p>55.4178</text:p>
              </table:table-cell>
              <table:table-cell office:value-type="float" office:value="52.2883">
                <text:p>52.2883</text:p>
              </table:table-cell>
              <table:table-cell office:value-type="float" office:value="140.065">
                <text:p>140.065</text:p>
              </table:table-cell>
              <table:table-cell office:value-type="float" office:value="34.9008">
                <text:p>34.9008</text:p>
              </table:table-cell>
              <table:table-cell office:value-type="float" office:value="87.1967">
                <text:p>87.1967</text:p>
              </table:table-cell>
              <table:table-cell office:value-type="float" office:value="40.2266">
                <text:p>40.22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16.221">
                <text:p>116.221</text:p>
              </table:table-cell>
              <table:table-cell office:value-type="float" office:value="498.121">
                <text:p>498.121</text:p>
              </table:table-cell>
              <table:table-cell office:value-type="float" office:value="305.492">
                <text:p>305.492</text:p>
              </table:table-cell>
              <table:table-cell office:value-type="float" office:value="296.725">
                <text:p>296.725</text:p>
              </table:table-cell>
              <table:table-cell office:value-type="float" office:value="66.4213">
                <text:p>66.4213</text:p>
              </table:table-cell>
              <table:table-cell office:value-type="float" office:value="91.5012">
                <text:p>91.5012</text:p>
              </table:table-cell>
              <table:table-cell office:value-type="float" office:value="59.7917">
                <text:p>59.7917</text:p>
              </table:table-cell>
              <table:table-cell office:value-type="float" office:value="54.6973">
                <text:p>54.6973</text:p>
              </table:table-cell>
              <table:table-cell office:value-type="float" office:value="145.735">
                <text:p>145.735</text:p>
              </table:table-cell>
              <table:table-cell office:value-type="float" office:value="37.8981">
                <text:p>37.8981</text:p>
              </table:table-cell>
              <table:table-cell office:value-type="float" office:value="95.6175">
                <text:p>95.6175</text:p>
              </table:table-cell>
              <table:table-cell office:value-type="float" office:value="41.6649">
                <text:p>41.6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61.598">
                <text:p>161.598</text:p>
              </table:table-cell>
              <table:table-cell office:value-type="float" office:value="601.503">
                <text:p>601.503</text:p>
              </table:table-cell>
              <table:table-cell office:value-type="float" office:value="364.891">
                <text:p>364.891</text:p>
              </table:table-cell>
              <table:table-cell office:value-type="float" office:value="363.744">
                <text:p>363.744</text:p>
              </table:table-cell>
              <table:table-cell office:value-type="float" office:value="82.4488">
                <text:p>82.4488</text:p>
              </table:table-cell>
              <table:table-cell office:value-type="float" office:value="116.294">
                <text:p>116.294</text:p>
              </table:table-cell>
              <table:table-cell office:value-type="float" office:value="62.3753">
                <text:p>62.3753</text:p>
              </table:table-cell>
              <table:table-cell office:value-type="float" office:value="59.8346">
                <text:p>59.8346</text:p>
              </table:table-cell>
              <table:table-cell office:value-type="float" office:value="158.156">
                <text:p>158.156</text:p>
              </table:table-cell>
              <table:table-cell office:value-type="float" office:value="40.3026">
                <text:p>40.3026</text:p>
              </table:table-cell>
              <table:table-cell office:value-type="float" office:value="104.327">
                <text:p>104.327</text:p>
              </table:table-cell>
              <table:table-cell office:value-type="float" office:value="46.1861">
                <text:p>46.1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57.601">
                <text:p>157.601</text:p>
              </table:table-cell>
              <table:table-cell office:value-type="float" office:value="703.586">
                <text:p>703.586</text:p>
              </table:table-cell>
              <table:table-cell office:value-type="float" office:value="390.21">
                <text:p>390.21</text:p>
              </table:table-cell>
              <table:table-cell office:value-type="float" office:value="401.288">
                <text:p>401.288</text:p>
              </table:table-cell>
              <table:table-cell office:value-type="float" office:value="101.931">
                <text:p>101.931</text:p>
              </table:table-cell>
              <table:table-cell office:value-type="float" office:value="122.635">
                <text:p>122.635</text:p>
              </table:table-cell>
              <table:table-cell office:value-type="float" office:value="64.7677">
                <text:p>64.7677</text:p>
              </table:table-cell>
              <table:table-cell office:value-type="float" office:value="61.5706">
                <text:p>61.5706</text:p>
              </table:table-cell>
              <table:table-cell office:value-type="float" office:value="167.489">
                <text:p>167.489</text:p>
              </table:table-cell>
              <table:table-cell office:value-type="float" office:value="43.712">
                <text:p>43.712</text:p>
              </table:table-cell>
              <table:table-cell office:value-type="float" office:value="116.04">
                <text:p>116.04</text:p>
              </table:table-cell>
              <table:table-cell office:value-type="float" office:value="48.1036">
                <text:p>48.1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78.725">
                <text:p>178.725</text:p>
              </table:table-cell>
              <table:table-cell office:value-type="float" office:value="834.472">
                <text:p>834.472</text:p>
              </table:table-cell>
              <table:table-cell office:value-type="float" office:value="450.486">
                <text:p>450.486</text:p>
              </table:table-cell>
              <table:table-cell office:value-type="float" office:value="462.637">
                <text:p>462.637</text:p>
              </table:table-cell>
              <table:table-cell office:value-type="float" office:value="110.916">
                <text:p>110.916</text:p>
              </table:table-cell>
              <table:table-cell office:value-type="float" office:value="141.289">
                <text:p>141.289</text:p>
              </table:table-cell>
              <table:table-cell office:value-type="float" office:value="68.1608">
                <text:p>68.1608</text:p>
              </table:table-cell>
              <table:table-cell office:value-type="float" office:value="65.6285">
                <text:p>65.6285</text:p>
              </table:table-cell>
              <table:table-cell office:value-type="float" office:value="173.885">
                <text:p>173.885</text:p>
              </table:table-cell>
              <table:table-cell office:value-type="float" office:value="44.7764">
                <text:p>44.7764</text:p>
              </table:table-cell>
              <table:table-cell office:value-type="float" office:value="117.591">
                <text:p>117.591</text:p>
              </table:table-cell>
              <table:table-cell office:value-type="float" office:value="49.6487">
                <text:p>49.6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95.197">
                <text:p>195.197</text:p>
              </table:table-cell>
              <table:table-cell office:value-type="float" office:value="907.724">
                <text:p>907.724</text:p>
              </table:table-cell>
              <table:table-cell office:value-type="float" office:value="530.479">
                <text:p>530.479</text:p>
              </table:table-cell>
              <table:table-cell office:value-type="float" office:value="513.54">
                <text:p>513.54</text:p>
              </table:table-cell>
              <table:table-cell office:value-type="float" office:value="111.726">
                <text:p>111.726</text:p>
              </table:table-cell>
              <table:table-cell office:value-type="float" office:value="164.12">
                <text:p>164.12</text:p>
              </table:table-cell>
              <table:table-cell office:value-type="float" office:value="73.0634">
                <text:p>73.0634</text:p>
              </table:table-cell>
              <table:table-cell office:value-type="float" office:value="68.0119">
                <text:p>68.0119</text:p>
              </table:table-cell>
              <table:table-cell office:value-type="float" office:value="187.53">
                <text:p>187.53</text:p>
              </table:table-cell>
              <table:table-cell office:value-type="float" office:value="48.4981">
                <text:p>48.4981</text:p>
              </table:table-cell>
              <table:table-cell office:value-type="float" office:value="124.324">
                <text:p>124.324</text:p>
              </table:table-cell>
              <table:table-cell office:value-type="float" office:value="51.5913">
                <text:p>51.5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231.248">
                <text:p>231.248</text:p>
              </table:table-cell>
              <table:table-cell office:value-type="float" office:value="1126.61">
                <text:p>1126.61</text:p>
              </table:table-cell>
              <table:table-cell office:value-type="float" office:value="596.075">
                <text:p>596.075</text:p>
              </table:table-cell>
              <table:table-cell office:value-type="float" office:value="580.13">
                <text:p>580.13</text:p>
              </table:table-cell>
              <table:table-cell office:value-type="float" office:value="139.54">
                <text:p>139.54</text:p>
              </table:table-cell>
              <table:table-cell office:value-type="float" office:value="175.839">
                <text:p>175.839</text:p>
              </table:table-cell>
              <table:table-cell office:value-type="float" office:value="75.5246">
                <text:p>75.5246</text:p>
              </table:table-cell>
              <table:table-cell office:value-type="float" office:value="71.6493">
                <text:p>71.6493</text:p>
              </table:table-cell>
              <table:table-cell office:value-type="float" office:value="193.158">
                <text:p>193.158</text:p>
              </table:table-cell>
              <table:table-cell office:value-type="float" office:value="50.6151">
                <text:p>50.6151</text:p>
              </table:table-cell>
              <table:table-cell office:value-type="float" office:value="132.405">
                <text:p>132.405</text:p>
              </table:table-cell>
              <table:table-cell office:value-type="float" office:value="53.5396">
                <text:p>53.5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266.928">
                <text:p>266.928</text:p>
              </table:table-cell>
              <table:table-cell office:value-type="float" office:value="1267.97">
                <text:p>1267.97</text:p>
              </table:table-cell>
              <table:table-cell office:value-type="float" office:value="652.881">
                <text:p>652.881</text:p>
              </table:table-cell>
              <table:table-cell office:value-type="float" office:value="643.335">
                <text:p>643.335</text:p>
              </table:table-cell>
              <table:table-cell office:value-type="float" office:value="145.626">
                <text:p>145.626</text:p>
              </table:table-cell>
              <table:table-cell office:value-type="float" office:value="204.974">
                <text:p>204.974</text:p>
              </table:table-cell>
              <table:table-cell office:value-type="float" office:value="79.5679">
                <text:p>79.5679</text:p>
              </table:table-cell>
              <table:table-cell office:value-type="float" office:value="75.1504">
                <text:p>75.1504</text:p>
              </table:table-cell>
              <table:table-cell office:value-type="float" office:value="201.382">
                <text:p>201.382</text:p>
              </table:table-cell>
              <table:table-cell office:value-type="float" office:value="53.4652">
                <text:p>53.4652</text:p>
              </table:table-cell>
              <table:table-cell office:value-type="float" office:value="136.211">
                <text:p>136.211</text:p>
              </table:table-cell>
              <table:table-cell office:value-type="float" office:value="55.4293">
                <text:p>55.4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298.366">
                <text:p>298.366</text:p>
              </table:table-cell>
              <table:table-cell office:value-type="float" office:value="1398.77">
                <text:p>1398.77</text:p>
              </table:table-cell>
              <table:table-cell office:value-type="float" office:value="738.869">
                <text:p>738.869</text:p>
              </table:table-cell>
              <table:table-cell office:value-type="float" office:value="736.841">
                <text:p>736.841</text:p>
              </table:table-cell>
              <table:table-cell office:value-type="float" office:value="173.385">
                <text:p>173.385</text:p>
              </table:table-cell>
              <table:table-cell office:value-type="float" office:value="221.87">
                <text:p>221.87</text:p>
              </table:table-cell>
              <table:table-cell office:value-type="float" office:value="82.7288">
                <text:p>82.7288</text:p>
              </table:table-cell>
              <table:table-cell office:value-type="float" office:value="78.8725">
                <text:p>78.8725</text:p>
              </table:table-cell>
              <table:table-cell office:value-type="float" office:value="212.967">
                <text:p>212.967</text:p>
              </table:table-cell>
              <table:table-cell office:value-type="float" office:value="58.0257">
                <text:p>58.0257</text:p>
              </table:table-cell>
              <table:table-cell office:value-type="float" office:value="152.285">
                <text:p>152.285</text:p>
              </table:table-cell>
              <table:table-cell office:value-type="float" office:value="54.3988">
                <text:p>54.3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310.074">
                <text:p>310.074</text:p>
              </table:table-cell>
              <table:table-cell office:value-type="float" office:value="1525.7">
                <text:p>1525.7</text:p>
              </table:table-cell>
              <table:table-cell office:value-type="float" office:value="771.654">
                <text:p>771.654</text:p>
              </table:table-cell>
              <table:table-cell office:value-type="float" office:value="824.426">
                <text:p>824.426</text:p>
              </table:table-cell>
              <table:table-cell office:value-type="float" office:value="171.653">
                <text:p>171.653</text:p>
              </table:table-cell>
              <table:table-cell office:value-type="float" office:value="243.974">
                <text:p>243.974</text:p>
              </table:table-cell>
              <table:table-cell office:value-type="float" office:value="87.1036">
                <text:p>87.1036</text:p>
              </table:table-cell>
              <table:table-cell office:value-type="float" office:value="81.0032">
                <text:p>81.0032</text:p>
              </table:table-cell>
              <table:table-cell office:value-type="float" office:value="223.296">
                <text:p>223.296</text:p>
              </table:table-cell>
              <table:table-cell office:value-type="float" office:value="62.6457">
                <text:p>62.6457</text:p>
              </table:table-cell>
              <table:table-cell office:value-type="float" office:value="148.035">
                <text:p>148.035</text:p>
              </table:table-cell>
              <table:table-cell office:value-type="float" office:value="60.5728">
                <text:p>60.5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385.903">
                <text:p>385.903</text:p>
              </table:table-cell>
              <table:table-cell office:value-type="float" office:value="1744.11">
                <text:p>1744.11</text:p>
              </table:table-cell>
              <table:table-cell office:value-type="float" office:value="871.975">
                <text:p>871.975</text:p>
              </table:table-cell>
              <table:table-cell office:value-type="float" office:value="940.356">
                <text:p>940.356</text:p>
              </table:table-cell>
              <table:table-cell office:value-type="float" office:value="212.857">
                <text:p>212.857</text:p>
              </table:table-cell>
              <table:table-cell office:value-type="float" office:value="284.856">
                <text:p>284.856</text:p>
              </table:table-cell>
              <table:table-cell office:value-type="float" office:value="89.8609">
                <text:p>89.8609</text:p>
              </table:table-cell>
              <table:table-cell office:value-type="float" office:value="85.1596">
                <text:p>85.1596</text:p>
              </table:table-cell>
              <table:table-cell office:value-type="float" office:value="230.423">
                <text:p>230.423</text:p>
              </table:table-cell>
              <table:table-cell office:value-type="float" office:value="60.7601">
                <text:p>60.7601</text:p>
              </table:table-cell>
              <table:table-cell office:value-type="float" office:value="162.534">
                <text:p>162.534</text:p>
              </table:table-cell>
              <table:table-cell office:value-type="float" office:value="64.5432">
                <text:p>64.54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393.094">
                <text:p>393.094</text:p>
              </table:table-cell>
              <table:table-cell office:value-type="float" office:value="2002.45">
                <text:p>2002.45</text:p>
              </table:table-cell>
              <table:table-cell office:value-type="float" office:value="943.235">
                <text:p>943.235</text:p>
              </table:table-cell>
              <table:table-cell office:value-type="float" office:value="1025.5">
                <text:p>1025.5</text:p>
              </table:table-cell>
              <table:table-cell office:value-type="float" office:value="202.841">
                <text:p>202.841</text:p>
              </table:table-cell>
              <table:table-cell office:value-type="float" office:value="344.806">
                <text:p>344.806</text:p>
              </table:table-cell>
              <table:table-cell office:value-type="float" office:value="93.2995">
                <text:p>93.2995</text:p>
              </table:table-cell>
              <table:table-cell office:value-type="float" office:value="88.3848">
                <text:p>88.3848</text:p>
              </table:table-cell>
              <table:table-cell office:value-type="float" office:value="241.079">
                <text:p>241.079</text:p>
              </table:table-cell>
              <table:table-cell office:value-type="float" office:value="63.1521">
                <text:p>63.1521</text:p>
              </table:table-cell>
              <table:table-cell office:value-type="float" office:value="169.8">
                <text:p>169.8</text:p>
              </table:table-cell>
              <table:table-cell office:value-type="float" office:value="67.4086">
                <text:p>67.4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435.992">
                <text:p>435.992</text:p>
              </table:table-cell>
              <table:table-cell office:value-type="float" office:value="2131.54">
                <text:p>2131.54</text:p>
              </table:table-cell>
              <table:table-cell office:value-type="float" office:value="1029.14">
                <text:p>1029.14</text:p>
              </table:table-cell>
              <table:table-cell office:value-type="float" office:value="1113.42">
                <text:p>1113.42</text:p>
              </table:table-cell>
              <table:table-cell office:value-type="float" office:value="227.906">
                <text:p>227.906</text:p>
              </table:table-cell>
              <table:table-cell office:value-type="float" office:value="327.118">
                <text:p>327.118</text:p>
              </table:table-cell>
              <table:table-cell office:value-type="float" office:value="97.0389">
                <text:p>97.0389</text:p>
              </table:table-cell>
              <table:table-cell office:value-type="float" office:value="92.927">
                <text:p>92.927</text:p>
              </table:table-cell>
              <table:table-cell office:value-type="float" office:value="247.661">
                <text:p>247.661</text:p>
              </table:table-cell>
              <table:table-cell office:value-type="float" office:value="67.9857">
                <text:p>67.9857</text:p>
              </table:table-cell>
              <table:table-cell office:value-type="float" office:value="184.187">
                <text:p>184.187</text:p>
              </table:table-cell>
              <table:table-cell office:value-type="float" office:value="72.8156">
                <text:p>72.8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451.474">
                <text:p>451.474</text:p>
              </table:table-cell>
              <table:table-cell office:value-type="float" office:value="2332.8">
                <text:p>2332.8</text:p>
              </table:table-cell>
              <table:table-cell office:value-type="float" office:value="1091.2">
                <text:p>1091.2</text:p>
              </table:table-cell>
              <table:table-cell office:value-type="float" office:value="1218.97">
                <text:p>1218.97</text:p>
              </table:table-cell>
              <table:table-cell office:value-type="float" office:value="234.83">
                <text:p>234.83</text:p>
              </table:table-cell>
              <table:table-cell office:value-type="float" office:value="369.845">
                <text:p>369.845</text:p>
              </table:table-cell>
              <table:table-cell office:value-type="float" office:value="100.747">
                <text:p>100.747</text:p>
              </table:table-cell>
              <table:table-cell office:value-type="float" office:value="94.4704">
                <text:p>94.4704</text:p>
              </table:table-cell>
              <table:table-cell office:value-type="float" office:value="258.49">
                <text:p>258.49</text:p>
              </table:table-cell>
              <table:table-cell office:value-type="float" office:value="68.6187">
                <text:p>68.6187</text:p>
              </table:table-cell>
              <table:table-cell office:value-type="float" office:value="188.444">
                <text:p>188.444</text:p>
              </table:table-cell>
              <table:table-cell office:value-type="float" office:value="70.4974">
                <text:p>70.49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510.188">
                <text:p>510.188</text:p>
              </table:table-cell>
              <table:table-cell office:value-type="float" office:value="2608.27">
                <text:p>2608.27</text:p>
              </table:table-cell>
              <table:table-cell office:value-type="float" office:value="1255.83">
                <text:p>1255.83</text:p>
              </table:table-cell>
              <table:table-cell office:value-type="float" office:value="1336.35">
                <text:p>1336.35</text:p>
              </table:table-cell>
              <table:table-cell office:value-type="float" office:value="271.63">
                <text:p>271.63</text:p>
              </table:table-cell>
              <table:table-cell office:value-type="float" office:value="389.991">
                <text:p>389.991</text:p>
              </table:table-cell>
              <table:table-cell office:value-type="float" office:value="103.446">
                <text:p>103.446</text:p>
              </table:table-cell>
              <table:table-cell office:value-type="float" office:value="98.8554">
                <text:p>98.8554</text:p>
              </table:table-cell>
              <table:table-cell office:value-type="float" office:value="267.701">
                <text:p>267.701</text:p>
              </table:table-cell>
              <table:table-cell office:value-type="float" office:value="72.5983">
                <text:p>72.5983</text:p>
              </table:table-cell>
              <table:table-cell office:value-type="float" office:value="200.304">
                <text:p>200.304</text:p>
              </table:table-cell>
              <table:table-cell office:value-type="float" office:value="74.206">
                <text:p>74.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554.617">
                <text:p>554.617</text:p>
              </table:table-cell>
              <table:table-cell office:value-type="float" office:value="2801.63">
                <text:p>2801.63</text:p>
              </table:table-cell>
              <table:table-cell office:value-type="float" office:value="1337.99">
                <text:p>1337.99</text:p>
              </table:table-cell>
              <table:table-cell office:value-type="float" office:value="1453.46">
                <text:p>1453.46</text:p>
              </table:table-cell>
              <table:table-cell office:value-type="float" office:value="285.464">
                <text:p>285.464</text:p>
              </table:table-cell>
              <table:table-cell office:value-type="float" office:value="436.909">
                <text:p>436.909</text:p>
              </table:table-cell>
              <table:table-cell office:value-type="float" office:value="106.85">
                <text:p>106.85</text:p>
              </table:table-cell>
              <table:table-cell office:value-type="float" office:value="101.447">
                <text:p>101.447</text:p>
              </table:table-cell>
              <table:table-cell office:value-type="float" office:value="277.277">
                <text:p>277.277</text:p>
              </table:table-cell>
              <table:table-cell office:value-type="float" office:value="74.0903">
                <text:p>74.0903</text:p>
              </table:table-cell>
              <table:table-cell office:value-type="float" office:value="201.603">
                <text:p>201.603</text:p>
              </table:table-cell>
              <table:table-cell office:value-type="float" office:value="71.5761">
                <text:p>71.5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624.392">
                <text:p>624.392</text:p>
              </table:table-cell>
              <table:table-cell office:value-type="float" office:value="3164.7">
                <text:p>3164.7</text:p>
              </table:table-cell>
              <table:table-cell office:value-type="float" office:value="1467.04">
                <text:p>1467.04</text:p>
              </table:table-cell>
              <table:table-cell office:value-type="float" office:value="1583.53">
                <text:p>1583.53</text:p>
              </table:table-cell>
              <table:table-cell office:value-type="float" office:value="323.41">
                <text:p>323.41</text:p>
              </table:table-cell>
              <table:table-cell office:value-type="float" office:value="461.451">
                <text:p>461.451</text:p>
              </table:table-cell>
              <table:table-cell office:value-type="float" office:value="110.393">
                <text:p>110.393</text:p>
              </table:table-cell>
              <table:table-cell office:value-type="float" office:value="104.239">
                <text:p>104.239</text:p>
              </table:table-cell>
              <table:table-cell office:value-type="float" office:value="286.906">
                <text:p>286.906</text:p>
              </table:table-cell>
              <table:table-cell office:value-type="float" office:value="76.9347">
                <text:p>76.9347</text:p>
              </table:table-cell>
              <table:table-cell office:value-type="float" office:value="208.47">
                <text:p>208.47</text:p>
              </table:table-cell>
              <table:table-cell office:value-type="float" office:value="80.3909">
                <text:p>80.3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792.471">
                <text:p>792.471</text:p>
              </table:table-cell>
              <table:table-cell office:value-type="float" office:value="3522.9">
                <text:p>3522.9</text:p>
              </table:table-cell>
              <table:table-cell office:value-type="float" office:value="1562.22">
                <text:p>1562.22</text:p>
              </table:table-cell>
              <table:table-cell office:value-type="float" office:value="1886.24">
                <text:p>1886.24</text:p>
              </table:table-cell>
              <table:table-cell office:value-type="float" office:value="333.446">
                <text:p>333.446</text:p>
              </table:table-cell>
              <table:table-cell office:value-type="float" office:value="549.021">
                <text:p>549.021</text:p>
              </table:table-cell>
              <table:table-cell office:value-type="float" office:value="112.665">
                <text:p>112.665</text:p>
              </table:table-cell>
              <table:table-cell office:value-type="float" office:value="107.028">
                <text:p>107.028</text:p>
              </table:table-cell>
              <table:table-cell office:value-type="float" office:value="294.598">
                <text:p>294.598</text:p>
              </table:table-cell>
              <table:table-cell office:value-type="float" office:value="78.6269">
                <text:p>78.6269</text:p>
              </table:table-cell>
              <table:table-cell office:value-type="float" office:value="213.396">
                <text:p>213.396</text:p>
              </table:table-cell>
              <table:table-cell office:value-type="float" office:value="80.7611">
                <text:p>80.76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731.608">
                <text:p>731.608</text:p>
              </table:table-cell>
              <table:table-cell office:value-type="float" office:value="3844.19">
                <text:p>3844.19</text:p>
              </table:table-cell>
              <table:table-cell office:value-type="float" office:value="1686.82">
                <text:p>1686.82</text:p>
              </table:table-cell>
              <table:table-cell office:value-type="float" office:value="1872.1">
                <text:p>1872.1</text:p>
              </table:table-cell>
              <table:table-cell office:value-type="float" office:value="377.509">
                <text:p>377.509</text:p>
              </table:table-cell>
              <table:table-cell office:value-type="float" office:value="545.609">
                <text:p>545.609</text:p>
              </table:table-cell>
              <table:table-cell office:value-type="float" office:value="117.156">
                <text:p>117.156</text:p>
              </table:table-cell>
              <table:table-cell office:value-type="float" office:value="111.948">
                <text:p>111.948</text:p>
              </table:table-cell>
              <table:table-cell office:value-type="float" office:value="307.642">
                <text:p>307.642</text:p>
              </table:table-cell>
              <table:table-cell office:value-type="float" office:value="82.2283">
                <text:p>82.2283</text:p>
              </table:table-cell>
              <table:table-cell office:value-type="float" office:value="226.6">
                <text:p>226.6</text:p>
              </table:table-cell>
              <table:table-cell office:value-type="float" office:value="83.67">
                <text:p>83.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790.684">
                <text:p>790.684</text:p>
              </table:table-cell>
              <table:table-cell office:value-type="float" office:value="3987.25">
                <text:p>3987.25</text:p>
              </table:table-cell>
              <table:table-cell office:value-type="float" office:value="1806.2">
                <text:p>1806.2</text:p>
              </table:table-cell>
              <table:table-cell office:value-type="float" office:value="2103.11">
                <text:p>2103.11</text:p>
              </table:table-cell>
              <table:table-cell office:value-type="float" office:value="395.751">
                <text:p>395.751</text:p>
              </table:table-cell>
              <table:table-cell office:value-type="float" office:value="622.266">
                <text:p>622.266</text:p>
              </table:table-cell>
              <table:table-cell office:value-type="float" office:value="121.819">
                <text:p>121.819</text:p>
              </table:table-cell>
              <table:table-cell office:value-type="float" office:value="113.944">
                <text:p>113.944</text:p>
              </table:table-cell>
              <table:table-cell office:value-type="float" office:value="315.667">
                <text:p>315.667</text:p>
              </table:table-cell>
              <table:table-cell office:value-type="float" office:value="84.292">
                <text:p>84.292</text:p>
              </table:table-cell>
              <table:table-cell office:value-type="float" office:value="222.593">
                <text:p>222.593</text:p>
              </table:table-cell>
              <table:table-cell office:value-type="float" office:value="85.0922">
                <text:p>85.09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862.102">
                <text:p>862.102</text:p>
              </table:table-cell>
              <table:table-cell office:value-type="float" office:value="4506.18">
                <text:p>4506.18</text:p>
              </table:table-cell>
              <table:table-cell office:value-type="float" office:value="1939.97">
                <text:p>1939.97</text:p>
              </table:table-cell>
              <table:table-cell office:value-type="float" office:value="2210.57">
                <text:p>2210.57</text:p>
              </table:table-cell>
              <table:table-cell office:value-type="float" office:value="441.609">
                <text:p>441.609</text:p>
              </table:table-cell>
              <table:table-cell office:value-type="float" office:value="631.84">
                <text:p>631.84</text:p>
              </table:table-cell>
              <table:table-cell office:value-type="float" office:value="129.748">
                <text:p>129.748</text:p>
              </table:table-cell>
              <table:table-cell office:value-type="float" office:value="117.271">
                <text:p>117.271</text:p>
              </table:table-cell>
              <table:table-cell office:value-type="float" office:value="323.2">
                <text:p>323.2</text:p>
              </table:table-cell>
              <table:table-cell office:value-type="float" office:value="84.2743">
                <text:p>84.2743</text:p>
              </table:table-cell>
              <table:table-cell office:value-type="float" office:value="232.383">
                <text:p>232.383</text:p>
              </table:table-cell>
              <table:table-cell office:value-type="float" office:value="90.2734">
                <text:p>90.2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894.03">
                <text:p>894.03</text:p>
              </table:table-cell>
              <table:table-cell office:value-type="float" office:value="4758.34">
                <text:p>4758.34</text:p>
              </table:table-cell>
              <table:table-cell office:value-type="float" office:value="2036.55">
                <text:p>2036.55</text:p>
              </table:table-cell>
              <table:table-cell office:value-type="float" office:value="2354.69">
                <text:p>2354.69</text:p>
              </table:table-cell>
              <table:table-cell office:value-type="float" office:value="447.201">
                <text:p>447.201</text:p>
              </table:table-cell>
              <table:table-cell office:value-type="float" office:value="692.933">
                <text:p>692.933</text:p>
              </table:table-cell>
              <table:table-cell office:value-type="float" office:value="126.84">
                <text:p>126.84</text:p>
              </table:table-cell>
              <table:table-cell office:value-type="float" office:value="121.505">
                <text:p>121.505</text:p>
              </table:table-cell>
              <table:table-cell office:value-type="float" office:value="335.912">
                <text:p>335.912</text:p>
              </table:table-cell>
              <table:table-cell office:value-type="float" office:value="87.6355">
                <text:p>87.6355</text:p>
              </table:table-cell>
              <table:table-cell office:value-type="float" office:value="242.875">
                <text:p>242.875</text:p>
              </table:table-cell>
              <table:table-cell office:value-type="float" office:value="91.9573">
                <text:p>91.9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994.525">
                <text:p>994.525</text:p>
              </table:table-cell>
              <table:table-cell office:value-type="float" office:value="5326.8">
                <text:p>5326.8</text:p>
              </table:table-cell>
              <table:table-cell office:value-type="float" office:value="2195.83">
                <text:p>2195.83</text:p>
              </table:table-cell>
              <table:table-cell office:value-type="float" office:value="2544.72">
                <text:p>2544.72</text:p>
              </table:table-cell>
              <table:table-cell office:value-type="float" office:value="503.626">
                <text:p>503.626</text:p>
              </table:table-cell>
              <table:table-cell office:value-type="float" office:value="736.564">
                <text:p>736.564</text:p>
              </table:table-cell>
              <table:table-cell office:value-type="float" office:value="130.107">
                <text:p>130.107</text:p>
              </table:table-cell>
              <table:table-cell office:value-type="float" office:value="123.538">
                <text:p>123.538</text:p>
              </table:table-cell>
              <table:table-cell office:value-type="float" office:value="347.817">
                <text:p>347.817</text:p>
              </table:table-cell>
              <table:table-cell office:value-type="float" office:value="90.5958">
                <text:p>90.5958</text:p>
              </table:table-cell>
              <table:table-cell office:value-type="float" office:value="265.128">
                <text:p>265.128</text:p>
              </table:table-cell>
              <table:table-cell office:value-type="float" office:value="103.798">
                <text:p>103.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1039.53">
                <text:p>1039.53</text:p>
              </table:table-cell>
              <table:table-cell office:value-type="float" office:value="5684.17">
                <text:p>5684.17</text:p>
              </table:table-cell>
              <table:table-cell office:value-type="float" office:value="2324.23">
                <text:p>2324.23</text:p>
              </table:table-cell>
              <table:table-cell office:value-type="float" office:value="2734.33">
                <text:p>2734.33</text:p>
              </table:table-cell>
              <table:table-cell office:value-type="float" office:value="522.073">
                <text:p>522.073</text:p>
              </table:table-cell>
              <table:table-cell office:value-type="float" office:value="808.864">
                <text:p>808.864</text:p>
              </table:table-cell>
              <table:table-cell office:value-type="float" office:value="133.718">
                <text:p>133.718</text:p>
              </table:table-cell>
              <table:table-cell office:value-type="float" office:value="126.583">
                <text:p>126.583</text:p>
              </table:table-cell>
              <table:table-cell office:value-type="float" office:value="351.991">
                <text:p>351.991</text:p>
              </table:table-cell>
              <table:table-cell office:value-type="float" office:value="90.9597">
                <text:p>90.9597</text:p>
              </table:table-cell>
              <table:table-cell office:value-type="float" office:value="257.042">
                <text:p>257.042</text:p>
              </table:table-cell>
              <table:table-cell office:value-type="float" office:value="95.1637">
                <text:p>95.16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1160.01">
                <text:p>1160.01</text:p>
              </table:table-cell>
              <table:table-cell office:value-type="float" office:value="6081.49">
                <text:p>6081.49</text:p>
              </table:table-cell>
              <table:table-cell office:value-type="float" office:value="2558.84">
                <text:p>2558.84</text:p>
              </table:table-cell>
              <table:table-cell office:value-type="float" office:value="2929.07">
                <text:p>2929.07</text:p>
              </table:table-cell>
              <table:table-cell office:value-type="float" office:value="584.569">
                <text:p>584.569</text:p>
              </table:table-cell>
              <table:table-cell office:value-type="float" office:value="851.313">
                <text:p>851.313</text:p>
              </table:table-cell>
              <table:table-cell office:value-type="float" office:value="137.261">
                <text:p>137.261</text:p>
              </table:table-cell>
              <table:table-cell office:value-type="float" office:value="130.746">
                <text:p>130.746</text:p>
              </table:table-cell>
              <table:table-cell office:value-type="float" office:value="361.264">
                <text:p>361.264</text:p>
              </table:table-cell>
              <table:table-cell office:value-type="float" office:value="96.0816">
                <text:p>96.0816</text:p>
              </table:table-cell>
              <table:table-cell office:value-type="float" office:value="265.164">
                <text:p>265.164</text:p>
              </table:table-cell>
              <table:table-cell office:value-type="float" office:value="103.903">
                <text:p>103.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1190.48">
                <text:p>1190.48</text:p>
              </table:table-cell>
              <table:table-cell office:value-type="float" office:value="6447.31">
                <text:p>6447.31</text:p>
              </table:table-cell>
              <table:table-cell office:value-type="float" office:value="2685.57">
                <text:p>2685.57</text:p>
              </table:table-cell>
              <table:table-cell office:value-type="float" office:value="3120.42">
                <text:p>3120.42</text:p>
              </table:table-cell>
              <table:table-cell office:value-type="float" office:value="587.562">
                <text:p>587.562</text:p>
              </table:table-cell>
              <table:table-cell office:value-type="float" office:value="928.071">
                <text:p>928.071</text:p>
              </table:table-cell>
              <table:table-cell office:value-type="float" office:value="141.023">
                <text:p>141.023</text:p>
              </table:table-cell>
              <table:table-cell office:value-type="float" office:value="133.122">
                <text:p>133.122</text:p>
              </table:table-cell>
              <table:table-cell office:value-type="float" office:value="370.932">
                <text:p>370.932</text:p>
              </table:table-cell>
              <table:table-cell office:value-type="float" office:value="98.1008">
                <text:p>98.1008</text:p>
              </table:table-cell>
              <table:table-cell office:value-type="float" office:value="267.648">
                <text:p>267.648</text:p>
              </table:table-cell>
              <table:table-cell office:value-type="float" office:value="107.685">
                <text:p>107.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1370.26">
                <text:p>1370.26</text:p>
              </table:table-cell>
              <table:table-cell office:value-type="float" office:value="7245.54">
                <text:p>7245.54</text:p>
              </table:table-cell>
              <table:table-cell office:value-type="float" office:value="2934.32">
                <text:p>2934.32</text:p>
              </table:table-cell>
              <table:table-cell office:value-type="float" office:value="3403.34">
                <text:p>3403.34</text:p>
              </table:table-cell>
              <table:table-cell office:value-type="float" office:value="662.611">
                <text:p>662.611</text:p>
              </table:table-cell>
              <table:table-cell office:value-type="float" office:value="1027.25">
                <text:p>1027.25</text:p>
              </table:table-cell>
              <table:table-cell office:value-type="float" office:value="145.029">
                <text:p>145.029</text:p>
              </table:table-cell>
              <table:table-cell office:value-type="float" office:value="135.706">
                <text:p>135.706</text:p>
              </table:table-cell>
              <table:table-cell office:value-type="float" office:value="381.814">
                <text:p>381.814</text:p>
              </table:table-cell>
              <table:table-cell office:value-type="float" office:value="100.395">
                <text:p>100.395</text:p>
              </table:table-cell>
              <table:table-cell office:value-type="float" office:value="287.663">
                <text:p>287.663</text:p>
              </table:table-cell>
              <table:table-cell office:value-type="float" office:value="117.963">
                <text:p>117.9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1366.13">
                <text:p>1366.13</text:p>
              </table:table-cell>
              <table:table-cell office:value-type="float" office:value="7470.7">
                <text:p>7470.7</text:p>
              </table:table-cell>
              <table:table-cell office:value-type="float" office:value="3028.74">
                <text:p>3028.74</text:p>
              </table:table-cell>
              <table:table-cell office:value-type="float" office:value="3595">
                <text:p>3595</text:p>
              </table:table-cell>
              <table:table-cell office:value-type="float" office:value="680.041">
                <text:p>680.041</text:p>
              </table:table-cell>
              <table:table-cell office:value-type="float" office:value="1051.3">
                <text:p>1051.3</text:p>
              </table:table-cell>
              <table:table-cell office:value-type="float" office:value="147.73">
                <text:p>147.73</text:p>
              </table:table-cell>
              <table:table-cell office:value-type="float" office:value="139.374">
                <text:p>139.374</text:p>
              </table:table-cell>
              <table:table-cell office:value-type="float" office:value="391.377">
                <text:p>391.377</text:p>
              </table:table-cell>
              <table:table-cell office:value-type="float" office:value="101.889">
                <text:p>101.889</text:p>
              </table:table-cell>
              <table:table-cell office:value-type="float" office:value="283.293">
                <text:p>283.293</text:p>
              </table:table-cell>
              <table:table-cell office:value-type="float" office:value="112.426">
                <text:p>112.4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1492.63">
                <text:p>1492.63</text:p>
              </table:table-cell>
              <table:table-cell office:value-type="float" office:value="8162.68">
                <text:p>8162.68</text:p>
              </table:table-cell>
              <table:table-cell office:value-type="float" office:value="3240.18">
                <text:p>3240.18</text:p>
              </table:table-cell>
              <table:table-cell office:value-type="float" office:value="3798.46">
                <text:p>3798.46</text:p>
              </table:table-cell>
              <table:table-cell office:value-type="float" office:value="752.427">
                <text:p>752.427</text:p>
              </table:table-cell>
              <table:table-cell office:value-type="float" office:value="1107.57">
                <text:p>1107.57</text:p>
              </table:table-cell>
              <table:table-cell office:value-type="float" office:value="150.163">
                <text:p>150.163</text:p>
              </table:table-cell>
              <table:table-cell office:value-type="float" office:value="142.113">
                <text:p>142.113</text:p>
              </table:table-cell>
              <table:table-cell office:value-type="float" office:value="397.079">
                <text:p>397.079</text:p>
              </table:table-cell>
              <table:table-cell office:value-type="float" office:value="104.586">
                <text:p>104.586</text:p>
              </table:table-cell>
              <table:table-cell office:value-type="float" office:value="291.35">
                <text:p>291.35</text:p>
              </table:table-cell>
              <table:table-cell office:value-type="float" office:value="111.599">
                <text:p>111.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1553.17">
                <text:p>1553.17</text:p>
              </table:table-cell>
              <table:table-cell office:value-type="float" office:value="8427.8">
                <text:p>8427.8</text:p>
              </table:table-cell>
              <table:table-cell office:value-type="float" office:value="3398.91">
                <text:p>3398.91</text:p>
              </table:table-cell>
              <table:table-cell office:value-type="float" office:value="4036.48">
                <text:p>4036.48</text:p>
              </table:table-cell>
              <table:table-cell office:value-type="float" office:value="761.617">
                <text:p>761.617</text:p>
              </table:table-cell>
              <table:table-cell office:value-type="float" office:value="1214.5">
                <text:p>1214.5</text:p>
              </table:table-cell>
              <table:table-cell office:value-type="float" office:value="154.788">
                <text:p>154.788</text:p>
              </table:table-cell>
              <table:table-cell office:value-type="float" office:value="145.037">
                <text:p>145.037</text:p>
              </table:table-cell>
              <table:table-cell office:value-type="float" office:value="407.322">
                <text:p>407.322</text:p>
              </table:table-cell>
              <table:table-cell office:value-type="float" office:value="105.996">
                <text:p>105.996</text:p>
              </table:table-cell>
              <table:table-cell office:value-type="float" office:value="292.946">
                <text:p>292.946</text:p>
              </table:table-cell>
              <table:table-cell office:value-type="float" office:value="108.035">
                <text:p>108.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1686.19">
                <text:p>1686.19</text:p>
              </table:table-cell>
              <table:table-cell office:value-type="float" office:value="9135.28">
                <text:p>9135.28</text:p>
              </table:table-cell>
              <table:table-cell office:value-type="float" office:value="3602.52">
                <text:p>3602.52</text:p>
              </table:table-cell>
              <table:table-cell office:value-type="float" office:value="4316.85">
                <text:p>4316.85</text:p>
              </table:table-cell>
              <table:table-cell office:value-type="float" office:value="843.336">
                <text:p>843.336</text:p>
              </table:table-cell>
              <table:table-cell office:value-type="float" office:value="1249.65">
                <text:p>1249.65</text:p>
              </table:table-cell>
              <table:table-cell office:value-type="float" office:value="157.637">
                <text:p>157.637</text:p>
              </table:table-cell>
              <table:table-cell office:value-type="float" office:value="149.105">
                <text:p>149.105</text:p>
              </table:table-cell>
              <table:table-cell office:value-type="float" office:value="414.453">
                <text:p>414.453</text:p>
              </table:table-cell>
              <table:table-cell office:value-type="float" office:value="108.629">
                <text:p>108.629</text:p>
              </table:table-cell>
              <table:table-cell office:value-type="float" office:value="308.342">
                <text:p>308.342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1754.97">
                <text:p>1754.97</text:p>
              </table:table-cell>
              <table:table-cell office:value-type="float" office:value="9735.61">
                <text:p>9735.61</text:p>
              </table:table-cell>
              <table:table-cell office:value-type="float" office:value="3768.75">
                <text:p>3768.75</text:p>
              </table:table-cell>
              <table:table-cell office:value-type="float" office:value="4579.49">
                <text:p>4579.49</text:p>
              </table:table-cell>
              <table:table-cell office:value-type="float" office:value="865.985">
                <text:p>865.985</text:p>
              </table:table-cell>
              <table:table-cell office:value-type="float" office:value="1347.43">
                <text:p>1347.43</text:p>
              </table:table-cell>
              <table:table-cell office:value-type="float" office:value="161.607">
                <text:p>161.607</text:p>
              </table:table-cell>
              <table:table-cell office:value-type="float" office:value="152.373">
                <text:p>152.373</text:p>
              </table:table-cell>
              <table:table-cell office:value-type="float" office:value="426.227">
                <text:p>426.227</text:p>
              </table:table-cell>
              <table:table-cell office:value-type="float" office:value="110.726">
                <text:p>110.726</text:p>
              </table:table-cell>
              <table:table-cell office:value-type="float" office:value="299.099">
                <text:p>299.099</text:p>
              </table:table-cell>
              <table:table-cell office:value-type="float" office:value="113.543">
                <text:p>113.5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1914.25">
                <text:p>1914.25</text:p>
              </table:table-cell>
              <table:table-cell office:value-type="float" office:value="10606.5">
                <text:p>10606.5</text:p>
              </table:table-cell>
              <table:table-cell office:value-type="float" office:value="4041.12">
                <text:p>4041.12</text:p>
              </table:table-cell>
              <table:table-cell office:value-type="float" office:value="4855.89">
                <text:p>4855.89</text:p>
              </table:table-cell>
              <table:table-cell office:value-type="float" office:value="948.356">
                <text:p>948.356</text:p>
              </table:table-cell>
              <table:table-cell office:value-type="float" office:value="1386.68">
                <text:p>1386.68</text:p>
              </table:table-cell>
              <table:table-cell office:value-type="float" office:value="164.209">
                <text:p>164.209</text:p>
              </table:table-cell>
              <table:table-cell office:value-type="float" office:value="157.081">
                <text:p>157.081</text:p>
              </table:table-cell>
              <table:table-cell office:value-type="float" office:value="436.063">
                <text:p>436.063</text:p>
              </table:table-cell>
              <table:table-cell office:value-type="float" office:value="114.207">
                <text:p>114.207</text:p>
              </table:table-cell>
              <table:table-cell office:value-type="float" office:value="317.025">
                <text:p>317.025</text:p>
              </table:table-cell>
              <table:table-cell office:value-type="float" office:value="122.278">
                <text:p>122.2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1995.88">
                <text:p>1995.88</text:p>
              </table:table-cell>
              <table:table-cell office:value-type="float" office:value="10930.2">
                <text:p>10930.2</text:p>
              </table:table-cell>
              <table:table-cell office:value-type="float" office:value="4215.41">
                <text:p>4215.41</text:p>
              </table:table-cell>
              <table:table-cell office:value-type="float" office:value="5089.27">
                <text:p>5089.27</text:p>
              </table:table-cell>
              <table:table-cell office:value-type="float" office:value="967.16">
                <text:p>967.16</text:p>
              </table:table-cell>
              <table:table-cell office:value-type="float" office:value="1528.98">
                <text:p>1528.98</text:p>
              </table:table-cell>
              <table:table-cell office:value-type="float" office:value="167.647">
                <text:p>167.647</text:p>
              </table:table-cell>
              <table:table-cell office:value-type="float" office:value="158.167">
                <text:p>158.167</text:p>
              </table:table-cell>
              <table:table-cell office:value-type="float" office:value="441.081">
                <text:p>441.081</text:p>
              </table:table-cell>
              <table:table-cell office:value-type="float" office:value="115.616">
                <text:p>115.616</text:p>
              </table:table-cell>
              <table:table-cell office:value-type="float" office:value="320.414">
                <text:p>320.414</text:p>
              </table:table-cell>
              <table:table-cell office:value-type="float" office:value="118.84">
                <text:p>118.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2135">
                <text:p>2135</text:p>
              </table:table-cell>
              <table:table-cell office:value-type="float" office:value="11888.6">
                <text:p>11888.6</text:p>
              </table:table-cell>
              <table:table-cell office:value-type="float" office:value="4533.67">
                <text:p>4533.67</text:p>
              </table:table-cell>
              <table:table-cell office:value-type="float" office:value="5450.74">
                <text:p>5450.74</text:p>
              </table:table-cell>
              <table:table-cell office:value-type="float" office:value="1059.71">
                <text:p>1059.71</text:p>
              </table:table-cell>
              <table:table-cell office:value-type="float" office:value="1546.76">
                <text:p>1546.76</text:p>
              </table:table-cell>
              <table:table-cell office:value-type="float" office:value="172.409">
                <text:p>172.409</text:p>
              </table:table-cell>
              <table:table-cell office:value-type="float" office:value="163.515">
                <text:p>163.515</text:p>
              </table:table-cell>
              <table:table-cell office:value-type="float" office:value="450.574">
                <text:p>450.574</text:p>
              </table:table-cell>
              <table:table-cell office:value-type="float" office:value="118.927">
                <text:p>118.927</text:p>
              </table:table-cell>
              <table:table-cell office:value-type="float" office:value="333.603">
                <text:p>333.603</text:p>
              </table:table-cell>
              <table:table-cell office:value-type="float" office:value="115.361">
                <text:p>115.3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2206.92">
                <text:p>2206.92</text:p>
              </table:table-cell>
              <table:table-cell office:value-type="float" office:value="12256.5">
                <text:p>12256.5</text:p>
              </table:table-cell>
              <table:table-cell office:value-type="float" office:value="4726.24">
                <text:p>4726.24</text:p>
              </table:table-cell>
              <table:table-cell office:value-type="float" office:value="5738.7">
                <text:p>5738.7</text:p>
              </table:table-cell>
              <table:table-cell office:value-type="float" office:value="1088.99">
                <text:p>1088.99</text:p>
              </table:table-cell>
              <table:table-cell office:value-type="float" office:value="1677.29">
                <text:p>1677.29</text:p>
              </table:table-cell>
              <table:table-cell office:value-type="float" office:value="175.339">
                <text:p>175.339</text:p>
              </table:table-cell>
              <table:table-cell office:value-type="float" office:value="165.757">
                <text:p>165.757</text:p>
              </table:table-cell>
              <table:table-cell office:value-type="float" office:value="464.238">
                <text:p>464.238</text:p>
              </table:table-cell>
              <table:table-cell office:value-type="float" office:value="122.995">
                <text:p>122.995</text:p>
              </table:table-cell>
              <table:table-cell office:value-type="float" office:value="336.346">
                <text:p>336.346</text:p>
              </table:table-cell>
              <table:table-cell office:value-type="float" office:value="134.673">
                <text:p>134.6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2821.47">
                <text:p>2821.47</text:p>
              </table:table-cell>
              <table:table-cell office:value-type="float" office:value="13677.9">
                <text:p>13677.9</text:p>
              </table:table-cell>
              <table:table-cell office:value-type="float" office:value="5141.74">
                <text:p>5141.74</text:p>
              </table:table-cell>
              <table:table-cell office:value-type="float" office:value="6355.14">
                <text:p>6355.14</text:p>
              </table:table-cell>
              <table:table-cell office:value-type="float" office:value="1204.3">
                <text:p>1204.3</text:p>
              </table:table-cell>
              <table:table-cell office:value-type="float" office:value="2012.04">
                <text:p>2012.04</text:p>
              </table:table-cell>
              <table:table-cell office:value-type="float" office:value="194.605">
                <text:p>194.605</text:p>
              </table:table-cell>
              <table:table-cell office:value-type="float" office:value="184.668">
                <text:p>184.668</text:p>
              </table:table-cell>
              <table:table-cell office:value-type="float" office:value="472.92">
                <text:p>472.92</text:p>
              </table:table-cell>
              <table:table-cell office:value-type="float" office:value="122.635">
                <text:p>122.635</text:p>
              </table:table-cell>
              <table:table-cell office:value-type="float" office:value="342.88">
                <text:p>342.88</text:p>
              </table:table-cell>
              <table:table-cell office:value-type="float" office:value="132.606">
                <text:p>132.6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2416.12">
                <text:p>2416.12</text:p>
              </table:table-cell>
              <table:table-cell office:value-type="float" office:value="13672.4">
                <text:p>13672.4</text:p>
              </table:table-cell>
              <table:table-cell office:value-type="float" office:value="5211.71">
                <text:p>5211.71</text:p>
              </table:table-cell>
              <table:table-cell office:value-type="float" office:value="6513.4">
                <text:p>6513.4</text:p>
              </table:table-cell>
              <table:table-cell office:value-type="float" office:value="1157.9">
                <text:p>1157.9</text:p>
              </table:table-cell>
              <table:table-cell office:value-type="float" office:value="1929.59">
                <text:p>1929.59</text:p>
              </table:table-cell>
              <table:table-cell office:value-type="float" office:value="182.314">
                <text:p>182.314</text:p>
              </table:table-cell>
              <table:table-cell office:value-type="float" office:value="171.774">
                <text:p>171.774</text:p>
              </table:table-cell>
              <table:table-cell office:value-type="float" office:value="483.657">
                <text:p>483.657</text:p>
              </table:table-cell>
              <table:table-cell office:value-type="float" office:value="124.357">
                <text:p>124.357</text:p>
              </table:table-cell>
              <table:table-cell office:value-type="float" office:value="343.535">
                <text:p>343.535</text:p>
              </table:table-cell>
              <table:table-cell office:value-type="float" office:value="127.415">
                <text:p>127.4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2572.2">
                <text:p>2572.2</text:p>
              </table:table-cell>
              <table:table-cell office:value-type="float" office:value="14813.6">
                <text:p>14813.6</text:p>
              </table:table-cell>
              <table:table-cell office:value-type="float" office:value="5527.31">
                <text:p>5527.31</text:p>
              </table:table-cell>
              <table:table-cell office:value-type="float" office:value="6791.24">
                <text:p>6791.24</text:p>
              </table:table-cell>
              <table:table-cell office:value-type="float" office:value="1262.22">
                <text:p>1262.22</text:p>
              </table:table-cell>
              <table:table-cell office:value-type="float" office:value="1913.18">
                <text:p>1913.18</text:p>
              </table:table-cell>
              <table:table-cell office:value-type="float" office:value="186.523">
                <text:p>186.523</text:p>
              </table:table-cell>
              <table:table-cell office:value-type="float" office:value="176.678">
                <text:p>176.678</text:p>
              </table:table-cell>
              <table:table-cell office:value-type="float" office:value="491.443">
                <text:p>491.443</text:p>
              </table:table-cell>
              <table:table-cell office:value-type="float" office:value="127.509">
                <text:p>127.509</text:p>
              </table:table-cell>
              <table:table-cell office:value-type="float" office:value="346.408">
                <text:p>346.408</text:p>
              </table:table-cell>
              <table:table-cell office:value-type="float" office:value="130.189">
                <text:p>130.1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2673.56">
                <text:p>2673.56</text:p>
              </table:table-cell>
              <table:table-cell office:value-type="float" office:value="15317.1">
                <text:p>15317.1</text:p>
              </table:table-cell>
              <table:table-cell office:value-type="float" office:value="5742.77">
                <text:p>5742.77</text:p>
              </table:table-cell>
              <table:table-cell office:value-type="float" office:value="7116.35">
                <text:p>7116.35</text:p>
              </table:table-cell>
              <table:table-cell office:value-type="float" office:value="1292.54">
                <text:p>1292.54</text:p>
              </table:table-cell>
              <table:table-cell office:value-type="float" office:value="2038.28">
                <text:p>2038.28</text:p>
              </table:table-cell>
              <table:table-cell office:value-type="float" office:value="189.331">
                <text:p>189.331</text:p>
              </table:table-cell>
              <table:table-cell office:value-type="float" office:value="179.249">
                <text:p>179.249</text:p>
              </table:table-cell>
              <table:table-cell office:value-type="float" office:value="501.47">
                <text:p>501.47</text:p>
              </table:table-cell>
              <table:table-cell office:value-type="float" office:value="129.82">
                <text:p>129.82</text:p>
              </table:table-cell>
              <table:table-cell office:value-type="float" office:value="363.466">
                <text:p>363.466</text:p>
              </table:table-cell>
              <table:table-cell office:value-type="float" office:value="131.958">
                <text:p>131.9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2866.28">
                <text:p>2866.28</text:p>
              </table:table-cell>
              <table:table-cell office:value-type="float" office:value="16677.7">
                <text:p>16677.7</text:p>
              </table:table-cell>
              <table:table-cell office:value-type="float" office:value="6083.33">
                <text:p>6083.33</text:p>
              </table:table-cell>
              <table:table-cell office:value-type="float" office:value="7455.52">
                <text:p>7455.52</text:p>
              </table:table-cell>
              <table:table-cell office:value-type="float" office:value="1402.89">
                <text:p>1402.89</text:p>
              </table:table-cell>
              <table:table-cell office:value-type="float" office:value="2107.51">
                <text:p>2107.51</text:p>
              </table:table-cell>
              <table:table-cell office:value-type="float" office:value="192.37">
                <text:p>192.37</text:p>
              </table:table-cell>
              <table:table-cell office:value-type="float" office:value="181.589">
                <text:p>181.589</text:p>
              </table:table-cell>
              <table:table-cell office:value-type="float" office:value="509.119">
                <text:p>509.119</text:p>
              </table:table-cell>
              <table:table-cell office:value-type="float" office:value="131.281">
                <text:p>131.281</text:p>
              </table:table-cell>
              <table:table-cell office:value-type="float" office:value="377.776">
                <text:p>377.776</text:p>
              </table:table-cell>
              <table:table-cell office:value-type="float" office:value="144.493">
                <text:p>144.4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2919.2">
                <text:p>2919.2</text:p>
              </table:table-cell>
              <table:table-cell office:value-type="float" office:value="17048.6">
                <text:p>17048.6</text:p>
              </table:table-cell>
              <table:table-cell office:value-type="float" office:value="6279.06">
                <text:p>6279.06</text:p>
              </table:table-cell>
              <table:table-cell office:value-type="float" office:value="7853.3">
                <text:p>7853.3</text:p>
              </table:table-cell>
              <table:table-cell office:value-type="float" office:value="1412.38">
                <text:p>1412.38</text:p>
              </table:table-cell>
              <table:table-cell office:value-type="float" office:value="2262.73">
                <text:p>2262.73</text:p>
              </table:table-cell>
              <table:table-cell office:value-type="float" office:value="195.323">
                <text:p>195.323</text:p>
              </table:table-cell>
              <table:table-cell office:value-type="float" office:value="185.327">
                <text:p>185.327</text:p>
              </table:table-cell>
              <table:table-cell office:value-type="float" office:value="517.52">
                <text:p>517.52</text:p>
              </table:table-cell>
              <table:table-cell office:value-type="float" office:value="134.278">
                <text:p>134.278</text:p>
              </table:table-cell>
              <table:table-cell office:value-type="float" office:value="357.504">
                <text:p>357.504</text:p>
              </table:table-cell>
              <table:table-cell office:value-type="float" office:value="147.202">
                <text:p>147.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3142.24">
                <text:p>3142.24</text:p>
              </table:table-cell>
              <table:table-cell office:value-type="float" office:value="18309.3">
                <text:p>18309.3</text:p>
              </table:table-cell>
              <table:table-cell office:value-type="float" office:value="6639.19">
                <text:p>6639.19</text:p>
              </table:table-cell>
              <table:table-cell office:value-type="float" office:value="8177.27">
                <text:p>8177.27</text:p>
              </table:table-cell>
              <table:table-cell office:value-type="float" office:value="1536.3">
                <text:p>1536.3</text:p>
              </table:table-cell>
              <table:table-cell office:value-type="float" office:value="2329.17">
                <text:p>2329.17</text:p>
              </table:table-cell>
              <table:table-cell office:value-type="float" office:value="199.736">
                <text:p>199.736</text:p>
              </table:table-cell>
              <table:table-cell office:value-type="float" office:value="188.297">
                <text:p>188.297</text:p>
              </table:table-cell>
              <table:table-cell office:value-type="float" office:value="527.152">
                <text:p>527.152</text:p>
              </table:table-cell>
              <table:table-cell office:value-type="float" office:value="136.001">
                <text:p>136.001</text:p>
              </table:table-cell>
              <table:table-cell office:value-type="float" office:value="384.235">
                <text:p>384.235</text:p>
              </table:table-cell>
              <table:table-cell office:value-type="float" office:value="139.852">
                <text:p>139.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3232.52">
                <text:p>3232.52</text:p>
              </table:table-cell>
              <table:table-cell office:value-type="float" office:value="18945.6">
                <text:p>18945.6</text:p>
              </table:table-cell>
              <table:table-cell office:value-type="float" office:value="6963.88">
                <text:p>6963.88</text:p>
              </table:table-cell>
              <table:table-cell office:value-type="float" office:value="8667.34">
                <text:p>8667.34</text:p>
              </table:table-cell>
              <table:table-cell office:value-type="float" office:value="1578.05">
                <text:p>1578.05</text:p>
              </table:table-cell>
              <table:table-cell office:value-type="float" office:value="2478.15">
                <text:p>2478.15</text:p>
              </table:table-cell>
              <table:table-cell office:value-type="float" office:value="203.795">
                <text:p>203.795</text:p>
              </table:table-cell>
              <table:table-cell office:value-type="float" office:value="192.446">
                <text:p>192.446</text:p>
              </table:table-cell>
              <table:table-cell office:value-type="float" office:value="536.6">
                <text:p>536.6</text:p>
              </table:table-cell>
              <table:table-cell office:value-type="float" office:value="142.758">
                <text:p>142.758</text:p>
              </table:table-cell>
              <table:table-cell office:value-type="float" office:value="388.871">
                <text:p>388.871</text:p>
              </table:table-cell>
              <table:table-cell office:value-type="float" office:value="153.224">
                <text:p>153.2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3469.09">
                <text:p>3469.09</text:p>
              </table:table-cell>
              <table:table-cell office:value-type="float" office:value="19965.5">
                <text:p>19965.5</text:p>
              </table:table-cell>
              <table:table-cell office:value-type="float" office:value="7361.3">
                <text:p>7361.3</text:p>
              </table:table-cell>
              <table:table-cell office:value-type="float" office:value="9070.03">
                <text:p>9070.03</text:p>
              </table:table-cell>
              <table:table-cell office:value-type="float" office:value="1703.94">
                <text:p>1703.94</text:p>
              </table:table-cell>
              <table:table-cell office:value-type="float" office:value="2552.4">
                <text:p>2552.4</text:p>
              </table:table-cell>
              <table:table-cell office:value-type="float" office:value="205.952">
                <text:p>205.952</text:p>
              </table:table-cell>
              <table:table-cell office:value-type="float" office:value="195.242">
                <text:p>195.242</text:p>
              </table:table-cell>
              <table:table-cell office:value-type="float" office:value="546.544">
                <text:p>546.544</text:p>
              </table:table-cell>
              <table:table-cell office:value-type="float" office:value="140.735">
                <text:p>140.735</text:p>
              </table:table-cell>
              <table:table-cell office:value-type="float" office:value="401.984">
                <text:p>401.984</text:p>
              </table:table-cell>
              <table:table-cell office:value-type="float" office:value="152.76">
                <text:p>152.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3582.88">
                <text:p>3582.88</text:p>
              </table:table-cell>
              <table:table-cell office:value-type="float" office:value="20607.1">
                <text:p>20607.1</text:p>
              </table:table-cell>
              <table:table-cell office:value-type="float" office:value="7594.4">
                <text:p>7594.4</text:p>
              </table:table-cell>
              <table:table-cell office:value-type="float" office:value="9465.86">
                <text:p>9465.86</text:p>
              </table:table-cell>
              <table:table-cell office:value-type="float" office:value="1712.71">
                <text:p>1712.71</text:p>
              </table:table-cell>
              <table:table-cell office:value-type="float" office:value="2755.48">
                <text:p>2755.48</text:p>
              </table:table-cell>
              <table:table-cell office:value-type="float" office:value="211.555">
                <text:p>211.555</text:p>
              </table:table-cell>
              <table:table-cell office:value-type="float" office:value="198.93">
                <text:p>198.93</text:p>
              </table:table-cell>
              <table:table-cell office:value-type="float" office:value="554.221">
                <text:p>554.221</text:p>
              </table:table-cell>
              <table:table-cell office:value-type="float" office:value="143.186">
                <text:p>143.186</text:p>
              </table:table-cell>
              <table:table-cell office:value-type="float" office:value="405.98">
                <text:p>405.98</text:p>
              </table:table-cell>
              <table:table-cell office:value-type="float" office:value="138.549">
                <text:p>138.5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ce769e3009755dcf0082844e386f5dca4c8ecb2f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3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Dash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42cm" svg:height="17.044cm" xlink:href=".." xlink:type="simple" chart:class="chart:scatter" chart:style-name="ch1">
        <chart:title svg:x="9.516cm" svg:y="0.476cm" chart:style-name="ch2">
          <text:p>Matrix-Vector Multiplication</text:p>
        </chart:title>
        <chart:legend chart:legend-position="end" loext:overlay="true" svg:x="17.211cm" svg:y="8.95cm" style:legend-expansion="custom" svg:width="5.99cm" svg:height="4.588cm" style:legend-expansion-aspect-ratio="1.30557977332171" chart:style-name="ch3"/>
        <chart:plot-area chart:style-name="ch4" table:cell-range-address="'Matrix-Vector Multiplication'.A2:'Matrix-Vector Multiplication'.F101 'Matrix-Vector Multiplication'.B1:'Matrix-Vector Multiplication'.F1" chart:data-source-has-labels="row" svg:x="1.514cm" svg:y="1.609cm" svg:width="22.832cm" svg:height="14.107cm">
          <chart:coordinate-region svg:x="2.424cm" svg:y="1.811cm" svg:width="21.922cm" svg:height="13.255cm"/>
          <chart:axis chart:dimension="x" chart:name="primary-x" chart:style-name="ch5">
            <chart:title svg:x="12.085cm" svg:y="16.057cm" chart:style-name="ch6">
              <text:p>Dimension</text:p>
            </chart:title>
            <chart:grid chart:style-name="ch7" chart:class="major"/>
          </chart:axis>
          <chart:axis chart:dimension="y" chart:name="primary-y" chart:style-name="ch8">
            <chart:title svg:x="0.451cm" svg:y="9.46cm" chart:style-name="ch9">
              <text:p>Time [ms]</text:p>
            </chart:title>
            <chart:grid chart:style-name="ch7" chart:class="major"/>
          </chart:axis>
          <chart:series chart:style-name="ch10" chart:values-cell-range-address="'Matrix-Vector Multiplication'.B2:'Matrix-Vector Multiplication'.B101" chart:label-cell-address="'Matrix-Vector Multiplication'.B1:'Matrix-Vector Multiplication'.B1" chart:class="chart:scatter">
            <chart:domain table:cell-range-address="'Matrix-Vector Multiplication'.A2:'Matrix-Vector Multiplication'.A101"/>
            <chart:data-point chart:repeated="100"/>
          </chart:series>
          <chart:series chart:style-name="ch11" chart:values-cell-range-address="'Matrix-Vector Multiplication'.C2:'Matrix-Vector Multiplication'.C101" chart:label-cell-address="'Matrix-Vector Multiplication'.C1:'Matrix-Vector Multiplication'.C1" chart:class="chart:scatter">
            <chart:data-point chart:repeated="100"/>
          </chart:series>
          <chart:series chart:style-name="ch12" chart:values-cell-range-address="'Matrix-Vector Multiplication'.D2:'Matrix-Vector Multiplication'.D101" chart:label-cell-address="'Matrix-Vector Multiplication'.D1:'Matrix-Vector Multiplication'.D1" chart:class="chart:scatter">
            <chart:data-point chart:repeated="100"/>
          </chart:series>
          <chart:series chart:style-name="ch13" chart:values-cell-range-address="'Matrix-Vector Multiplication'.E2:'Matrix-Vector Multiplication'.E101" chart:label-cell-address="'Matrix-Vector Multiplication'.E1:'Matrix-Vector Multiplication'.E1" chart:class="chart:scatter">
            <chart:data-point chart:repeated="100"/>
          </chart:series>
          <chart:series chart:style-name="ch14" chart:values-cell-range-address="'Matrix-Vector Multiplication'.F2:'Matrix-Vector Multiplication'.F101" chart:label-cell-address="'Matrix-Vector Multiplication'.F1:'Matrix-Vector Multiplication'.F1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e (Threads: 1)</text:p>
                <draw:g>
                  <svg:desc>'Matrix-Vector Multiplication'.B1:'Matrix-Vector Multiplication'.B1</svg:desc>
                </draw:g>
              </table:table-cell>
              <table:table-cell office:value-type="string">
                <text:p>Dense (Threads: 2)</text:p>
                <draw:g>
                  <svg:desc>'Matrix-Vector Multiplication'.C1:'Matrix-Vector Multiplication'.C1</svg:desc>
                </draw:g>
              </table:table-cell>
              <table:table-cell office:value-type="string">
                <text:p>Dense (Threads: 3)</text:p>
                <draw:g>
                  <svg:desc>'Matrix-Vector Multiplication'.D1:'Matrix-Vector Multiplication'.D1</svg:desc>
                </draw:g>
              </table:table-cell>
              <table:table-cell office:value-type="string">
                <text:p>Dense (Threads: 4)</text:p>
                <draw:g>
                  <svg:desc>'Matrix-Vector Multiplication'.E1:'Matrix-Vector Multiplication'.E1</svg:desc>
                </draw:g>
              </table:table-cell>
              <table:table-cell office:value-type="string">
                <text:p>Sparse</text:p>
                <draw:g>
                  <svg:desc>'Matrix-Vector Multiplication'.F1:'Matrix-Vector Multiplication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Matrix-Vector Multiplication'.A2:'Matrix-Vector Multiplication'.A101</svg:desc>
                </draw:g>
              </table:table-cell>
              <table:table-cell office:value-type="float" office:value="0.090104">
                <text:p>0.090104</text:p>
                <draw:g>
                  <svg:desc>'Matrix-Vector Multiplication'.B2:'Matrix-Vector Multiplication'.B101</svg:desc>
                </draw:g>
              </table:table-cell>
              <table:table-cell office:value-type="float" office:value="0.083236">
                <text:p>0.083236</text:p>
                <draw:g>
                  <svg:desc>'Matrix-Vector Multiplication'.C2:'Matrix-Vector Multiplication'.C101</svg:desc>
                </draw:g>
              </table:table-cell>
              <table:table-cell office:value-type="float" office:value="0.080406">
                <text:p>0.080406</text:p>
                <draw:g>
                  <svg:desc>'Matrix-Vector Multiplication'.D2:'Matrix-Vector Multiplication'.D101</svg:desc>
                </draw:g>
              </table:table-cell>
              <table:table-cell office:value-type="float" office:value="0.084121">
                <text:p>0.084121</text:p>
                <draw:g>
                  <svg:desc>'Matrix-Vector Multiplication'.E2:'Matrix-Vector Multiplication'.E101</svg:desc>
                </draw:g>
              </table:table-cell>
              <table:table-cell office:value-type="float" office:value="0.085838">
                <text:p>0.085838</text:p>
                <draw:g>
                  <svg:desc>'Matrix-Vector Multiplication'.F2:'Matrix-Vector Multiplication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08363">
                <text:p>0.108363</text:p>
              </table:table-cell>
              <table:table-cell office:value-type="float" office:value="0.105873">
                <text:p>0.105873</text:p>
              </table:table-cell>
              <table:table-cell office:value-type="float" office:value="0.105675">
                <text:p>0.105675</text:p>
              </table:table-cell>
              <table:table-cell office:value-type="float" office:value="0.107529">
                <text:p>0.107529</text:p>
              </table:table-cell>
              <table:table-cell office:value-type="float" office:value="0.240818">
                <text:p>0.240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78929">
                <text:p>0.178929</text:p>
              </table:table-cell>
              <table:table-cell office:value-type="float" office:value="0.17095">
                <text:p>0.17095</text:p>
              </table:table-cell>
              <table:table-cell office:value-type="float" office:value="0.169129">
                <text:p>0.169129</text:p>
              </table:table-cell>
              <table:table-cell office:value-type="float" office:value="0.190973">
                <text:p>0.190973</text:p>
              </table:table-cell>
              <table:table-cell office:value-type="float" office:value="0.355644">
                <text:p>0.355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06379">
                <text:p>0.206379</text:p>
              </table:table-cell>
              <table:table-cell office:value-type="float" office:value="0.200647">
                <text:p>0.200647</text:p>
              </table:table-cell>
              <table:table-cell office:value-type="float" office:value="0.198954">
                <text:p>0.198954</text:p>
              </table:table-cell>
              <table:table-cell office:value-type="float" office:value="0.199323">
                <text:p>0.199323</text:p>
              </table:table-cell>
              <table:table-cell office:value-type="float" office:value="0.434205">
                <text:p>0.434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338633">
                <text:p>0.338633</text:p>
              </table:table-cell>
              <table:table-cell office:value-type="float" office:value="0.331575">
                <text:p>0.331575</text:p>
              </table:table-cell>
              <table:table-cell office:value-type="float" office:value="0.332886">
                <text:p>0.332886</text:p>
              </table:table-cell>
              <table:table-cell office:value-type="float" office:value="0.340275">
                <text:p>0.340275</text:p>
              </table:table-cell>
              <table:table-cell office:value-type="float" office:value="0.512162">
                <text:p>0.512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396958">
                <text:p>0.396958</text:p>
              </table:table-cell>
              <table:table-cell office:value-type="float" office:value="0.398341">
                <text:p>0.398341</text:p>
              </table:table-cell>
              <table:table-cell office:value-type="float" office:value="0.405409">
                <text:p>0.405409</text:p>
              </table:table-cell>
              <table:table-cell office:value-type="float" office:value="0.392864">
                <text:p>0.392864</text:p>
              </table:table-cell>
              <table:table-cell office:value-type="float" office:value="0.625586">
                <text:p>0.625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571975">
                <text:p>0.571975</text:p>
              </table:table-cell>
              <table:table-cell office:value-type="float" office:value="0.562781">
                <text:p>0.562781</text:p>
              </table:table-cell>
              <table:table-cell office:value-type="float" office:value="0.479012">
                <text:p>0.479012</text:p>
              </table:table-cell>
              <table:table-cell office:value-type="float" office:value="0.496469">
                <text:p>0.496469</text:p>
              </table:table-cell>
              <table:table-cell office:value-type="float" office:value="0.547323">
                <text:p>0.547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526657">
                <text:p>0.526657</text:p>
              </table:table-cell>
              <table:table-cell office:value-type="float" office:value="0.5047">
                <text:p>0.5047</text:p>
              </table:table-cell>
              <table:table-cell office:value-type="float" office:value="0.518876">
                <text:p>0.518876</text:p>
              </table:table-cell>
              <table:table-cell office:value-type="float" office:value="0.522453">
                <text:p>0.522453</text:p>
              </table:table-cell>
              <table:table-cell office:value-type="float" office:value="0.649002">
                <text:p>0.649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82725">
                <text:p>0.82725</text:p>
              </table:table-cell>
              <table:table-cell office:value-type="float" office:value="0.827219">
                <text:p>0.827219</text:p>
              </table:table-cell>
              <table:table-cell office:value-type="float" office:value="0.843626">
                <text:p>0.843626</text:p>
              </table:table-cell>
              <table:table-cell office:value-type="float" office:value="0.844739">
                <text:p>0.844739</text:p>
              </table:table-cell>
              <table:table-cell office:value-type="float" office:value="0.773466">
                <text:p>0.773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897226">
                <text:p>0.897226</text:p>
              </table:table-cell>
              <table:table-cell office:value-type="float" office:value="0.884362">
                <text:p>0.884362</text:p>
              </table:table-cell>
              <table:table-cell office:value-type="float" office:value="0.871151">
                <text:p>0.871151</text:p>
              </table:table-cell>
              <table:table-cell office:value-type="float" office:value="1.11702">
                <text:p>1.11702</text:p>
              </table:table-cell>
              <table:table-cell office:value-type="float" office:value="0.815679">
                <text:p>0.815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.09874">
                <text:p>1.09874</text:p>
              </table:table-cell>
              <table:table-cell office:value-type="float" office:value="1.19473">
                <text:p>1.19473</text:p>
              </table:table-cell>
              <table:table-cell office:value-type="float" office:value="1.20238">
                <text:p>1.20238</text:p>
              </table:table-cell>
              <table:table-cell office:value-type="float" office:value="1.21051">
                <text:p>1.21051</text:p>
              </table:table-cell>
              <table:table-cell office:value-type="float" office:value="0.884444">
                <text:p>0.88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.09391">
                <text:p>1.09391</text:p>
              </table:table-cell>
              <table:table-cell office:value-type="float" office:value="1.12557">
                <text:p>1.12557</text:p>
              </table:table-cell>
              <table:table-cell office:value-type="float" office:value="1.16883">
                <text:p>1.16883</text:p>
              </table:table-cell>
              <table:table-cell office:value-type="float" office:value="1.19808">
                <text:p>1.19808</text:p>
              </table:table-cell>
              <table:table-cell office:value-type="float" office:value="1.06019">
                <text:p>1.06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.59818">
                <text:p>1.59818</text:p>
              </table:table-cell>
              <table:table-cell office:value-type="float" office:value="1.52002">
                <text:p>1.52002</text:p>
              </table:table-cell>
              <table:table-cell office:value-type="float" office:value="1.46631">
                <text:p>1.46631</text:p>
              </table:table-cell>
              <table:table-cell office:value-type="float" office:value="1.60011">
                <text:p>1.60011</text:p>
              </table:table-cell>
              <table:table-cell office:value-type="float" office:value="1.08622">
                <text:p>1.086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.51038">
                <text:p>1.51038</text:p>
              </table:table-cell>
              <table:table-cell office:value-type="float" office:value="1.56439">
                <text:p>1.56439</text:p>
              </table:table-cell>
              <table:table-cell office:value-type="float" office:value="1.47523">
                <text:p>1.47523</text:p>
              </table:table-cell>
              <table:table-cell office:value-type="float" office:value="1.40655">
                <text:p>1.40655</text:p>
              </table:table-cell>
              <table:table-cell office:value-type="float" office:value="1.15014">
                <text:p>1.15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.33338">
                <text:p>2.33338</text:p>
              </table:table-cell>
              <table:table-cell office:value-type="float" office:value="2.20943">
                <text:p>2.20943</text:p>
              </table:table-cell>
              <table:table-cell office:value-type="float" office:value="2.06433">
                <text:p>2.06433</text:p>
              </table:table-cell>
              <table:table-cell office:value-type="float" office:value="2.16776">
                <text:p>2.16776</text:p>
              </table:table-cell>
              <table:table-cell office:value-type="float" office:value="1.31365">
                <text:p>1.31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.08665">
                <text:p>2.08665</text:p>
              </table:table-cell>
              <table:table-cell office:value-type="float" office:value="2.01527">
                <text:p>2.01527</text:p>
              </table:table-cell>
              <table:table-cell office:value-type="float" office:value="2.26397">
                <text:p>2.26397</text:p>
              </table:table-cell>
              <table:table-cell office:value-type="float" office:value="1.86807">
                <text:p>1.86807</text:p>
              </table:table-cell>
              <table:table-cell office:value-type="float" office:value="1.41674">
                <text:p>1.41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.62098">
                <text:p>2.62098</text:p>
              </table:table-cell>
              <table:table-cell office:value-type="float" office:value="2.79294">
                <text:p>2.79294</text:p>
              </table:table-cell>
              <table:table-cell office:value-type="float" office:value="2.36336">
                <text:p>2.36336</text:p>
              </table:table-cell>
              <table:table-cell office:value-type="float" office:value="2.48354">
                <text:p>2.48354</text:p>
              </table:table-cell>
              <table:table-cell office:value-type="float" office:value="1.47362">
                <text:p>1.47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.32484">
                <text:p>2.32484</text:p>
              </table:table-cell>
              <table:table-cell office:value-type="float" office:value="2.47781">
                <text:p>2.47781</text:p>
              </table:table-cell>
              <table:table-cell office:value-type="float" office:value="2.52612">
                <text:p>2.52612</text:p>
              </table:table-cell>
              <table:table-cell office:value-type="float" office:value="2.31668">
                <text:p>2.31668</text:p>
              </table:table-cell>
              <table:table-cell office:value-type="float" office:value="1.50375">
                <text:p>1.50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3.27472">
                <text:p>3.27472</text:p>
              </table:table-cell>
              <table:table-cell office:value-type="float" office:value="3.41111">
                <text:p>3.41111</text:p>
              </table:table-cell>
              <table:table-cell office:value-type="float" office:value="3.24886">
                <text:p>3.24886</text:p>
              </table:table-cell>
              <table:table-cell office:value-type="float" office:value="3.42021">
                <text:p>3.42021</text:p>
              </table:table-cell>
              <table:table-cell office:value-type="float" office:value="1.76666">
                <text:p>1.76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.2267">
                <text:p>3.2267</text:p>
              </table:table-cell>
              <table:table-cell office:value-type="float" office:value="2.96811">
                <text:p>2.96811</text:p>
              </table:table-cell>
              <table:table-cell office:value-type="float" office:value="2.83013">
                <text:p>2.83013</text:p>
              </table:table-cell>
              <table:table-cell office:value-type="float" office:value="3.22984">
                <text:p>3.22984</text:p>
              </table:table-cell>
              <table:table-cell office:value-type="float" office:value="1.74848">
                <text:p>1.74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3.89109">
                <text:p>3.89109</text:p>
              </table:table-cell>
              <table:table-cell office:value-type="float" office:value="3.97738">
                <text:p>3.97738</text:p>
              </table:table-cell>
              <table:table-cell office:value-type="float" office:value="4.01754">
                <text:p>4.01754</text:p>
              </table:table-cell>
              <table:table-cell office:value-type="float" office:value="4.26186">
                <text:p>4.26186</text:p>
              </table:table-cell>
              <table:table-cell office:value-type="float" office:value="1.9024">
                <text:p>1.9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3.52636">
                <text:p>3.52636</text:p>
              </table:table-cell>
              <table:table-cell office:value-type="float" office:value="3.65639">
                <text:p>3.65639</text:p>
              </table:table-cell>
              <table:table-cell office:value-type="float" office:value="3.84007">
                <text:p>3.84007</text:p>
              </table:table-cell>
              <table:table-cell office:value-type="float" office:value="3.70851">
                <text:p>3.70851</text:p>
              </table:table-cell>
              <table:table-cell office:value-type="float" office:value="1.88304">
                <text:p>1.88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4.78481">
                <text:p>4.78481</text:p>
              </table:table-cell>
              <table:table-cell office:value-type="float" office:value="5.16178">
                <text:p>5.16178</text:p>
              </table:table-cell>
              <table:table-cell office:value-type="float" office:value="4.89846">
                <text:p>4.89846</text:p>
              </table:table-cell>
              <table:table-cell office:value-type="float" office:value="4.89317">
                <text:p>4.89317</text:p>
              </table:table-cell>
              <table:table-cell office:value-type="float" office:value="2.10141">
                <text:p>2.10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4.01588">
                <text:p>4.01588</text:p>
              </table:table-cell>
              <table:table-cell office:value-type="float" office:value="4.28239">
                <text:p>4.28239</text:p>
              </table:table-cell>
              <table:table-cell office:value-type="float" office:value="4.08083">
                <text:p>4.08083</text:p>
              </table:table-cell>
              <table:table-cell office:value-type="float" office:value="4.05569">
                <text:p>4.05569</text:p>
              </table:table-cell>
              <table:table-cell office:value-type="float" office:value="2.00521">
                <text:p>2.00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5.22232">
                <text:p>5.22232</text:p>
              </table:table-cell>
              <table:table-cell office:value-type="float" office:value="5.6528">
                <text:p>5.6528</text:p>
              </table:table-cell>
              <table:table-cell office:value-type="float" office:value="5.71938">
                <text:p>5.71938</text:p>
              </table:table-cell>
              <table:table-cell office:value-type="float" office:value="5.567">
                <text:p>5.567</text:p>
              </table:table-cell>
              <table:table-cell office:value-type="float" office:value="2.28734">
                <text:p>2.287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5.18218">
                <text:p>5.18218</text:p>
              </table:table-cell>
              <table:table-cell office:value-type="float" office:value="5.69476">
                <text:p>5.69476</text:p>
              </table:table-cell>
              <table:table-cell office:value-type="float" office:value="5.44922">
                <text:p>5.44922</text:p>
              </table:table-cell>
              <table:table-cell office:value-type="float" office:value="5.43843">
                <text:p>5.43843</text:p>
              </table:table-cell>
              <table:table-cell office:value-type="float" office:value="2.20559">
                <text:p>2.20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6.27168">
                <text:p>6.27168</text:p>
              </table:table-cell>
              <table:table-cell office:value-type="float" office:value="6.40845">
                <text:p>6.40845</text:p>
              </table:table-cell>
              <table:table-cell office:value-type="float" office:value="6.49097">
                <text:p>6.49097</text:p>
              </table:table-cell>
              <table:table-cell office:value-type="float" office:value="6.55981">
                <text:p>6.55981</text:p>
              </table:table-cell>
              <table:table-cell office:value-type="float" office:value="2.35857">
                <text:p>2.35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6.21261">
                <text:p>6.21261</text:p>
              </table:table-cell>
              <table:table-cell office:value-type="float" office:value="6.29134">
                <text:p>6.29134</text:p>
              </table:table-cell>
              <table:table-cell office:value-type="float" office:value="6.50995">
                <text:p>6.50995</text:p>
              </table:table-cell>
              <table:table-cell office:value-type="float" office:value="6.3092">
                <text:p>6.3092</text:p>
              </table:table-cell>
              <table:table-cell office:value-type="float" office:value="2.33001">
                <text:p>2.33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7.06321">
                <text:p>7.06321</text:p>
              </table:table-cell>
              <table:table-cell office:value-type="float" office:value="7.27689">
                <text:p>7.27689</text:p>
              </table:table-cell>
              <table:table-cell office:value-type="float" office:value="7.32102">
                <text:p>7.32102</text:p>
              </table:table-cell>
              <table:table-cell office:value-type="float" office:value="7.30718">
                <text:p>7.30718</text:p>
              </table:table-cell>
              <table:table-cell office:value-type="float" office:value="2.3634">
                <text:p>2.36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6.61938">
                <text:p>6.61938</text:p>
              </table:table-cell>
              <table:table-cell office:value-type="float" office:value="10.1104">
                <text:p>10.1104</text:p>
              </table:table-cell>
              <table:table-cell office:value-type="float" office:value="6.8887">
                <text:p>6.8887</text:p>
              </table:table-cell>
              <table:table-cell office:value-type="float" office:value="6.91482">
                <text:p>6.91482</text:p>
              </table:table-cell>
              <table:table-cell office:value-type="float" office:value="2.53299">
                <text:p>2.53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8.04684">
                <text:p>8.04684</text:p>
              </table:table-cell>
              <table:table-cell office:value-type="float" office:value="8.22391">
                <text:p>8.22391</text:p>
              </table:table-cell>
              <table:table-cell office:value-type="float" office:value="8.51531">
                <text:p>8.51531</text:p>
              </table:table-cell>
              <table:table-cell office:value-type="float" office:value="8.49945">
                <text:p>8.49945</text:p>
              </table:table-cell>
              <table:table-cell office:value-type="float" office:value="2.56112">
                <text:p>2.56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7.17952">
                <text:p>7.17952</text:p>
              </table:table-cell>
              <table:table-cell office:value-type="float" office:value="7.20833">
                <text:p>7.20833</text:p>
              </table:table-cell>
              <table:table-cell office:value-type="float" office:value="7.47777">
                <text:p>7.47777</text:p>
              </table:table-cell>
              <table:table-cell office:value-type="float" office:value="7.46238">
                <text:p>7.46238</text:p>
              </table:table-cell>
              <table:table-cell office:value-type="float" office:value="2.5999">
                <text:p>2.5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8.90296">
                <text:p>8.90296</text:p>
              </table:table-cell>
              <table:table-cell office:value-type="float" office:value="9.16139">
                <text:p>9.16139</text:p>
              </table:table-cell>
              <table:table-cell office:value-type="float" office:value="9.47199">
                <text:p>9.47199</text:p>
              </table:table-cell>
              <table:table-cell office:value-type="float" office:value="9.39914">
                <text:p>9.39914</text:p>
              </table:table-cell>
              <table:table-cell office:value-type="float" office:value="2.70917">
                <text:p>2.709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8.78471">
                <text:p>8.78471</text:p>
              </table:table-cell>
              <table:table-cell office:value-type="float" office:value="8.92095">
                <text:p>8.92095</text:p>
              </table:table-cell>
              <table:table-cell office:value-type="float" office:value="9.14064">
                <text:p>9.14064</text:p>
              </table:table-cell>
              <table:table-cell office:value-type="float" office:value="9.14022">
                <text:p>9.14022</text:p>
              </table:table-cell>
              <table:table-cell office:value-type="float" office:value="2.86557">
                <text:p>2.865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10.3055">
                <text:p>10.3055</text:p>
              </table:table-cell>
              <table:table-cell office:value-type="float" office:value="10.7845">
                <text:p>10.7845</text:p>
              </table:table-cell>
              <table:table-cell office:value-type="float" office:value="10.884">
                <text:p>10.884</text:p>
              </table:table-cell>
              <table:table-cell office:value-type="float" office:value="10.5189">
                <text:p>10.5189</text:p>
              </table:table-cell>
              <table:table-cell office:value-type="float" office:value="3.06131">
                <text:p>3.06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9.61307">
                <text:p>9.61307</text:p>
              </table:table-cell>
              <table:table-cell office:value-type="float" office:value="9.85919">
                <text:p>9.85919</text:p>
              </table:table-cell>
              <table:table-cell office:value-type="float" office:value="9.89036">
                <text:p>9.89036</text:p>
              </table:table-cell>
              <table:table-cell office:value-type="float" office:value="9.8833">
                <text:p>9.8833</text:p>
              </table:table-cell>
              <table:table-cell office:value-type="float" office:value="2.94757">
                <text:p>2.947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11.2372">
                <text:p>11.2372</text:p>
              </table:table-cell>
              <table:table-cell office:value-type="float" office:value="11.8029">
                <text:p>11.8029</text:p>
              </table:table-cell>
              <table:table-cell office:value-type="float" office:value="11.8297">
                <text:p>11.8297</text:p>
              </table:table-cell>
              <table:table-cell office:value-type="float" office:value="11.7992">
                <text:p>11.7992</text:p>
              </table:table-cell>
              <table:table-cell office:value-type="float" office:value="3.03119">
                <text:p>3.03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10.7903">
                <text:p>10.7903</text:p>
              </table:table-cell>
              <table:table-cell office:value-type="float" office:value="11.2985">
                <text:p>11.2985</text:p>
              </table:table-cell>
              <table:table-cell office:value-type="float" office:value="11.3342">
                <text:p>11.3342</text:p>
              </table:table-cell>
              <table:table-cell office:value-type="float" office:value="11.3025">
                <text:p>11.3025</text:p>
              </table:table-cell>
              <table:table-cell office:value-type="float" office:value="3.14763">
                <text:p>3.147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12.4523">
                <text:p>12.4523</text:p>
              </table:table-cell>
              <table:table-cell office:value-type="float" office:value="13.1467">
                <text:p>13.1467</text:p>
              </table:table-cell>
              <table:table-cell office:value-type="float" office:value="13.1232">
                <text:p>13.1232</text:p>
              </table:table-cell>
              <table:table-cell office:value-type="float" office:value="13.2369">
                <text:p>13.2369</text:p>
              </table:table-cell>
              <table:table-cell office:value-type="float" office:value="3.13475">
                <text:p>3.13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11.6224">
                <text:p>11.6224</text:p>
              </table:table-cell>
              <table:table-cell office:value-type="float" office:value="11.9885">
                <text:p>11.9885</text:p>
              </table:table-cell>
              <table:table-cell office:value-type="float" office:value="11.8941">
                <text:p>11.8941</text:p>
              </table:table-cell>
              <table:table-cell office:value-type="float" office:value="11.9179">
                <text:p>11.9179</text:p>
              </table:table-cell>
              <table:table-cell office:value-type="float" office:value="3.28749">
                <text:p>3.287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13.9972">
                <text:p>13.9972</text:p>
              </table:table-cell>
              <table:table-cell office:value-type="float" office:value="14.7172">
                <text:p>14.7172</text:p>
              </table:table-cell>
              <table:table-cell office:value-type="float" office:value="14.7104">
                <text:p>14.7104</text:p>
              </table:table-cell>
              <table:table-cell office:value-type="float" office:value="14.8229">
                <text:p>14.8229</text:p>
              </table:table-cell>
              <table:table-cell office:value-type="float" office:value="3.32532">
                <text:p>3.32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12.7576">
                <text:p>12.7576</text:p>
              </table:table-cell>
              <table:table-cell office:value-type="float" office:value="13.4362">
                <text:p>13.4362</text:p>
              </table:table-cell>
              <table:table-cell office:value-type="float" office:value="13.326">
                <text:p>13.326</text:p>
              </table:table-cell>
              <table:table-cell office:value-type="float" office:value="13.4054">
                <text:p>13.4054</text:p>
              </table:table-cell>
              <table:table-cell office:value-type="float" office:value="3.42012">
                <text:p>3.42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15.0306">
                <text:p>15.0306</text:p>
              </table:table-cell>
              <table:table-cell office:value-type="float" office:value="15.7204">
                <text:p>15.7204</text:p>
              </table:table-cell>
              <table:table-cell office:value-type="float" office:value="15.7968">
                <text:p>15.7968</text:p>
              </table:table-cell>
              <table:table-cell office:value-type="float" office:value="15.8881">
                <text:p>15.8881</text:p>
              </table:table-cell>
              <table:table-cell office:value-type="float" office:value="3.40389">
                <text:p>3.40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14.1019">
                <text:p>14.1019</text:p>
              </table:table-cell>
              <table:table-cell office:value-type="float" office:value="14.7653">
                <text:p>14.7653</text:p>
              </table:table-cell>
              <table:table-cell office:value-type="float" office:value="14.8164">
                <text:p>14.8164</text:p>
              </table:table-cell>
              <table:table-cell office:value-type="float" office:value="14.8011">
                <text:p>14.8011</text:p>
              </table:table-cell>
              <table:table-cell office:value-type="float" office:value="3.55736">
                <text:p>3.55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16.3704">
                <text:p>16.3704</text:p>
              </table:table-cell>
              <table:table-cell office:value-type="float" office:value="17.2605">
                <text:p>17.2605</text:p>
              </table:table-cell>
              <table:table-cell office:value-type="float" office:value="17.1485">
                <text:p>17.1485</text:p>
              </table:table-cell>
              <table:table-cell office:value-type="float" office:value="17.08">
                <text:p>17.08</text:p>
              </table:table-cell>
              <table:table-cell office:value-type="float" office:value="3.68239">
                <text:p>3.682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15.2728">
                <text:p>15.2728</text:p>
              </table:table-cell>
              <table:table-cell office:value-type="float" office:value="15.753">
                <text:p>15.753</text:p>
              </table:table-cell>
              <table:table-cell office:value-type="float" office:value="15.7721">
                <text:p>15.7721</text:p>
              </table:table-cell>
              <table:table-cell office:value-type="float" office:value="15.6655">
                <text:p>15.6655</text:p>
              </table:table-cell>
              <table:table-cell office:value-type="float" office:value="3.93308">
                <text:p>3.93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18.1383">
                <text:p>18.1383</text:p>
              </table:table-cell>
              <table:table-cell office:value-type="float" office:value="18.786">
                <text:p>18.786</text:p>
              </table:table-cell>
              <table:table-cell office:value-type="float" office:value="18.7421">
                <text:p>18.7421</text:p>
              </table:table-cell>
              <table:table-cell office:value-type="float" office:value="18.7722">
                <text:p>18.7722</text:p>
              </table:table-cell>
              <table:table-cell office:value-type="float" office:value="3.84056">
                <text:p>3.84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15.8872">
                <text:p>15.8872</text:p>
              </table:table-cell>
              <table:table-cell office:value-type="float" office:value="16.6814">
                <text:p>16.6814</text:p>
              </table:table-cell>
              <table:table-cell office:value-type="float" office:value="16.789">
                <text:p>16.789</text:p>
              </table:table-cell>
              <table:table-cell office:value-type="float" office:value="16.7599">
                <text:p>16.7599</text:p>
              </table:table-cell>
              <table:table-cell office:value-type="float" office:value="4.04926">
                <text:p>4.04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19.3505">
                <text:p>19.3505</text:p>
              </table:table-cell>
              <table:table-cell office:value-type="float" office:value="20.0494">
                <text:p>20.0494</text:p>
              </table:table-cell>
              <table:table-cell office:value-type="float" office:value="20.1856">
                <text:p>20.1856</text:p>
              </table:table-cell>
              <table:table-cell office:value-type="float" office:value="20.1209">
                <text:p>20.1209</text:p>
              </table:table-cell>
              <table:table-cell office:value-type="float" office:value="3.91733">
                <text:p>3.91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18.2055">
                <text:p>18.2055</text:p>
              </table:table-cell>
              <table:table-cell office:value-type="float" office:value="18.8997">
                <text:p>18.8997</text:p>
              </table:table-cell>
              <table:table-cell office:value-type="float" office:value="18.8433">
                <text:p>18.8433</text:p>
              </table:table-cell>
              <table:table-cell office:value-type="float" office:value="18.8436">
                <text:p>18.8436</text:p>
              </table:table-cell>
              <table:table-cell office:value-type="float" office:value="4.02267">
                <text:p>4.02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22.1137">
                <text:p>22.1137</text:p>
              </table:table-cell>
              <table:table-cell office:value-type="float" office:value="22.7399">
                <text:p>22.7399</text:p>
              </table:table-cell>
              <table:table-cell office:value-type="float" office:value="22.57">
                <text:p>22.57</text:p>
              </table:table-cell>
              <table:table-cell office:value-type="float" office:value="22.5321">
                <text:p>22.5321</text:p>
              </table:table-cell>
              <table:table-cell office:value-type="float" office:value="4.10973">
                <text:p>4.109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20.3157">
                <text:p>20.3157</text:p>
              </table:table-cell>
              <table:table-cell office:value-type="float" office:value="20.8148">
                <text:p>20.8148</text:p>
              </table:table-cell>
              <table:table-cell office:value-type="float" office:value="20.8327">
                <text:p>20.8327</text:p>
              </table:table-cell>
              <table:table-cell office:value-type="float" office:value="20.829">
                <text:p>20.829</text:p>
              </table:table-cell>
              <table:table-cell office:value-type="float" office:value="4.594">
                <text:p>4.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22.9267">
                <text:p>22.9267</text:p>
              </table:table-cell>
              <table:table-cell office:value-type="float" office:value="23.5236">
                <text:p>23.5236</text:p>
              </table:table-cell>
              <table:table-cell office:value-type="float" office:value="23.4904">
                <text:p>23.4904</text:p>
              </table:table-cell>
              <table:table-cell office:value-type="float" office:value="23.4935">
                <text:p>23.4935</text:p>
              </table:table-cell>
              <table:table-cell office:value-type="float" office:value="4.34204">
                <text:p>4.342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21.3923">
                <text:p>21.3923</text:p>
              </table:table-cell>
              <table:table-cell office:value-type="float" office:value="22.0116">
                <text:p>22.0116</text:p>
              </table:table-cell>
              <table:table-cell office:value-type="float" office:value="21.9712">
                <text:p>21.9712</text:p>
              </table:table-cell>
              <table:table-cell office:value-type="float" office:value="21.9781">
                <text:p>21.9781</text:p>
              </table:table-cell>
              <table:table-cell office:value-type="float" office:value="4.53874">
                <text:p>4.538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24.7472">
                <text:p>24.7472</text:p>
              </table:table-cell>
              <table:table-cell office:value-type="float" office:value="25.3318">
                <text:p>25.3318</text:p>
              </table:table-cell>
              <table:table-cell office:value-type="float" office:value="25.2871">
                <text:p>25.2871</text:p>
              </table:table-cell>
              <table:table-cell office:value-type="float" office:value="25.3208">
                <text:p>25.3208</text:p>
              </table:table-cell>
              <table:table-cell office:value-type="float" office:value="4.37394">
                <text:p>4.373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22.2713">
                <text:p>22.2713</text:p>
              </table:table-cell>
              <table:table-cell office:value-type="float" office:value="22.7918">
                <text:p>22.7918</text:p>
              </table:table-cell>
              <table:table-cell office:value-type="float" office:value="22.8011">
                <text:p>22.8011</text:p>
              </table:table-cell>
              <table:table-cell office:value-type="float" office:value="22.7807">
                <text:p>22.7807</text:p>
              </table:table-cell>
              <table:table-cell office:value-type="float" office:value="4.56603">
                <text:p>4.566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26.7634">
                <text:p>26.7634</text:p>
              </table:table-cell>
              <table:table-cell office:value-type="float" office:value="27.3767">
                <text:p>27.3767</text:p>
              </table:table-cell>
              <table:table-cell office:value-type="float" office:value="27.3584">
                <text:p>27.3584</text:p>
              </table:table-cell>
              <table:table-cell office:value-type="float" office:value="27.3588">
                <text:p>27.3588</text:p>
              </table:table-cell>
              <table:table-cell office:value-type="float" office:value="4.68529">
                <text:p>4.685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24.3817">
                <text:p>24.3817</text:p>
              </table:table-cell>
              <table:table-cell office:value-type="float" office:value="24.9013">
                <text:p>24.9013</text:p>
              </table:table-cell>
              <table:table-cell office:value-type="float" office:value="24.9943">
                <text:p>24.9943</text:p>
              </table:table-cell>
              <table:table-cell office:value-type="float" office:value="24.9365">
                <text:p>24.9365</text:p>
              </table:table-cell>
              <table:table-cell office:value-type="float" office:value="4.78611">
                <text:p>4.786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28.2476">
                <text:p>28.2476</text:p>
              </table:table-cell>
              <table:table-cell office:value-type="float" office:value="28.7261">
                <text:p>28.7261</text:p>
              </table:table-cell>
              <table:table-cell office:value-type="float" office:value="28.6955">
                <text:p>28.6955</text:p>
              </table:table-cell>
              <table:table-cell office:value-type="float" office:value="28.7382">
                <text:p>28.7382</text:p>
              </table:table-cell>
              <table:table-cell office:value-type="float" office:value="4.76712">
                <text:p>4.76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26.0902">
                <text:p>26.0902</text:p>
              </table:table-cell>
              <table:table-cell office:value-type="float" office:value="26.7089">
                <text:p>26.7089</text:p>
              </table:table-cell>
              <table:table-cell office:value-type="float" office:value="26.6621">
                <text:p>26.6621</text:p>
              </table:table-cell>
              <table:table-cell office:value-type="float" office:value="26.6507">
                <text:p>26.6507</text:p>
              </table:table-cell>
              <table:table-cell office:value-type="float" office:value="4.89893">
                <text:p>4.898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ce769e3009755dcf0082844e386f5dca4c8ecb2f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